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Pictures/10000001000003160000045EA06551A8F0EB71E5.png" manifest:media-type="image/png"/>
  <manifest:file-entry manifest:full-path="Object 1/Pictures/10000001000003160000045ECC31D0158A37C1F8.png" manifest:media-type="image/png"/>
  <manifest:file-entry manifest:full-path="Object 1/Pictures/10000001000003160000045E9C5FFA10CB701BDF.png" manifest:media-type="image/png"/>
  <manifest:file-entry manifest:full-path="Object 1/Pictures/10000001000003160000045EEDFEFFF396EDDFCC.png" manifest:media-type="image/png"/>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3" manifest:media-type="application/vnd.oasis.opendocument.text"/>
  <manifest:file-entry manifest:full-path="Configurations2/" manifest:media-type="application/vnd.sun.xml.ui.configuration"/>
  <manifest:file-entry manifest:full-path="Object 2/Object 1/Configurations2/" manifest:media-type="application/vnd.sun.xml.ui.configuration"/>
  <manifest:file-entry manifest:full-path="Object 2/Object 1/manifest.rdf" manifest:media-type="application/rdf+xml"/>
  <manifest:file-entry manifest:full-path="Object 2/Object 1/styles.xml" manifest:media-type="text/xml"/>
  <manifest:file-entry manifest:full-path="Object 2/Object 1/Pictures/10000001000003160000045EEDFEFFF396EDDFCC.png" manifest:media-type="image/png"/>
  <manifest:file-entry manifest:full-path="Object 2/Object 1/Pictures/10000001000003160000045EA06551A8F0EB71E5.png" manifest:media-type="image/png"/>
  <manifest:file-entry manifest:full-path="Object 2/Object 1/Pictures/10000001000003160000045ECC31D0158A37C1F8.png" manifest:media-type="image/png"/>
  <manifest:file-entry manifest:full-path="Object 2/Object 1/Pictures/10000001000003160000045E9C5FFA10CB701BDF.png" manifest:media-type="image/png"/>
  <manifest:file-entry manifest:full-path="Object 2/Object 1/content.xml" manifest:media-type="text/xml"/>
  <manifest:file-entry manifest:full-path="Object 2/Object 1/settings.xml" manifest:media-type="text/xml"/>
  <manifest:file-entry manifest:full-path="Object 2/Object 1/" manifest:version="1.3" manifest:media-type="application/vnd.oasis.opendocument.text"/>
  <manifest:file-entry manifest:full-path="Object 2/Configurations2/" manifest:media-type="application/vnd.sun.xml.ui.configuration"/>
  <manifest:file-entry manifest:full-path="Object 2/ObjectReplacements/Object 1" manifest:media-type=""/>
  <manifest:file-entry manifest:full-path="Object 2/ObjectReplacements/Object 2" manifest:media-type=""/>
  <manifest:file-entry manifest:full-path="Object 2/content.xml" manifest:media-type="text/xml"/>
  <manifest:file-entry manifest:full-path="Object 2/Object 2/content.xml" manifest:media-type="text/xml"/>
  <manifest:file-entry manifest:full-path="Object 2/Object 2/styles.xml" manifest:media-type="text/xml"/>
  <manifest:file-entry manifest:full-path="Object 2/Object 2/manifest.rdf" manifest:media-type="application/rdf+xml"/>
  <manifest:file-entry manifest:full-path="Object 2/Object 2/settings.xml" manifest:media-type="text/xml"/>
  <manifest:file-entry manifest:full-path="Object 2/Object 2/" manifest:version="1.3" manifest:media-type="application/vnd.oasis.opendocument.tex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3" manifest:media-type="application/vnd.oasis.opendocument.tex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798cm"/>
    </style:style>
    <style:style style:name="版本信息.B" style:family="table-column">
      <style:table-column-properties style:column-width="8.535cm"/>
    </style:style>
    <style:style style:name="版本信息.C" style:family="table-column">
      <style:table-column-properties style:column-width="5.66cm"/>
    </style:style>
    <style:style style:name="版本信息.A1" style:family="table-cell">
      <style:table-cell-properties fo:background-color="#00a933" fo:padding="0.097cm" fo:border-left="0.5pt solid #000000" fo:border-right="none" fo:border-top="0.5pt solid #000000" fo:border-bottom="0.5pt solid #000000">
        <style:background-image/>
      </style:table-cell-properties>
    </style:style>
    <style:style style:name="版本信息.C1" style:family="table-cell">
      <style:table-cell-properties fo:background-color="#00a933" fo:padding="0.097cm" fo:border="0.5pt solid #000000">
        <style:background-image/>
      </style:table-cell-properties>
    </style:style>
    <style:style style:name="版本信息.A2" style:family="table-cell">
      <style:table-cell-properties fo:padding="0.097cm" fo:border-left="0.5pt solid #000000" fo:border-right="none" fo:border-top="none" fo:border-bottom="0.5pt solid #000000"/>
    </style:style>
    <style:style style:name="版本信息.B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版本信息.A3" style:family="table-cell">
      <style:table-cell-properties fo:padding="0.097cm" fo:border-left="0.5pt solid #000000" fo:border-right="none" fo:border-top="none" fo:border-bottom="0.5pt solid #000000"/>
    </style:style>
    <style:style style:name="版本信息.B3" style:family="table-cell">
      <style:table-cell-properties fo:padding="0.097cm" fo:border-left="0.5pt solid #000000" fo:border-right="none" fo:border-top="none" fo:border-bottom="0.5pt solid #000000"/>
    </style:style>
    <style:style style:name="版本信息.C3" style:family="table-cell">
      <style:table-cell-properties fo:padding="0.097cm" fo:border-left="0.5pt solid #000000" fo:border-right="0.5pt solid #000000" fo:border-top="none" fo:border-bottom="0.5pt solid #000000"/>
    </style:style>
    <style:style style:name="版本信息.A4" style:family="table-cell">
      <style:table-cell-properties fo:padding="0.097cm" fo:border-left="0.5pt solid #000000" fo:border-right="none" fo:border-top="none" fo:border-bottom="0.5pt solid #000000"/>
    </style:style>
    <style:style style:name="版本信息.B4" style:family="table-cell">
      <style:table-cell-properties fo:padding="0.097cm" fo:border-left="0.5pt solid #000000" fo:border-right="none" fo:border-top="none" fo:border-bottom="0.5pt solid #000000"/>
    </style:style>
    <style:style style:name="版本信息.C4"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paragraph-rsid="000e655b"/>
    </style:style>
    <style:style style:name="P2" style:family="paragraph" style:parent-style-name="Text_20_body">
      <style:text-properties officeooo:paragraph-rsid="000e655b"/>
    </style:style>
    <style:style style:name="P3" style:family="paragraph" style:parent-style-name="Table_20_Contents">
      <style:text-properties officeooo:rsid="002282b0" officeooo:paragraph-rsid="000e655b"/>
    </style:style>
    <style:style style:name="P4" style:family="paragraph" style:parent-style-name="Table_20_Contents">
      <style:text-properties officeooo:rsid="0010953e" officeooo:paragraph-rsid="000e655b"/>
    </style:style>
    <style:style style:name="P5" style:family="paragraph" style:parent-style-name="Text_20_body">
      <style:text-properties officeooo:rsid="00045209" officeooo:paragraph-rsid="00045209"/>
    </style:style>
    <style:style style:name="P6" style:family="paragraph" style:parent-style-name="Text_20_body">
      <style:text-properties officeooo:paragraph-rsid="0019d566"/>
    </style:style>
    <style:style style:name="P7" style:family="paragraph" style:parent-style-name="Text_20_body">
      <style:text-properties officeooo:rsid="0025864a" officeooo:paragraph-rsid="0025864a"/>
    </style:style>
    <style:style style:name="P8" style:family="paragraph" style:parent-style-name="Text_20_body">
      <style:text-properties officeooo:rsid="002b4e48" officeooo:paragraph-rsid="002b4e48"/>
    </style:style>
    <style:style style:name="P9" style:family="paragraph" style:parent-style-name="Heading_20_1">
      <style:text-properties officeooo:paragraph-rsid="000e655b"/>
    </style:style>
    <style:style style:name="T1" style:family="text">
      <style:text-properties officeooo:rsid="0010953e"/>
    </style:style>
    <style:style style:name="T2" style:family="text">
      <style:text-properties officeooo:rsid="000e655b"/>
    </style:style>
    <style:style style:name="T3"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4"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5" style:family="text">
      <style:text-properties officeooo:rsid="001706b3"/>
    </style:style>
    <style:style style:name="T6" style:family="text">
      <style:text-properties officeooo:rsid="0019d566"/>
    </style:style>
    <style:style style:name="T7" style:family="text">
      <style:text-properties officeooo:rsid="001c9fdd"/>
    </style:style>
    <style:style style:name="T8" style:family="text">
      <style:text-properties officeooo:rsid="0024741a"/>
    </style:style>
    <style:style style:name="T9" style:family="text">
      <style:text-properties officeooo:rsid="00270f2c"/>
    </style:style>
    <style:style style:name="T10" style:family="text">
      <style:text-properties officeooo:rsid="00285f6e"/>
    </style:style>
    <style:style style:name="T11" style:family="text">
      <style:text-properties officeooo:rsid="002a17df"/>
    </style:style>
    <style:style style:name="T12" style:family="text">
      <style:text-properties officeooo:rsid="002b4e48"/>
    </style:style>
    <style:style style:name="T13" style:family="text">
      <style:text-properties officeooo:rsid="002ee1f6"/>
    </style:style>
    <style:style style:name="fr1" style:family="graphic" style:parent-style-name="OLE">
      <style:graphic-properties style:vertical-pos="from-top" style:vertical-rel="paragraph" style:horizontal-pos="from-left" style:horizontal-rel="paragraph" draw:ole-draw-aspect="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MART EYE设计手册</text:p>
      <text:p text:style-name="P2"/>
      <table:table table:name="版本信息" table:style-name="版本信息">
        <table:table-column table:style-name="版本信息.A"/>
        <table:table-column table:style-name="版本信息.B"/>
        <table:table-column table:style-name="版本信息.C"/>
        <table:table-row table:style-name="TableLine2314124972720">
          <table:table-cell table:style-name="版本信息.A1" office:value-type="string">
            <text:p text:style-name="P1">版本号</text:p>
          </table:table-cell>
          <table:table-cell table:style-name="版本信息.A1" office:value-type="string">
            <text:p text:style-name="P1">描述</text:p>
          </table:table-cell>
          <table:table-cell table:style-name="版本信息.C1" office:value-type="string">
            <text:p text:style-name="P1">链接</text:p>
          </table:table-cell>
        </table:table-row>
        <table:table-row table:style-name="TableLine2314124968976">
          <table:table-cell table:style-name="版本信息.A4" office:value-type="string">
            <text:p text:style-name="P3">V1.<text:span text:style-name="T1">1</text:span></text:p>
          </table:table-cell>
          <table:table-cell table:style-name="版本信息.B4" office:value-type="string">
            <text:p text:style-name="P3">初始版本</text:p>
          </table:table-cell>
          <table:table-cell table:style-name="版本信息.C4" office:value-type="string">
            <text:p text:style-name="P1"><draw:frame draw:style-name="fr1" draw:name="历史版本v1_1" text:anchor-type="char" svg:x="0.706cm" svg:y="0.259cm" svg:width="0.633cm" svg:height="0.633cm" draw:z-index="0"><draw:object xlink:href="./Object 1" xlink:type="simple" xlink:show="embed" xlink:actuate="onLoad"/><draw:image xlink:href="./ObjectReplacements/Object 1" xlink:type="simple" xlink:show="embed" xlink:actuate="onLoad"/><svg:desc>OLE 对象</svg:desc></draw:frame></text:p>
            <text:p text:style-name="P1"/>
          </table:table-cell>
        </table:table-row>
        <table:table-row table:style-name="TableLine2314124972432">
          <table:table-cell table:style-name="版本信息.A4" office:value-type="string">
            <text:p text:style-name="P1">V<text:span text:style-name="T1">1.2</text:span></text:p>
          </table:table-cell>
          <table:table-cell table:style-name="版本信息.B4" office:value-type="string">
            <text:p text:style-name="P4">优化设计手册的结构，增强指导性</text:p>
          </table:table-cell>
          <table:table-cell table:style-name="版本信息.C4" office:value-type="string">
            <text:p text:style-name="P1"><draw:frame draw:style-name="fr1" draw:name="历史版本V1_2" text:anchor-type="char" svg:x="0.736cm" svg:y="0.125cm" svg:width="0.633cm" svg:height="0.633cm" draw:z-index="1"><draw:object xlink:href="./Object 2" xlink:type="simple" xlink:show="embed" xlink:actuate="onLoad"/><draw:image xlink:href="./ObjectReplacements/Object 2" xlink:type="simple" xlink:show="embed" xlink:actuate="onLoad"/></draw:frame></text:p>
            <text:p text:style-name="P1"/>
          </table:table-cell>
        </table:table-row>
        <table:table-row table:style-name="TableLine2314124960624">
          <table:table-cell table:style-name="版本信息.A4" office:value-type="string">
            <text:p text:style-name="P1">V<text:span text:style-name="T2">1.3</text:span></text:p>
          </table:table-cell>
          <table:table-cell table:style-name="版本信息.B4" office:value-type="string">
            <text:p text:style-name="P1">优化为执行都更高的文档</text:p>
          </table:table-cell>
          <table:table-cell table:style-name="版本信息.C4" office:value-type="string">
            <text:p text:style-name="P1"/>
          </table:table-cell>
        </table:table-row>
      </table:table>
      <text:h text:style-name="P9" text:outline-level="1">1 <text:s/>设计目标</text:h>
      <text:p text:style-name="Text_20_body"><text:tab/>利用FPGA的开发板，基于常见的视觉外设，搭建一个高效的图像数据处理平台。在此平台的基础上，通过不断地开发，实现各种复杂地图像处理功能。</text:p>
      <text:p text:style-name="Text_20_body"/>
      <text:h text:style-name="Heading_20_1" text:outline-level="1">2 <text:s/>设计方法</text:h>
      <text:h text:style-name="Heading_20_2" text:outline-level="2">2.1 <text:s/>vivado设计套件</text:h>
      <text:p text:style-name="P5"><text:tab/>基于vivado的FPGA设计方法学的应用。整个过程中需要严格对齐vivado的设计方法学，每次都需要进行检查。</text:p>
      <text:h text:style-name="Heading_20_2" text:outline-level="2">2.2 <text:s/>vitis软件设计平台</text:h>
      <text:p text:style-name="Text_20_body"><text:tab/>基于vitis的嵌入式软件开发工具。整个工具集成了各类软件的开发，可以大幅降低嵌入式开发的难度。软件的设计规范同样按照设计方法学进行展开。</text:p>
      <text:h text:style-name="Heading_20_2" text:outline-level="2">2.3 <text:s/>QT界面开发平台</text:h>
      <text:p text:style-name="Text_20_body"><text:tab/>基于QT搭建的界面开发平台，主要目标是在win和linux操作系统下，实现各种需要控制的参数的配置及数据的显示。</text:p>
      <text:h text:style-name="Heading_20_2" text:outline-level="2">2.4 <text:s/>Octave算法开发平台</text:h>
      <text:p text:style-name="Text_20_body"><text:tab/>由于图像处理设计到一些算法的仿真，所以需要一个算法开发平台。Octave是一款开源的算法研发软件，可以进行高性能的计算。</text:p>
      <text:p text:style-name="Text_20_body"/>
      <text:h text:style-name="Heading_20_1" text:outline-level="1"><text:soft-page-break/>3 <text:s/>设计标准</text:h>
      <text:h text:style-name="Heading_20_2" text:outline-level="2">3.1 <text:s/>vivado设计标准</text:h>
      <text:h text:style-name="Heading_20_3" text:outline-level="3">3.1.1 <text:s/>工程标准</text:h>
      <text:p text:style-name="Text_20_body"><text:tab/>基于TCL脚本自动化生成固定的文件缓存区域，用于确保设计的内容整齐有效。相关的名称按照习惯进行分布，无特殊含义。</text:p>
      <text:h text:style-name="Heading_20_3" text:outline-level="3">3.1.2 <text:s/>编码标准</text:h>
      <text:p text:style-name="Text_20_body"><text:tab/>verilog及system verilog设计标准，会独立成册。在后续的设计过程中，将不断完善该标准。</text:p>
      <text:h text:style-name="Heading_20_3" text:outline-level="3">3.1.3 <text:s/>流程标准</text:h>
      <text:p text:style-name="Text_20_body"><text:tab/>关于每次操作需要输出的成果，将会在设计流程说明书中进行详细的说明。主要的目标是将设计流水线化，以获取更高的效率。</text:p>
      <text:p text:style-name="Text_20_body"/>
      <text:h text:style-name="Heading_20_1" text:outline-level="1">4 <text:s/>设计框架</text:h>
      <text:h text:style-name="Heading_20_2" text:outline-level="2">4.1 <text:s/>总体框架</text:h>
      <text:p text:style-name="Text_20_body"><text:tab/>按照现有的硬件，结合第一阶段的测试性开发，目前完成第一套可实现的图像处理方案。对于这个方案，具体的框架图已经更新到V<text:span text:style-name="T5">3版本的设计框架中。主要的优化点是，取消了原有的复杂的功能划分，将PL的逻辑进行完全地整合，降低了实现地难度。</text:span></text:p>
      <text:h text:style-name="Heading_20_2" text:outline-level="2">4.2 <text:s/>X7-PL框架</text:h>
      <text:p text:style-name="Text_20_body"><text:tab/>主要是实现CMOS摄像头的数据采集及传输。其中可以利用DDR实现一些前置的算法。此外需要建立一套高速的板间通信模型，用于将数据转移到ZU<text:span text:style-name="T8">2-PL，以实现和上位机的联动。</text:span></text:p>
      <text:h text:style-name="Heading_20_2" text:outline-level="2">4.<text:span text:style-name="T12">3</text:span> <text:s/><text:span text:style-name="T4">vision框架</text:span></text:h>
      <text:p text:style-name="Text_20_body"><text:tab/>基于各种视觉处理单元实现的视觉集成处理框架。需要统合之前的所有的设计资源，按照各个设计的结构完成代码的整理，并最终实现相关的视觉框架。为了明确视觉框架的结构，需要对已有的模块进行充分的评估。主要是需要考虑各种资源的利用率以及算法实现的复杂度。换言之，该框架不涉及到原始的算法开发，只是用于快速验证，最终的实现平台还是嵌入式硬件。</text:p>
      <text:p text:style-name="Text_20_body"><text:tab/></text:p>
      <text:h text:style-name="Heading_20_1" text:outline-level="1"><text:soft-page-break/>5 <text:s/>设计内容</text:h>
      <text:h text:style-name="Heading_20_2" text:outline-level="2"><text:span text:style-name="T6">5</text:span>.1 <text:s/>总体框架<text:span text:style-name="T4">设计</text:span>内容</text:h>
      <text:p text:style-name="Text_20_body">（<text:span text:style-name="T6">1）两个操作系统下使用的上位机程序</text:span></text:p>
      <text:p text:style-name="P6">（<text:span text:style-name="T6">2）一个PS裸机程序和一个PS嵌入linux程序</text:span></text:p>
      <text:p text:style-name="Text_20_body">（<text:span text:style-name="T6">3）四个独立运行的PL控制程序</text:span></text:p>
      <text:p text:style-name="Text_20_body">（<text:span text:style-name="T6">4）相关外设的驱动</text:span></text:p>
      <text:h text:style-name="Heading_20_2" text:outline-level="2">5.2 <text:s/>X7-PL框架设计内容</text:h>
      <text:p text:style-name="P7">（1）CMOS摄像头驱动</text:p>
      <text:p text:style-name="P7">（2）HDMI摄像头驱动</text:p>
      <text:p text:style-name="P7">（3）SHK转AXI、SHK转IIC、SHK转HDMI模块</text:p>
      <text:p text:style-name="P7">（4）LED和UART辅助模块</text:p>
      <text:p text:style-name="P7">（5）SPI高带宽模块</text:p>
      <text:h text:style-name="Heading_20_2" text:outline-level="2">5.3 <text:s/>vision框架设计内容</text:h>
      <text:p text:style-name="Text_20_body">（<text:span text:style-name="T12">1）一个快速启动的环境</text:span></text:p>
      <text:p text:style-name="Text_20_body">（<text:span text:style-name="T12">2）一个兼容性的开发平台</text:span></text:p>
      <text:p text:style-name="Text_20_body">（<text:span text:style-name="T12">3）若干智能化的控制模式</text:span></text:p>
      <text:p text:style-name="Text_20_body">（<text:span text:style-name="T12">4）一次直接使用的案例</text:span></text:p>
      <text:p text:style-name="Text_20_body"/>
      <text:h text:style-name="Heading_20_1" text:outline-level="1">6 <text:s/>设计<text:span text:style-name="T3">方法</text:span></text:h>
      <text:h text:style-name="Heading_20_2" text:outline-level="2">6.1 <text:s/>总体框架设计方法</text:h>
      <text:p text:style-name="Text_20_body">（<text:span text:style-name="T7">1）PL采取全系统级设计，追求性能、功耗、面积、稳定性的平衡</text:span></text:p>
      <text:p text:style-name="Text_20_body">（<text:span text:style-name="T7">2）其余部分采用可用型设计，只追求稳定性，不考虑其他因素</text:span></text:p>
      <text:h text:style-name="Heading_20_2" text:outline-level="2">6.2 <text:s/>X7-PL框架设计方法</text:h>
      <text:p text:style-name="Text_20_body">（<text:span text:style-name="T9">1）vivado-BD设计方法</text:span></text:p>
      <text:p text:style-name="Text_20_body">（<text:span text:style-name="T9">2）统一的设计标准和设计文件输出</text:span></text:p>
      <text:p text:style-name="Text_20_body">（<text:span text:style-name="T9">3）统一的命名标准及执行条件</text:span></text:p>
      <text:p text:style-name="Text_20_body"><text:soft-page-break/>（<text:span text:style-name="T10">4）可理解的参数命名时序</text:span></text:p>
      <text:p text:style-name="Text_20_body">（<text:span text:style-name="T11">5）高水准的IP核封装内容</text:span></text:p>
      <text:h text:style-name="Heading_20_2" text:outline-level="2"><text:span text:style-name="T13">6</text:span>.3 <text:s/>vision框架设计方法</text:h>
      <text:p text:style-name="P8">（1）脚本化和自动化流程</text:p>
      <text:p text:style-name="P8">（2）软件和硬件设计评估</text:p>
      <text:p text:style-name="P8"/>
      <text:p text:style-name="P8"/>
      <text:p text:style-name="P8"/>
      <text:h text:style-name="Heading_20_1" text:outline-level="1">7 <text:s/>项目总结</text:h>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18T23:29:06.819000000</dc:date>
    <dc:creator>fpgaPublish</dc:creator>
    <meta:editing-duration>PT17H39M39S</meta:editing-duration>
    <meta:editing-cycles>38</meta:editing-cycles>
    <meta:generator>LibreOffice/7.3.4.2$Windows_X86_64 LibreOffice_project/728fec16bd5f605073805c3c9e7c4212a0120dc5</meta:generator>
    <meta:document-statistic meta:table-count="1" meta:image-count="0" meta:object-count="2" meta:page-count="4" meta:paragraph-count="68" meta:word-count="1279" meta:character-count="1549" meta:non-whitespace-character-count="1487"/>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903cm"/>
    </style:style>
    <style:style style:name="版本信息.B" style:family="table-column">
      <style:table-column-properties style:column-width="8.43cm"/>
    </style:style>
    <style:style style:name="版本信息.C" style:family="table-column">
      <style:table-column-properties style:column-width="5.66cm"/>
    </style:style>
    <style:style style:name="版本信息.A1" style:family="table-cell">
      <style:table-cell-properties fo:padding="0.097cm" fo:border-left="0.5pt solid #000000" fo:border-right="none" fo:border-top="0.5pt solid #000000" fo:border-bottom="0.5pt solid #000000"/>
    </style:style>
    <style:style style:name="版本信息.C1" style:family="table-cell">
      <style:table-cell-properties fo:padding="0.097cm" fo:border="0.5pt solid #000000"/>
    </style:style>
    <style:style style:name="版本信息.A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重要特征" style:family="table">
      <style:table-properties style:width="16.993cm" table:align="left"/>
    </style:style>
    <style:style style:name="重要特征.A" style:family="table-column">
      <style:table-column-properties style:column-width="3.099cm"/>
    </style:style>
    <style:style style:name="重要特征.B" style:family="table-column">
      <style:table-column-properties style:column-width="13.894cm"/>
    </style:style>
    <style:style style:name="重要特征.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重要特征.B1" style:family="table-cell">
      <style:table-cell-properties fo:background-color="transparent" fo:padding="0.097cm" fo:border="0.5pt solid #000000" style:writing-mode="page">
        <style:background-image/>
      </style:table-cell-properties>
    </style:style>
    <style:style style:name="重要特征.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重要特征.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节点列表" style:family="table">
      <style:table-properties style:width="17.029cm" fo:margin-left="-0.035cm" table:align="left"/>
    </style:style>
    <style:style style:name="节点列表.A" style:family="table-column">
      <style:table-column-properties style:column-width="3.327cm"/>
    </style:style>
    <style:style style:name="节点列表.B" style:family="table-column">
      <style:table-column-properties style:column-width="6.304cm"/>
    </style:style>
    <style:style style:name="节点列表.C" style:family="table-column">
      <style:table-column-properties style:column-width="7.398cm"/>
    </style:style>
    <style:style style:name="节点列表.A1" style:family="table-cell">
      <style:table-cell-properties fo:padding="0.097cm" fo:border-left="0.5pt solid #000000" fo:border-right="none" fo:border-top="0.5pt solid #000000" fo:border-bottom="0.5pt solid #000000"/>
    </style:style>
    <style:style style:name="节点列表.C1" style:family="table-cell">
      <style:table-cell-properties fo:padding="0.097cm" fo:border="0.5pt solid #000000"/>
    </style:style>
    <style:style style:name="节点列表.A2" style:family="table-cell">
      <style:table-cell-properties fo:padding="0.097cm" fo:border-left="0.5pt solid #000000" fo:border-right="none" fo:border-top="none" fo:border-bottom="0.5pt solid #000000"/>
    </style:style>
    <style:style style:name="节点列表.C2" style:family="table-cell">
      <style:table-cell-properties fo:padding="0.097cm" fo:border-left="0.5pt solid #000000" fo:border-right="0.5pt solid #000000" fo:border-top="none" fo:border-bottom="0.5pt solid #000000"/>
    </style:style>
    <style:style style:name="节点列表.3" style:family="table-row">
      <style:table-row-properties style:min-row-height="0.808cm"/>
    </style:style>
    <style:style style:name="验证列表" style:family="table">
      <style:table-properties style:width="16.993cm" table:align="left"/>
    </style:style>
    <style:style style:name="验证列表.A" style:family="table-column">
      <style:table-column-properties style:column-width="3.297cm"/>
    </style:style>
    <style:style style:name="验证列表.B" style:family="table-column">
      <style:table-column-properties style:column-width="8.036cm"/>
    </style:style>
    <style:style style:name="验证列表.C" style:family="table-column">
      <style:table-column-properties style:column-width="5.66cm"/>
    </style:style>
    <style:style style:name="验证列表.A1" style:family="table-cell">
      <style:table-cell-properties fo:padding="0.097cm" fo:border-left="0.5pt solid #000000" fo:border-right="none" fo:border-top="0.5pt solid #000000" fo:border-bottom="0.5pt solid #000000"/>
    </style:style>
    <style:style style:name="验证列表.C1" style:family="table-cell">
      <style:table-cell-properties fo:padding="0.097cm" fo:border="0.5pt solid #000000"/>
    </style:style>
    <style:style style:name="验证列表.A2" style:family="table-cell">
      <style:table-cell-properties fo:padding="0.097cm" fo:border-left="0.5pt solid #000000" fo:border-right="none" fo:border-top="none" fo:border-bottom="0.5pt solid #000000"/>
    </style:style>
    <style:style style:name="验证列表.C2" style:family="table-cell">
      <style:table-cell-properties fo:padding="0.097cm" fo:border-left="0.5pt solid #000000" fo:border-right="0.5pt solid #000000" fo:border-top="none" fo:border-bottom="0.5pt solid #000000"/>
    </style:style>
    <style:style style:name="方法列表" style:family="table">
      <style:table-properties style:width="16.993cm" table:align="left"/>
    </style:style>
    <style:style style:name="方法列表.A" style:family="table-column">
      <style:table-column-properties style:column-width="3.099cm"/>
    </style:style>
    <style:style style:name="方法列表.B" style:family="table-column">
      <style:table-column-properties style:column-width="7.394cm"/>
    </style:style>
    <style:style style:name="方法列表.C" style:family="table-column">
      <style:table-column-properties style:column-width="6.5cm"/>
    </style:style>
    <style:style style:name="方法列表.A1" style:family="table-cell">
      <style:table-cell-properties fo:padding="0.097cm" fo:border-left="0.5pt solid #000000" fo:border-right="none" fo:border-top="0.5pt solid #000000" fo:border-bottom="0.5pt solid #000000"/>
    </style:style>
    <style:style style:name="方法列表.C1" style:family="table-cell">
      <style:table-cell-properties fo:padding="0.097cm" fo:border="0.5pt solid #000000"/>
    </style:style>
    <style:style style:name="方法列表.A2" style:family="table-cell">
      <style:table-cell-properties fo:padding="0.097cm" fo:border-left="0.5pt solid #000000" fo:border-right="none" fo:border-top="none" fo:border-bottom="0.5pt solid #000000"/>
    </style:style>
    <style:style style:name="方法列表.C2" style:family="table-cell">
      <style:table-cell-properties fo:padding="0.097cm" fo:border-left="0.5pt solid #000000" fo:border-right="0.5pt solid #000000" fo:border-top="none" fo:border-bottom="0.5pt solid #000000"/>
    </style:style>
    <style:style style:name="入库列表" style:family="table">
      <style:table-properties style:width="16.993cm" table:align="left"/>
    </style:style>
    <style:style style:name="入库列表.A" style:family="table-column">
      <style:table-column-properties style:column-width="3.297cm"/>
    </style:style>
    <style:style style:name="入库列表.B" style:family="table-column">
      <style:table-column-properties style:column-width="7.71cm"/>
    </style:style>
    <style:style style:name="入库列表.C" style:family="table-column">
      <style:table-column-properties style:column-width="5.987cm"/>
    </style:style>
    <style:style style:name="入库列表.A1" style:family="table-cell">
      <style:table-cell-properties fo:padding="0.097cm" fo:border-left="0.5pt solid #000000" fo:border-right="none" fo:border-top="0.5pt solid #000000" fo:border-bottom="0.5pt solid #000000"/>
    </style:style>
    <style:style style:name="入库列表.C1" style:family="table-cell">
      <style:table-cell-properties fo:padding="0.097cm" fo:border="0.5pt solid #000000"/>
    </style:style>
    <style:style style:name="入库列表.A2" style:family="table-cell">
      <style:table-cell-properties fo:padding="0.097cm" fo:border-left="0.5pt solid #000000" fo:border-right="none" fo:border-top="none" fo:border-bottom="0.5pt solid #000000"/>
    </style:style>
    <style:style style:name="入库列表.C2" style:family="table-cell">
      <style:table-cell-properties fo:padding="0.097cm" fo:border-left="0.5pt solid #000000" fo:border-right="0.5pt solid #000000" fo:border-top="none" fo:border-bottom="0.5pt solid #000000"/>
    </style:style>
    <style:style style:name="成果列表" style:family="table">
      <style:table-properties style:width="16.993cm" table:align="left"/>
    </style:style>
    <style:style style:name="成果列表.A" style:family="table-column">
      <style:table-column-properties style:column-width="3.598cm"/>
    </style:style>
    <style:style style:name="成果列表.B" style:family="table-column">
      <style:table-column-properties style:column-width="7.735cm"/>
    </style:style>
    <style:style style:name="成果列表.C" style:family="table-column">
      <style:table-column-properties style:column-width="5.66cm"/>
    </style:style>
    <style:style style:name="成果列表.A1" style:family="table-cell">
      <style:table-cell-properties fo:padding="0.097cm" fo:border-left="0.5pt solid #000000" fo:border-right="none" fo:border-top="0.5pt solid #000000" fo:border-bottom="0.5pt solid #000000"/>
    </style:style>
    <style:style style:name="成果列表.C1" style:family="table-cell">
      <style:table-cell-properties fo:padding="0.097cm" fo:border="0.5pt solid #000000"/>
    </style:style>
    <style:style style:name="成果列表.A2" style:family="table-cell">
      <style:table-cell-properties fo:padding="0.097cm" fo:border-left="0.5pt solid #000000" fo:border-right="none" fo:border-top="none" fo:border-bottom="0.5pt solid #000000"/>
    </style:style>
    <style:style style:name="成果列表.C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able_20_Contents">
      <style:text-properties style:text-position="0% 100%" fo:font-weight="normal" style:font-weight-asian="normal" style:font-weight-complex="normal"/>
    </style:style>
    <style:style style:name="P6" style:family="paragraph" style:parent-style-name="Table_20_Contents">
      <style:text-properties officeooo:rsid="002282b0" officeooo:paragraph-rsid="002282b0"/>
    </style:style>
    <style:style style:name="P7" style:family="paragraph" style:parent-style-name="Text_20_body">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8" style:family="paragraph" style:parent-style-name="Text_20_body">
      <style:paragraph-properties fo:break-before="page"/>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9" style:family="paragraph" style:parent-style-name="Text_20_body">
      <style:text-properties style:font-name="Liberation Sans" fo:font-size="18pt" fo:font-weight="bold" style:font-name-asian="微软雅黑" style:font-size-asian="18pt" style:font-weight-asian="bold" style:font-name-complex="Lucida Sans" style:font-size-complex="18pt" style:font-weight-complex="bold"/>
    </style:style>
    <style:style style:name="P10" style:family="paragraph" style:parent-style-name="Text_20_body">
      <style:text-properties style:font-name="Liberation Sans" fo:font-size="18pt" fo:font-weight="bold" officeooo:rsid="00229cce" officeooo:paragraph-rsid="00229cce" style:font-name-asian="微软雅黑" style:font-size-asian="18pt" style:font-weight-asian="bold" style:font-name-complex="Lucida Sans" style:font-size-complex="18pt" style:font-weight-complex="bold"/>
    </style:style>
    <style:style style:name="P11" style:family="paragraph" style:parent-style-name="Text_20_body">
      <style:text-properties officeooo:paragraph-rsid="0026df87"/>
    </style:style>
    <style:style style:name="P12" style:family="paragraph" style:parent-style-name="Heading_20_1">
      <style:paragraph-properties fo:break-before="page"/>
    </style:style>
    <style:style style:name="P13" style:family="paragraph" style:parent-style-name="Heading_20_2">
      <style:text-properties officeooo:paragraph-rsid="0026df87"/>
    </style:style>
    <style:style style:name="T1"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2" style:family="text">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T3" style:family="text">
      <style:text-properties style:font-name="Liberation Sans" fo:font-size="16pt" fo:font-weight="bold" officeooo:rsid="0026df87" style:font-name-asian="微软雅黑" style:font-size-asian="16pt" style:font-weight-asian="bold" style:font-name-complex="Lucida Sans" style:font-size-complex="16pt" style:font-weight-complex="bold"/>
    </style:style>
    <style:style style:name="T4" style:family="text">
      <style:text-properties style:font-name="Liberation Sans" fo:font-size="16pt" fo:font-weight="bold" officeooo:rsid="000e1747" style:font-name-asian="微软雅黑" style:font-size-asian="16pt" style:font-weight-asian="bold" style:font-name-complex="Lucida Sans" style:font-size-complex="16pt" style:font-weight-complex="bold"/>
    </style:style>
    <style:style style:name="T5" style:family="text">
      <style:text-properties style:font-name="Liberation Sans" fo:font-size="28pt" fo:font-weight="bold" style:font-name-asian="微软雅黑" style:font-size-asian="28pt" style:font-weight-asian="bold" style:font-name-complex="Lucida Sans" style:font-size-complex="28pt" style:font-weight-complex="bold"/>
    </style:style>
    <style:style style:name="T6" style:family="text">
      <style:text-properties style:font-name="Liberation Sans" fo:font-size="14pt" fo:font-weight="bold" style:font-name-asian="微软雅黑" style:font-size-asian="14pt" style:font-weight-asian="bold" style:font-name-complex="Lucida Sans" style:font-size-complex="14pt" style:font-weight-complex="bold"/>
    </style:style>
    <style:style style:name="T7"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8" style:family="text">
      <style:text-properties fo:color="#dde8cb" loext:opacity="100%"/>
    </style:style>
    <style:style style:name="T9" style:family="text">
      <style:text-properties fo:color="#cccccc" loext:opacity="100%"/>
    </style:style>
    <style:style style:name="T10" style:family="text">
      <style:text-properties officeooo:rsid="000e1747"/>
    </style:style>
    <style:style style:name="T11" style:family="text">
      <style:text-properties officeooo:rsid="0026df8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设计说明</text:span>书 – <text:span text:style-name="T5">慧眼计划</text:span></text:p>
      <text:p text:style-name="P3">FpgaPublish</text:p>
      <text:h text:style-name="Heading_20_1" text:outline-level="1">1 <text:s/>文档信息</text:h>
      <text:p text:style-name="Text_20_body"><text:tab/><text:span text:style-name="T9">文档信息主要是描述当前文档的相关文档及参考的资源，用于联动或者快速理解设计。</text:span></text:p>
      <text:h text:style-name="Heading_20_2" text:outline-level="2">1.1 版本信息</text:h>
      <table:table table:name="版本信息" table:style-name="版本信息">
        <table:table-column table:style-name="版本信息.A"/>
        <table:table-column table:style-name="版本信息.B"/>
        <table:table-column table:style-name="版本信息.C"/>
        <table:table-row table:style-name="TableLine2718372901040">
          <table:table-cell table:style-name="版本信息.A1" office:value-type="string">
            <text:p text:style-name="Table_20_Contents">版本号</text:p>
          </table:table-cell>
          <table:table-cell table:style-name="版本信息.A1" office:value-type="string">
            <text:p text:style-name="Table_20_Contents">描述</text:p>
          </table:table-cell>
          <table:table-cell table:style-name="版本信息.C1" office:value-type="string">
            <text:p text:style-name="Table_20_Contents">链接</text:p>
          </table:table-cell>
        </table:table-row>
        <table:table-row table:style-name="TableLine2718372950000">
          <table:table-cell table:style-name="版本信息.A2" office:value-type="string">
            <text:p text:style-name="P6">V1.0</text:p>
          </table:table-cell>
          <table:table-cell table:style-name="版本信息.A2" office:value-type="string">
            <text:p text:style-name="P6">初始版本</text:p>
          </table:table-cell>
          <table:table-cell table:style-name="版本信息.C2" office:value-type="string">
            <text:p text:style-name="Table_20_Contents"/>
          </table:table-cell>
        </table:table-row>
        <table:table-row table:style-name="TableLine2718372951440">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row table:style-name="TableLine2718372949136">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
      <text:p text:style-name="Text_20_body"/>
      <text:h text:style-name="Heading_20_2" text:outline-level="2">1.2 <text:span text:style-name="T1">重要</text:span>特征</text:h>
      <table:table table:name="重要特征" table:style-name="重要特征" table:template-name="Default Style">
        <table:table-column table:style-name="重要特征.A"/>
        <table:table-column table:style-name="重要特征.B"/>
        <table:table-header-rows>
          <table:table-row table:style-name="TableLine2718372937904">
            <table:table-cell table:style-name="重要特征.A1" office:value-type="string">
              <text:p text:style-name="P2">特征</text:p>
            </table:table-cell>
            <table:table-cell table:style-name="重要特征.B1" office:value-type="string">
              <text:p text:style-name="P2">描述</text:p>
            </table:table-cell>
          </table:table-row>
        </table:table-header-rows>
        <table:table-row table:style-name="TableLine2718372935024">
          <table:table-cell table:style-name="重要特征.A2" office:value-type="string">
            <text:p text:style-name="P1">* 摄像头驱动</text:p>
          </table:table-cell>
          <table:table-cell table:style-name="重要特征.B2" office:value-type="string">
            <text:p text:style-name="P1"/>
          </table:table-cell>
        </table:table-row>
      </table:table>
      <text:p text:style-name="Text_20_body"/>
      <text:p text:style-name="Text_20_body"/>
      <text:h text:style-name="P12" text:outline-level="1" text:is-list-header="true">2 <text:s/>设计原理</text:h>
      <text:p text:style-name="Text_20_body"><text:tab/><text:span text:style-name="T8">本章简述了本设计涉及的一些基本原理，通过原理性的分析，实现整个设计，并完成优化和测试。</text:span></text:p>
      <text:h text:style-name="Heading_20_2" text:outline-level="2">2.1 <text:s/><text:span text:style-name="T1">原理</text:span><text:span text:style-name="T2">1-数据采集</text:span></text:h>
      <text:h text:style-name="Heading_20_3" text:outline-level="3">2.1.1 <text:s/><text:span text:style-name="T6">上位机驱动USB摄像头</text:span></text:h>
      <text:h text:style-name="Heading_20_3" text:outline-level="3">2.1.2 <text:s/>linux驱动USB摄像头</text:h>
      <text:h text:style-name="Heading_20_3" text:outline-level="3">2.1.3 <text:s/>FPGA驱动MIPI摄像头</text:h>
      <text:h text:style-name="Heading_20_2" text:outline-level="2">2.2 <text:s/>原理2-<text:span text:style-name="T7">显示控制</text:span></text:h>
      <text:p text:style-name="P9"/>
      <text:h text:style-name="Heading_20_2" text:outline-level="2">2.3 <text:s/>原理3-<text:span text:style-name="T1">滤波算法</text:span></text:h>
      <text:p text:style-name="P10"/>
      <text:h text:style-name="Heading_20_2" text:outline-level="2">2.4 <text:s/>原理4-识别算法</text:h>
      <text:p text:style-name="Text_20_body"/>
      <text:h text:style-name="Heading_20_2" text:outline-level="2">2.5 <text:s/>原理5-视觉应用</text:h>
      <text:p text:style-name="P7"/>
      <text:p text:style-name="P7"/>
      <text:p text:style-name="P8"/>
      <text:h text:style-name="Heading_20_1" text:outline-level="1">3 <text:s/>设计框架</text:h>
      <text:p text:style-name="Text_20_body"><text:tab/><text:span text:style-name="T8">基于上一章的原理，构建满足需求的框架，形成稳定的设计系统，在系统中添加各种内容，将框架转化为成品。</text:span></text:p>
      <text:h text:style-name="Heading_20_2" text:outline-level="2">3.1 <text:s/>总框架</text:h>
      <text:p text:style-name="Text_20_body"><draw:frame draw:style-name="fr2" draw:name="系统框架" text:anchor-type="char" svg:width="16.722cm" svg:height="23.664cm" draw:z-index="0"><draw:image xlink:href="Pictures/10000001000003160000045EA06551A8F0EB71E5.png" xlink:type="simple" xlink:show="embed" xlink:actuate="onLoad" draw:mime-type="image/png"/></draw:frame></text:p>
      <text:h text:style-name="Heading_20_2" text:outline-level="2">3.2 <text:s/>子<text:span text:style-name="T1">系统</text:span>框架1--<text:span text:style-name="T1">PC</text:span></text:h>
      <text:p text:style-name="Text_20_body"><text:line-break/><text:line-break/><text:line-break/><text:line-break/><draw:frame draw:style-name="fr1" draw:name="PC框架" text:anchor-type="char" svg:width="16.722cm" svg:height="23.664cm" draw:z-index="0"><draw:image xlink:href="Pictures/10000001000003160000045E9C5FFA10CB701BDF.png" xlink:type="simple" xlink:show="embed" xlink:actuate="onLoad" draw:mime-type="image/png"/></draw:frame><text:line-break/><text:line-break/></text:p>
      <text:h text:style-name="P13" text:outline-level="2">3.<text:span text:style-name="T11">3</text:span> <text:s/>子<text:span text:style-name="T1">系统</text:span>框架1—<text:span text:style-name="T1">PS</text:span></text:h>
      <text:p text:style-name="P11"><draw:frame draw:style-name="fr2" draw:name="PS框架" text:anchor-type="char" svg:width="16.722cm" svg:height="23.664cm" draw:z-index="0"><draw:image xlink:href="Pictures/10000001000003160000045ECC31D0158A37C1F8.png" xlink:type="simple" xlink:show="embed" xlink:actuate="onLoad" draw:mime-type="image/png"/></draw:frame></text:p>
      <text:h text:style-name="P13" text:outline-level="2"><text:span text:style-name="T1">3.</text:span><text:span text:style-name="T3">4</text:span><text:span text:style-name="T1"> <text:s/>子系统框架1—PL</text:span></text:h>
      <text:p text:style-name="Text_20_body"/>
      <text:p text:style-name="Text_20_body"/>
      <text:p text:style-name="Text_20_body"><draw:frame draw:style-name="fr1" draw:name="PL框架" text:anchor-type="char" svg:width="16.722cm" svg:height="22.943cm" draw:z-index="0"><draw:image xlink:href="Pictures/10000001000003160000045EEDFEFFF396EDDFCC.png" xlink:type="simple" xlink:show="embed" xlink:actuate="onLoad" draw:mime-type="image/png"/></draw:frame></text:p>
      <text:h text:style-name="Heading_20_1" text:outline-level="1">4 <text:s/>设计节点</text:h>
      <text:p text:style-name="Text_20_body"><text:tab/><text:span text:style-name="T9">在框架构建完成后，就可以在框架下添加对应的节点。节点负责实现框架中预期的功能。</text:span></text:p>
      <table:table table:name="节点列表" table:style-name="节点列表">
        <table:table-column table:style-name="节点列表.A"/>
        <table:table-column table:style-name="节点列表.B"/>
        <table:table-column table:style-name="节点列表.C"/>
        <table:table-row table:style-name="TableLine2718372937040">
          <table:table-cell table:style-name="节点列表.A1" office:value-type="string">
            <text:p text:style-name="Table_20_Contents">节点名称</text:p>
          </table:table-cell>
          <table:table-cell table:style-name="节点列表.A1" office:value-type="string">
            <text:p text:style-name="Table_20_Contents">节点作用</text:p>
          </table:table-cell>
          <table:table-cell table:style-name="节点列表.C1" office:value-type="string">
            <text:p text:style-name="Table_20_Contents">节点说明</text:p>
          </table:table-cell>
        </table:table-row>
        <table:table-row table:style-name="TableLine2718372939632">
          <table:table-cell table:style-name="节点列表.A2" office:value-type="string">
            <text:p text:style-name="Table_20_Contents">测试阶段</text:p>
          </table:table-cell>
          <table:table-cell table:style-name="节点列表.A2" office:value-type="string">
            <text:p text:style-name="Table_20_Contents">测试各个模块的可行性</text:p>
          </table:table-cell>
          <table:table-cell table:style-name="节点列表.C2" office:value-type="string">
            <text:p text:style-name="Table_20_Contents">以最短的时间完成主体框架的验证</text:p>
          </table:table-cell>
        </table:table-row>
        <table:table-row table:style-name="节点列表.3">
          <table:table-cell table:style-name="节点列表.A2" office:value-type="string">
            <text:p text:style-name="Table_20_Contents">规范阶段</text:p>
          </table:table-cell>
          <table:table-cell table:style-name="节点列表.A2" office:value-type="string">
            <text:p text:style-name="Table_20_Contents">添加各个规范模块进行运行</text:p>
          </table:table-cell>
          <table:table-cell table:style-name="节点列表.C2" office:value-type="string">
            <text:p text:style-name="Table_20_Contents">确认整个项目唯一的设计规范，开始批量</text:p>
          </table:table-cell>
        </table:table-row>
      </table:table>
      <text:p text:style-name="Text_20_body"/>
      <text:h text:style-name="Heading_20_2" text:outline-level="2">4.1 <text:s/>节点<text:span text:style-name="T10">1—</text:span><text:span text:style-name="T4">测试阶段</text:span></text:h>
      <text:p text:style-name="Text_20_body"><text:tab/>测试了主CPU的运行及拓展框架，具体内容详见框架。测试项目主要是代码可运行性和拓展性。</text:p>
      <text:h text:style-name="Heading_20_2" text:outline-level="2">4.2 <text:s/>节点2—规范阶段</text:h>
      <text:p text:style-name="Text_20_body"><text:tab/>完成各个子系统的设计规范的统一，并通过规范文件加载到编辑器。整个设计的标准按照自上而下的设计理念，进行从文件夹到最终文件的统一。</text:p>
      <text:p text:style-name="Text_20_body"/>
      <text:p text:style-name="Text_20_body"/>
      <text:p text:style-name="Text_20_body"/>
      <text:h text:style-name="P12" text:outline-level="1">5 <text:s/>设计验证</text:h>
      <text:p text:style-name="Text_20_body"><text:tab/><text:span text:style-name="T9">在设计节点时，都需要有对应的验证方法。这些方法负责检测设计是否达到预期的要求。</text:span></text:p>
      <table:table table:name="验证列表" table:style-name="验证列表">
        <table:table-column table:style-name="验证列表.A"/>
        <table:table-column table:style-name="验证列表.B"/>
        <table:table-column table:style-name="验证列表.C"/>
        <table:table-row table:style-name="TableLine2718372955184">
          <table:table-cell table:style-name="验证列表.A1" office:value-type="string">
            <text:p text:style-name="Table_20_Contents">验证名称</text:p>
          </table:table-cell>
          <table:table-cell table:style-name="验证列表.A1" office:value-type="string">
            <text:p text:style-name="Table_20_Contents">验证内容</text:p>
          </table:table-cell>
          <table:table-cell table:style-name="验证列表.C1" office:value-type="string">
            <text:p text:style-name="Table_20_Contents">验证效果</text:p>
          </table:table-cell>
        </table:table-row>
        <table:table-row table:style-name="TableLine2718372957488">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2718372962384">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2718372960656">
          <table:table-cell table:style-name="验证列表.A2" office:value-type="string">
            <text:p text:style-name="Table_20_Contents"/>
          </table:table-cell>
          <table:table-cell table:style-name="验证列表.A2" office:value-type="string">
            <text:p text:style-name="P5"/>
          </table:table-cell>
          <table:table-cell table:style-name="验证列表.C2" office:value-type="string">
            <text:p text:style-name="Table_20_Contents"/>
          </table:table-cell>
        </table:table-row>
      </table:table>
      <text:p text:style-name="Text_20_body"/>
      <text:h text:style-name="Heading_20_2" text:outline-level="2">5.1 <text:s/>验证1--</text:h>
      <text:p text:style-name="Text_20_body"/>
      <text:p text:style-name="Text_20_body"/>
      <text:p text:style-name="Text_20_body"/>
      <text:p text:style-name="P4"/>
      <text:h text:style-name="Heading_20_1" text:outline-level="1">6 <text:s/>方法总结</text:h>
      <text:p text:style-name="Text_20_body"><text:tab/><text:span text:style-name="T9">设计过程中，对设计方法的优化和整理记录于本章，实现设计效率的提高，需要按照需求进行总结。</text:span></text:p>
      <table:table table:name="方法列表" table:style-name="方法列表">
        <table:table-column table:style-name="方法列表.A"/>
        <table:table-column table:style-name="方法列表.B"/>
        <table:table-column table:style-name="方法列表.C"/>
        <table:table-row table:style-name="TableLine2718372966416">
          <table:table-cell table:style-name="方法列表.A1" office:value-type="string">
            <text:p text:style-name="Table_20_Contents">方法名称</text:p>
          </table:table-cell>
          <table:table-cell table:style-name="方法列表.A1" office:value-type="string">
            <text:p text:style-name="Table_20_Contents">方法描述</text:p>
          </table:table-cell>
          <table:table-cell table:style-name="方法列表.C1" office:value-type="string">
            <text:p text:style-name="Table_20_Contents">优化方向</text:p>
          </table:table-cell>
        </table:table-row>
        <table:table-row table:style-name="TableLine2718372953456">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row table:style-name="TableLine2718372962960">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
      <text:p text:style-name="Text_20_body"/>
      <text:h text:style-name="Heading_20_2" text:outline-level="2">6.1 <text:s/>方法1--</text:h>
      <text:p text:style-name="Text_20_body"/>
      <text:p text:style-name="Text_20_body"/>
      <text:p text:style-name="Text_20_body"/>
      <text:h text:style-name="P12" text:outline-level="1">7 <text:s/>入库管理</text:h>
      <text:p text:style-name="Text_20_body"><text:tab/><text:span text:style-name="T9">在完成设计后，每个模块需要加载到设计库，用于确保后续的使用稳定，同时降低重复设计带来的时间消耗。</text:span></text:p>
      <table:table table:name="入库列表" table:style-name="入库列表">
        <table:table-column table:style-name="入库列表.A"/>
        <table:table-column table:style-name="入库列表.B"/>
        <table:table-column table:style-name="入库列表.C"/>
        <table:table-row table:style-name="TableLine2718372957776">
          <table:table-cell table:style-name="入库列表.A1" office:value-type="string">
            <text:p text:style-name="Table_20_Contents">入库项目</text:p>
          </table:table-cell>
          <table:table-cell table:style-name="入库列表.A1" office:value-type="string">
            <text:p text:style-name="Table_20_Contents">项目描述</text:p>
          </table:table-cell>
          <table:table-cell table:style-name="入库列表.C1" office:value-type="string">
            <text:p text:style-name="Table_20_Contents">入库形式</text:p>
          </table:table-cell>
        </table:table-row>
        <table:table-row table:style-name="TableLine2718372958352">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row table:style-name="TableLine2718372966704">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
      <text:p text:style-name="Text_20_body"/>
      <text:h text:style-name="Heading_20_2" text:outline-level="2">7.1 <text:s/>入库1--</text:h>
      <text:p text:style-name="Text_20_body"/>
      <text:p text:style-name="Text_20_body"/>
      <text:p text:style-name="Text_20_body"/>
      <text:h text:style-name="P12" text:outline-level="1">8 <text:s/>成果展示</text:h>
      <text:p text:style-name="Text_20_body"><text:tab/><text:span text:style-name="T9">设计整体效果的展示，用于为后续开发或者拓展提供思路，需要准确的数据和生动的模型。</text:span></text:p>
      <table:table table:name="成果列表" table:style-name="成果列表">
        <table:table-column table:style-name="成果列表.A"/>
        <table:table-column table:style-name="成果列表.B"/>
        <table:table-column table:style-name="成果列表.C"/>
        <table:table-row table:style-name="TableLine2718372963248">
          <table:table-cell table:style-name="成果列表.A1" office:value-type="string">
            <text:p text:style-name="Table_20_Contents">成果名称</text:p>
          </table:table-cell>
          <table:table-cell table:style-name="成果列表.A1" office:value-type="string">
            <text:p text:style-name="Table_20_Contents">成果描述</text:p>
          </table:table-cell>
          <table:table-cell table:style-name="成果列表.C1" office:value-type="string">
            <text:p text:style-name="Table_20_Contents">成果效果</text:p>
          </table:table-cell>
        </table:table-row>
        <table:table-row table:style-name="TableLine2718372963824">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2718372968432">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2718372964688">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
      <text:p text:style-name="Text_20_body"/>
      <text:h text:style-name="Heading_20_2" text:outline-level="2">8.1 <text:s/>成果1--</text:h>
      <text:p text:style-name="Text_20_body"/>
      <text:p text:style-name="Text_20_body"/>
    </office:tex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2/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903cm"/>
    </style:style>
    <style:style style:name="版本信息.B" style:family="table-column">
      <style:table-column-properties style:column-width="8.43cm"/>
    </style:style>
    <style:style style:name="版本信息.C" style:family="table-column">
      <style:table-column-properties style:column-width="5.66cm"/>
    </style:style>
    <style:style style:name="版本信息.A1" style:family="table-cell">
      <style:table-cell-properties fo:padding="0.097cm" fo:border-left="0.5pt solid #000000" fo:border-right="none" fo:border-top="0.5pt solid #000000" fo:border-bottom="0.5pt solid #000000"/>
    </style:style>
    <style:style style:name="版本信息.C1" style:family="table-cell">
      <style:table-cell-properties fo:padding="0.097cm" fo:border="0.5pt solid #000000"/>
    </style:style>
    <style:style style:name="版本信息.A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重要特征" style:family="table">
      <style:table-properties style:width="16.993cm" table:align="left"/>
    </style:style>
    <style:style style:name="重要特征.A" style:family="table-column">
      <style:table-column-properties style:column-width="3.099cm"/>
    </style:style>
    <style:style style:name="重要特征.B" style:family="table-column">
      <style:table-column-properties style:column-width="13.894cm"/>
    </style:style>
    <style:style style:name="重要特征.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重要特征.B1" style:family="table-cell">
      <style:table-cell-properties fo:background-color="transparent" fo:padding="0.097cm" fo:border="0.5pt solid #000000" style:writing-mode="page">
        <style:background-image/>
      </style:table-cell-properties>
    </style:style>
    <style:style style:name="重要特征.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重要特征.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节点列表" style:family="table">
      <style:table-properties style:width="17.029cm" fo:margin-left="-0.035cm" table:align="left"/>
    </style:style>
    <style:style style:name="节点列表.A" style:family="table-column">
      <style:table-column-properties style:column-width="3.327cm"/>
    </style:style>
    <style:style style:name="节点列表.B" style:family="table-column">
      <style:table-column-properties style:column-width="6.304cm"/>
    </style:style>
    <style:style style:name="节点列表.C" style:family="table-column">
      <style:table-column-properties style:column-width="7.398cm"/>
    </style:style>
    <style:style style:name="节点列表.A1" style:family="table-cell">
      <style:table-cell-properties fo:padding="0.097cm" fo:border-left="0.5pt solid #000000" fo:border-right="none" fo:border-top="0.5pt solid #000000" fo:border-bottom="0.5pt solid #000000"/>
    </style:style>
    <style:style style:name="节点列表.C1" style:family="table-cell">
      <style:table-cell-properties fo:padding="0.097cm" fo:border="0.5pt solid #000000"/>
    </style:style>
    <style:style style:name="节点列表.A2" style:family="table-cell">
      <style:table-cell-properties fo:padding="0.097cm" fo:border-left="0.5pt solid #000000" fo:border-right="none" fo:border-top="none" fo:border-bottom="0.5pt solid #000000"/>
    </style:style>
    <style:style style:name="节点列表.C2" style:family="table-cell">
      <style:table-cell-properties fo:padding="0.097cm" fo:border-left="0.5pt solid #000000" fo:border-right="0.5pt solid #000000" fo:border-top="none" fo:border-bottom="0.5pt solid #000000"/>
    </style:style>
    <style:style style:name="节点列表.3" style:family="table-row">
      <style:table-row-properties style:min-row-height="0.808cm"/>
    </style:style>
    <style:style style:name="验证列表" style:family="table">
      <style:table-properties style:width="16.993cm" table:align="left"/>
    </style:style>
    <style:style style:name="验证列表.A" style:family="table-column">
      <style:table-column-properties style:column-width="3.297cm"/>
    </style:style>
    <style:style style:name="验证列表.B" style:family="table-column">
      <style:table-column-properties style:column-width="8.036cm"/>
    </style:style>
    <style:style style:name="验证列表.C" style:family="table-column">
      <style:table-column-properties style:column-width="5.66cm"/>
    </style:style>
    <style:style style:name="验证列表.A1" style:family="table-cell">
      <style:table-cell-properties fo:padding="0.097cm" fo:border-left="0.5pt solid #000000" fo:border-right="none" fo:border-top="0.5pt solid #000000" fo:border-bottom="0.5pt solid #000000"/>
    </style:style>
    <style:style style:name="验证列表.C1" style:family="table-cell">
      <style:table-cell-properties fo:padding="0.097cm" fo:border="0.5pt solid #000000"/>
    </style:style>
    <style:style style:name="验证列表.A2" style:family="table-cell">
      <style:table-cell-properties fo:padding="0.097cm" fo:border-left="0.5pt solid #000000" fo:border-right="none" fo:border-top="none" fo:border-bottom="0.5pt solid #000000"/>
    </style:style>
    <style:style style:name="验证列表.C2" style:family="table-cell">
      <style:table-cell-properties fo:padding="0.097cm" fo:border-left="0.5pt solid #000000" fo:border-right="0.5pt solid #000000" fo:border-top="none" fo:border-bottom="0.5pt solid #000000"/>
    </style:style>
    <style:style style:name="方法列表" style:family="table">
      <style:table-properties style:width="16.993cm" table:align="left"/>
    </style:style>
    <style:style style:name="方法列表.A" style:family="table-column">
      <style:table-column-properties style:column-width="3.099cm"/>
    </style:style>
    <style:style style:name="方法列表.B" style:family="table-column">
      <style:table-column-properties style:column-width="7.394cm"/>
    </style:style>
    <style:style style:name="方法列表.C" style:family="table-column">
      <style:table-column-properties style:column-width="6.5cm"/>
    </style:style>
    <style:style style:name="方法列表.A1" style:family="table-cell">
      <style:table-cell-properties fo:padding="0.097cm" fo:border-left="0.5pt solid #000000" fo:border-right="none" fo:border-top="0.5pt solid #000000" fo:border-bottom="0.5pt solid #000000"/>
    </style:style>
    <style:style style:name="方法列表.C1" style:family="table-cell">
      <style:table-cell-properties fo:padding="0.097cm" fo:border="0.5pt solid #000000"/>
    </style:style>
    <style:style style:name="方法列表.A2" style:family="table-cell">
      <style:table-cell-properties fo:padding="0.097cm" fo:border-left="0.5pt solid #000000" fo:border-right="none" fo:border-top="none" fo:border-bottom="0.5pt solid #000000"/>
    </style:style>
    <style:style style:name="方法列表.C2" style:family="table-cell">
      <style:table-cell-properties fo:padding="0.097cm" fo:border-left="0.5pt solid #000000" fo:border-right="0.5pt solid #000000" fo:border-top="none" fo:border-bottom="0.5pt solid #000000"/>
    </style:style>
    <style:style style:name="入库列表" style:family="table">
      <style:table-properties style:width="16.993cm" table:align="left"/>
    </style:style>
    <style:style style:name="入库列表.A" style:family="table-column">
      <style:table-column-properties style:column-width="3.297cm"/>
    </style:style>
    <style:style style:name="入库列表.B" style:family="table-column">
      <style:table-column-properties style:column-width="7.71cm"/>
    </style:style>
    <style:style style:name="入库列表.C" style:family="table-column">
      <style:table-column-properties style:column-width="5.987cm"/>
    </style:style>
    <style:style style:name="入库列表.A1" style:family="table-cell">
      <style:table-cell-properties fo:padding="0.097cm" fo:border-left="0.5pt solid #000000" fo:border-right="none" fo:border-top="0.5pt solid #000000" fo:border-bottom="0.5pt solid #000000"/>
    </style:style>
    <style:style style:name="入库列表.C1" style:family="table-cell">
      <style:table-cell-properties fo:padding="0.097cm" fo:border="0.5pt solid #000000"/>
    </style:style>
    <style:style style:name="入库列表.A2" style:family="table-cell">
      <style:table-cell-properties fo:padding="0.097cm" fo:border-left="0.5pt solid #000000" fo:border-right="none" fo:border-top="none" fo:border-bottom="0.5pt solid #000000"/>
    </style:style>
    <style:style style:name="入库列表.C2" style:family="table-cell">
      <style:table-cell-properties fo:padding="0.097cm" fo:border-left="0.5pt solid #000000" fo:border-right="0.5pt solid #000000" fo:border-top="none" fo:border-bottom="0.5pt solid #000000"/>
    </style:style>
    <style:style style:name="成果列表" style:family="table">
      <style:table-properties style:width="16.993cm" table:align="left"/>
    </style:style>
    <style:style style:name="成果列表.A" style:family="table-column">
      <style:table-column-properties style:column-width="3.598cm"/>
    </style:style>
    <style:style style:name="成果列表.B" style:family="table-column">
      <style:table-column-properties style:column-width="7.735cm"/>
    </style:style>
    <style:style style:name="成果列表.C" style:family="table-column">
      <style:table-column-properties style:column-width="5.66cm"/>
    </style:style>
    <style:style style:name="成果列表.A1" style:family="table-cell">
      <style:table-cell-properties fo:padding="0.097cm" fo:border-left="0.5pt solid #000000" fo:border-right="none" fo:border-top="0.5pt solid #000000" fo:border-bottom="0.5pt solid #000000"/>
    </style:style>
    <style:style style:name="成果列表.C1" style:family="table-cell">
      <style:table-cell-properties fo:padding="0.097cm" fo:border="0.5pt solid #000000"/>
    </style:style>
    <style:style style:name="成果列表.A2" style:family="table-cell">
      <style:table-cell-properties fo:padding="0.097cm" fo:border-left="0.5pt solid #000000" fo:border-right="none" fo:border-top="none" fo:border-bottom="0.5pt solid #000000"/>
    </style:style>
    <style:style style:name="成果列表.C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able_20_Contents">
      <style:text-properties style:text-position="0% 100%" fo:font-weight="normal" style:font-weight-asian="normal" style:font-weight-complex="normal"/>
    </style:style>
    <style:style style:name="P6" style:family="paragraph" style:parent-style-name="Table_20_Contents">
      <style:text-properties officeooo:rsid="002282b0" officeooo:paragraph-rsid="002282b0"/>
    </style:style>
    <style:style style:name="P7" style:family="paragraph" style:parent-style-name="Text_20_body">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8" style:family="paragraph" style:parent-style-name="Text_20_body">
      <style:paragraph-properties fo:break-before="page"/>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9" style:family="paragraph" style:parent-style-name="Text_20_body">
      <style:text-properties style:font-name="Liberation Sans" fo:font-size="18pt" fo:font-weight="bold" style:font-name-asian="微软雅黑" style:font-size-asian="18pt" style:font-weight-asian="bold" style:font-name-complex="Lucida Sans" style:font-size-complex="18pt" style:font-weight-complex="bold"/>
    </style:style>
    <style:style style:name="P10" style:family="paragraph" style:parent-style-name="Text_20_body">
      <style:text-properties style:font-name="Liberation Sans" fo:font-size="18pt" fo:font-weight="bold" officeooo:rsid="00229cce" officeooo:paragraph-rsid="00229cce" style:font-name-asian="微软雅黑" style:font-size-asian="18pt" style:font-weight-asian="bold" style:font-name-complex="Lucida Sans" style:font-size-complex="18pt" style:font-weight-complex="bold"/>
    </style:style>
    <style:style style:name="P11" style:family="paragraph" style:parent-style-name="Text_20_body">
      <style:text-properties officeooo:paragraph-rsid="0026df87"/>
    </style:style>
    <style:style style:name="P12" style:family="paragraph" style:parent-style-name="Heading_20_1">
      <style:paragraph-properties fo:break-before="page"/>
    </style:style>
    <style:style style:name="P13" style:family="paragraph" style:parent-style-name="Heading_20_2">
      <style:text-properties officeooo:paragraph-rsid="0026df87"/>
    </style:style>
    <style:style style:name="T1"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2" style:family="text">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T3" style:family="text">
      <style:text-properties style:font-name="Liberation Sans" fo:font-size="16pt" fo:font-weight="bold" officeooo:rsid="0026df87" style:font-name-asian="微软雅黑" style:font-size-asian="16pt" style:font-weight-asian="bold" style:font-name-complex="Lucida Sans" style:font-size-complex="16pt" style:font-weight-complex="bold"/>
    </style:style>
    <style:style style:name="T4" style:family="text">
      <style:text-properties style:font-name="Liberation Sans" fo:font-size="16pt" fo:font-weight="bold" officeooo:rsid="000e1747" style:font-name-asian="微软雅黑" style:font-size-asian="16pt" style:font-weight-asian="bold" style:font-name-complex="Lucida Sans" style:font-size-complex="16pt" style:font-weight-complex="bold"/>
    </style:style>
    <style:style style:name="T5" style:family="text">
      <style:text-properties style:font-name="Liberation Sans" fo:font-size="28pt" fo:font-weight="bold" style:font-name-asian="微软雅黑" style:font-size-asian="28pt" style:font-weight-asian="bold" style:font-name-complex="Lucida Sans" style:font-size-complex="28pt" style:font-weight-complex="bold"/>
    </style:style>
    <style:style style:name="T6" style:family="text">
      <style:text-properties style:font-name="Liberation Sans" fo:font-size="14pt" fo:font-weight="bold" style:font-name-asian="微软雅黑" style:font-size-asian="14pt" style:font-weight-asian="bold" style:font-name-complex="Lucida Sans" style:font-size-complex="14pt" style:font-weight-complex="bold"/>
    </style:style>
    <style:style style:name="T7"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8" style:family="text">
      <style:text-properties fo:color="#dde8cb" loext:opacity="100%"/>
    </style:style>
    <style:style style:name="T9" style:family="text">
      <style:text-properties fo:color="#cccccc" loext:opacity="100%"/>
    </style:style>
    <style:style style:name="T10" style:family="text">
      <style:text-properties officeooo:rsid="000e1747"/>
    </style:style>
    <style:style style:name="T11" style:family="text">
      <style:text-properties officeooo:rsid="0026df8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设计说明</text:span>书 – <text:span text:style-name="T5">慧眼计划</text:span></text:p>
      <text:p text:style-name="P3">FpgaPublish</text:p>
      <text:h text:style-name="Heading_20_1" text:outline-level="1">1 <text:s/>文档信息</text:h>
      <text:p text:style-name="Text_20_body"><text:tab/><text:span text:style-name="T9">文档信息主要是描述当前文档的相关文档及参考的资源，用于联动或者快速理解设计。</text:span></text:p>
      <text:h text:style-name="Heading_20_2" text:outline-level="2">1.1 版本信息</text:h>
      <table:table table:name="版本信息" table:style-name="版本信息">
        <table:table-column table:style-name="版本信息.A"/>
        <table:table-column table:style-name="版本信息.B"/>
        <table:table-column table:style-name="版本信息.C"/>
        <table:table-row table:style-name="TableLine1456005781904">
          <table:table-cell table:style-name="版本信息.A1" office:value-type="string">
            <text:p text:style-name="Table_20_Contents">版本号</text:p>
          </table:table-cell>
          <table:table-cell table:style-name="版本信息.A1" office:value-type="string">
            <text:p text:style-name="Table_20_Contents">描述</text:p>
          </table:table-cell>
          <table:table-cell table:style-name="版本信息.C1" office:value-type="string">
            <text:p text:style-name="Table_20_Contents">链接</text:p>
          </table:table-cell>
        </table:table-row>
        <table:table-row table:style-name="TableLine1456005836912">
          <table:table-cell table:style-name="版本信息.A2" office:value-type="string">
            <text:p text:style-name="P6">V1.0</text:p>
          </table:table-cell>
          <table:table-cell table:style-name="版本信息.A2" office:value-type="string">
            <text:p text:style-name="P6">初始版本</text:p>
          </table:table-cell>
          <table:table-cell table:style-name="版本信息.C2" office:value-type="string">
            <text:p text:style-name="Table_20_Contents"/>
          </table:table-cell>
        </table:table-row>
        <table:table-row table:style-name="TableLine1456005834032">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row table:style-name="TableLine1456005827696">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
      <text:p text:style-name="Text_20_body"/>
      <text:h text:style-name="Heading_20_2" text:outline-level="2">1.2 <text:span text:style-name="T1">重要</text:span>特征</text:h>
      <table:table table:name="重要特征" table:style-name="重要特征" table:template-name="Default Style">
        <table:table-column table:style-name="重要特征.A"/>
        <table:table-column table:style-name="重要特征.B"/>
        <table:table-header-rows>
          <table:table-row table:style-name="TableLine1456005837776">
            <table:table-cell table:style-name="重要特征.A1" office:value-type="string">
              <text:p text:style-name="P2">特征</text:p>
            </table:table-cell>
            <table:table-cell table:style-name="重要特征.B1" office:value-type="string">
              <text:p text:style-name="P2">描述</text:p>
            </table:table-cell>
          </table:table-row>
        </table:table-header-rows>
        <table:table-row table:style-name="TableLine1456005829136">
          <table:table-cell table:style-name="重要特征.A2" office:value-type="string">
            <text:p text:style-name="P1">* 摄像头驱动</text:p>
          </table:table-cell>
          <table:table-cell table:style-name="重要特征.B2" office:value-type="string">
            <text:p text:style-name="P1"/>
          </table:table-cell>
        </table:table-row>
      </table:table>
      <text:p text:style-name="Text_20_body"/>
      <text:p text:style-name="Text_20_body"/>
      <text:h text:style-name="P12" text:outline-level="1" text:is-list-header="true">2 <text:s/>设计原理</text:h>
      <text:p text:style-name="Text_20_body"><text:tab/><text:span text:style-name="T8">本章简述了本设计涉及的一些基本原理，通过原理性的分析，实现整个设计，并完成优化和测试。</text:span></text:p>
      <text:h text:style-name="Heading_20_2" text:outline-level="2">2.1 <text:s/><text:span text:style-name="T1">原理</text:span><text:span text:style-name="T2">1-数据采集</text:span></text:h>
      <text:h text:style-name="Heading_20_3" text:outline-level="3">2.1.1 <text:s/><text:span text:style-name="T6">上位机驱动USB摄像头</text:span></text:h>
      <text:h text:style-name="Heading_20_3" text:outline-level="3">2.1.2 <text:s/>linux驱动USB摄像头</text:h>
      <text:h text:style-name="Heading_20_3" text:outline-level="3">2.1.3 <text:s/>FPGA驱动MIPI摄像头</text:h>
      <text:h text:style-name="Heading_20_2" text:outline-level="2">2.2 <text:s/>原理2-<text:span text:style-name="T7">显示控制</text:span></text:h>
      <text:p text:style-name="P9"/>
      <text:h text:style-name="Heading_20_2" text:outline-level="2">2.3 <text:s/>原理3-<text:span text:style-name="T1">滤波算法</text:span></text:h>
      <text:p text:style-name="P10"/>
      <text:h text:style-name="Heading_20_2" text:outline-level="2">2.4 <text:s/>原理4-识别算法</text:h>
      <text:p text:style-name="Text_20_body"/>
      <text:h text:style-name="Heading_20_2" text:outline-level="2">2.5 <text:s/>原理5-视觉应用</text:h>
      <text:p text:style-name="P7"/>
      <text:p text:style-name="P7"/>
      <text:p text:style-name="P8"/>
      <text:h text:style-name="Heading_20_1" text:outline-level="1">3 <text:s/>设计框架</text:h>
      <text:p text:style-name="Text_20_body"><text:tab/><text:span text:style-name="T8">基于上一章的原理，构建满足需求的框架，形成稳定的设计系统，在系统中添加各种内容，将框架转化为成品。</text:span></text:p>
      <text:h text:style-name="Heading_20_2" text:outline-level="2">3.1 <text:s/>总框架</text:h>
      <text:p text:style-name="Text_20_body"><draw:frame draw:style-name="fr2" draw:name="系统框架" text:anchor-type="char" svg:width="16.722cm" svg:height="23.664cm" draw:z-index="0"><draw:image xlink:href="Pictures/10000001000003160000045EA06551A8F0EB71E5.png" xlink:type="simple" xlink:show="embed" xlink:actuate="onLoad" draw:mime-type="image/png"/></draw:frame></text:p>
      <text:h text:style-name="Heading_20_2" text:outline-level="2">3.2 <text:s/>子<text:span text:style-name="T1">系统</text:span>框架1--<text:span text:style-name="T1">PC</text:span></text:h>
      <text:p text:style-name="Text_20_body"><text:line-break/><text:line-break/><text:line-break/><text:line-break/><draw:frame draw:style-name="fr1" draw:name="PC框架" text:anchor-type="char" svg:width="16.722cm" svg:height="23.664cm" draw:z-index="0"><draw:image xlink:href="Pictures/10000001000003160000045E9C5FFA10CB701BDF.png" xlink:type="simple" xlink:show="embed" xlink:actuate="onLoad" draw:mime-type="image/png"/></draw:frame><text:line-break/><text:line-break/></text:p>
      <text:h text:style-name="P13" text:outline-level="2">3.<text:span text:style-name="T11">3</text:span> <text:s/>子<text:span text:style-name="T1">系统</text:span>框架1—<text:span text:style-name="T1">PS</text:span></text:h>
      <text:p text:style-name="P11"><draw:frame draw:style-name="fr2" draw:name="PS框架" text:anchor-type="char" svg:width="16.722cm" svg:height="23.664cm" draw:z-index="0"><draw:image xlink:href="Pictures/10000001000003160000045ECC31D0158A37C1F8.png" xlink:type="simple" xlink:show="embed" xlink:actuate="onLoad" draw:mime-type="image/png"/></draw:frame></text:p>
      <text:h text:style-name="P13" text:outline-level="2"><text:span text:style-name="T1">3.</text:span><text:span text:style-name="T3">4</text:span><text:span text:style-name="T1"> <text:s/>子系统框架1—PL</text:span></text:h>
      <text:p text:style-name="Text_20_body"/>
      <text:p text:style-name="Text_20_body"/>
      <text:p text:style-name="Text_20_body"><draw:frame draw:style-name="fr1" draw:name="PL框架" text:anchor-type="char" svg:width="16.722cm" svg:height="22.943cm" draw:z-index="0"><draw:image xlink:href="Pictures/10000001000003160000045EEDFEFFF396EDDFCC.png" xlink:type="simple" xlink:show="embed" xlink:actuate="onLoad" draw:mime-type="image/png"/></draw:frame></text:p>
      <text:h text:style-name="Heading_20_1" text:outline-level="1">4 <text:s/>设计节点</text:h>
      <text:p text:style-name="Text_20_body"><text:tab/><text:span text:style-name="T9">在框架构建完成后，就可以在框架下添加对应的节点。节点负责实现框架中预期的功能。</text:span></text:p>
      <table:table table:name="节点列表" table:style-name="节点列表">
        <table:table-column table:style-name="节点列表.A"/>
        <table:table-column table:style-name="节点列表.B"/>
        <table:table-column table:style-name="节点列表.C"/>
        <table:table-row table:style-name="TableLine1456005821936">
          <table:table-cell table:style-name="节点列表.A1" office:value-type="string">
            <text:p text:style-name="Table_20_Contents">节点名称</text:p>
          </table:table-cell>
          <table:table-cell table:style-name="节点列表.A1" office:value-type="string">
            <text:p text:style-name="Table_20_Contents">节点作用</text:p>
          </table:table-cell>
          <table:table-cell table:style-name="节点列表.C1" office:value-type="string">
            <text:p text:style-name="Table_20_Contents">节点说明</text:p>
          </table:table-cell>
        </table:table-row>
        <table:table-row table:style-name="TableLine1456005832304">
          <table:table-cell table:style-name="节点列表.A2" office:value-type="string">
            <text:p text:style-name="Table_20_Contents">测试阶段</text:p>
          </table:table-cell>
          <table:table-cell table:style-name="节点列表.A2" office:value-type="string">
            <text:p text:style-name="Table_20_Contents">测试各个模块的可行性</text:p>
          </table:table-cell>
          <table:table-cell table:style-name="节点列表.C2" office:value-type="string">
            <text:p text:style-name="Table_20_Contents">以最短的时间完成主体框架的验证</text:p>
          </table:table-cell>
        </table:table-row>
        <table:table-row table:style-name="节点列表.3">
          <table:table-cell table:style-name="节点列表.A2" office:value-type="string">
            <text:p text:style-name="Table_20_Contents">规范阶段</text:p>
          </table:table-cell>
          <table:table-cell table:style-name="节点列表.A2" office:value-type="string">
            <text:p text:style-name="Table_20_Contents">添加各个规范模块进行运行</text:p>
          </table:table-cell>
          <table:table-cell table:style-name="节点列表.C2" office:value-type="string">
            <text:p text:style-name="Table_20_Contents">确认整个项目唯一的设计规范，开始批量</text:p>
          </table:table-cell>
        </table:table-row>
      </table:table>
      <text:p text:style-name="Text_20_body"/>
      <text:h text:style-name="Heading_20_2" text:outline-level="2">4.1 <text:s/>节点<text:span text:style-name="T10">1—</text:span><text:span text:style-name="T4">测试阶段</text:span></text:h>
      <text:p text:style-name="Text_20_body"><text:tab/>测试了主CPU的运行及拓展框架，具体内容详见框架。测试项目主要是代码可运行性和拓展性。</text:p>
      <text:h text:style-name="Heading_20_2" text:outline-level="2">4.2 <text:s/>节点2—规范阶段</text:h>
      <text:p text:style-name="Text_20_body"><text:tab/>完成各个子系统的设计规范的统一，并通过规范文件加载到编辑器。整个设计的标准按照自上而下的设计理念，进行从文件夹到最终文件的统一。</text:p>
      <text:p text:style-name="Text_20_body"/>
      <text:p text:style-name="Text_20_body"/>
      <text:p text:style-name="Text_20_body"/>
      <text:h text:style-name="P12" text:outline-level="1">5 <text:s/>设计验证</text:h>
      <text:p text:style-name="Text_20_body"><text:tab/><text:span text:style-name="T9">在设计节点时，都需要有对应的验证方法。这些方法负责检测设计是否达到预期的要求。</text:span></text:p>
      <table:table table:name="验证列表" table:style-name="验证列表">
        <table:table-column table:style-name="验证列表.A"/>
        <table:table-column table:style-name="验证列表.B"/>
        <table:table-column table:style-name="验证列表.C"/>
        <table:table-row table:style-name="TableLine1456005834896">
          <table:table-cell table:style-name="验证列表.A1" office:value-type="string">
            <text:p text:style-name="Table_20_Contents">验证名称</text:p>
          </table:table-cell>
          <table:table-cell table:style-name="验证列表.A1" office:value-type="string">
            <text:p text:style-name="Table_20_Contents">验证内容</text:p>
          </table:table-cell>
          <table:table-cell table:style-name="验证列表.C1" office:value-type="string">
            <text:p text:style-name="Table_20_Contents">验证效果</text:p>
          </table:table-cell>
        </table:table-row>
        <table:table-row table:style-name="TableLine1456005839216">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1456005850448">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1456005843824">
          <table:table-cell table:style-name="验证列表.A2" office:value-type="string">
            <text:p text:style-name="Table_20_Contents"/>
          </table:table-cell>
          <table:table-cell table:style-name="验证列表.A2" office:value-type="string">
            <text:p text:style-name="P5"/>
          </table:table-cell>
          <table:table-cell table:style-name="验证列表.C2" office:value-type="string">
            <text:p text:style-name="Table_20_Contents"/>
          </table:table-cell>
        </table:table-row>
      </table:table>
      <text:p text:style-name="Text_20_body"/>
      <text:h text:style-name="Heading_20_2" text:outline-level="2">5.1 <text:s/>验证1--</text:h>
      <text:p text:style-name="Text_20_body"/>
      <text:p text:style-name="Text_20_body"/>
      <text:p text:style-name="Text_20_body"/>
      <text:p text:style-name="P4"/>
      <text:h text:style-name="Heading_20_1" text:outline-level="1">6 <text:s/>方法总结</text:h>
      <text:p text:style-name="Text_20_body"><text:tab/><text:span text:style-name="T9">设计过程中，对设计方法的优化和整理记录于本章，实现设计效率的提高，需要按照需求进行总结。</text:span></text:p>
      <table:table table:name="方法列表" table:style-name="方法列表">
        <table:table-column table:style-name="方法列表.A"/>
        <table:table-column table:style-name="方法列表.B"/>
        <table:table-column table:style-name="方法列表.C"/>
        <table:table-row table:style-name="TableLine1456005840080">
          <table:table-cell table:style-name="方法列表.A1" office:value-type="string">
            <text:p text:style-name="Table_20_Contents">方法名称</text:p>
          </table:table-cell>
          <table:table-cell table:style-name="方法列表.A1" office:value-type="string">
            <text:p text:style-name="Table_20_Contents">方法描述</text:p>
          </table:table-cell>
          <table:table-cell table:style-name="方法列表.C1" office:value-type="string">
            <text:p text:style-name="Table_20_Contents">优化方向</text:p>
          </table:table-cell>
        </table:table-row>
        <table:table-row table:style-name="TableLine1456005841520">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row table:style-name="TableLine1456005845552">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
      <text:p text:style-name="Text_20_body"/>
      <text:h text:style-name="Heading_20_2" text:outline-level="2">6.1 <text:s/>方法1--</text:h>
      <text:p text:style-name="Text_20_body"/>
      <text:p text:style-name="Text_20_body"/>
      <text:p text:style-name="Text_20_body"/>
      <text:h text:style-name="P12" text:outline-level="1">7 <text:s/>入库管理</text:h>
      <text:p text:style-name="Text_20_body"><text:tab/><text:span text:style-name="T9">在完成设计后，每个模块需要加载到设计库，用于确保后续的使用稳定，同时降低重复设计带来的时间消耗。</text:span></text:p>
      <table:table table:name="入库列表" table:style-name="入库列表">
        <table:table-column table:style-name="入库列表.A"/>
        <table:table-column table:style-name="入库列表.B"/>
        <table:table-column table:style-name="入库列表.C"/>
        <table:table-row table:style-name="TableLine1456005855056">
          <table:table-cell table:style-name="入库列表.A1" office:value-type="string">
            <text:p text:style-name="Table_20_Contents">入库项目</text:p>
          </table:table-cell>
          <table:table-cell table:style-name="入库列表.A1" office:value-type="string">
            <text:p text:style-name="Table_20_Contents">项目描述</text:p>
          </table:table-cell>
          <table:table-cell table:style-name="入库列表.C1" office:value-type="string">
            <text:p text:style-name="Table_20_Contents">入库形式</text:p>
          </table:table-cell>
        </table:table-row>
        <table:table-row table:style-name="TableLine1456005855344">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row table:style-name="TableLine1456005844688">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
      <text:p text:style-name="Text_20_body"/>
      <text:h text:style-name="Heading_20_2" text:outline-level="2">7.1 <text:s/>入库1--</text:h>
      <text:p text:style-name="Text_20_body"/>
      <text:p text:style-name="Text_20_body"/>
      <text:p text:style-name="Text_20_body"/>
      <text:h text:style-name="P12" text:outline-level="1">8 <text:s/>成果展示</text:h>
      <text:p text:style-name="Text_20_body"><text:tab/><text:span text:style-name="T9">设计整体效果的展示，用于为后续开发或者拓展提供思路，需要准确的数据和生动的模型。</text:span></text:p>
      <table:table table:name="成果列表" table:style-name="成果列表">
        <table:table-column table:style-name="成果列表.A"/>
        <table:table-column table:style-name="成果列表.B"/>
        <table:table-column table:style-name="成果列表.C"/>
        <table:table-row table:style-name="TableLine1456005844976">
          <table:table-cell table:style-name="成果列表.A1" office:value-type="string">
            <text:p text:style-name="Table_20_Contents">成果名称</text:p>
          </table:table-cell>
          <table:table-cell table:style-name="成果列表.A1" office:value-type="string">
            <text:p text:style-name="Table_20_Contents">成果描述</text:p>
          </table:table-cell>
          <table:table-cell table:style-name="成果列表.C1" office:value-type="string">
            <text:p text:style-name="Table_20_Contents">成果效果</text:p>
          </table:table-cell>
        </table:table-row>
        <table:table-row table:style-name="TableLine1456005856208">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1456005851888">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1456005848144">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
      <text:p text:style-name="Text_20_body"/>
      <text:h text:style-name="Heading_20_2" text:outline-level="2">8.1 <text:s/>成果1--</text:h>
      <text:p text:style-name="Text_20_body"/>
      <text:p text:style-name="Text_20_body"/>
    </office:text>
  </office:body>
</office:document-content>
</file>

<file path=Object 2/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2/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egoe UI" svg:font-family="'Segoe UI'"/>
    <style:font-face style:name="微软雅黑" svg:font-family="微软雅黑" style:font-family-generic="system" style:font-pitch="variable"/>
    <style:font-face style:name="新宋体" svg:font-family="新宋体" style:font-family-generic="modern" style:font-pitch="fixed"/>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设计规范文件</text:p>
      <text:p text:style-name="Preformatted_20_Text">## 1 <text:s/>PA-octave设计规范</text:p>
      <text:p text:style-name="Preformatted_20_Text">### 1.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srcs | | octave源文件目录 | </text:p>
      <text:p text:style-name="Preformatted_20_Text">| | xxx.datas | | 测试优化所记录的数据 | </text:p>
      <text:p text:style-name="Preformatted_20_Text">| | xxx.rules | | 设计原理及实现方法的记录 | </text:p>
      <text:p text:style-name="Preformatted_20_Text">| | xxx.sims | | modelism仿真文件所处位置 | </text:p>
      <text:p text:style-name="Preformatted_20_Text"/>
      <text:p text:style-name="Preformatted_20_Text">### 1.2 <text:s/>主要语言规范-octave </text:p>
      <text:p text:style-name="Preformatted_20_Text">```matlab</text:p>
      <text:p text:style-name="Preformatted_20_Text">##################################################################################</text:p>
      <text:p text:style-name="Preformatted_20_Text">## Company: fpgaPublish</text:p>
      <text:p text:style-name="Preformatted_20_Text">## Engineer: f</text:p>
      <text:p text:style-name="Preformatted_20_Text">## </text:p>
      <text:p text:style-name="Preformatted_20_Text">## Create Date: 2022/12/30 14:44:08</text:p>
      <text:p text:style-name="Preformatted_20_Text">## Design Name: imag_size</text:p>
      <text:p text:style-name="Preformatted_20_Text">## Module Name: </text:p>
      <text:p text:style-name="Preformatted_20_Text">## Project Name: </text:p>
      <text:p text:style-name="Preformatted_20_Text">## Target Devices: </text:p>
      <text:p text:style-name="Preformatted_20_Text">## Tool Versions: octave </text:p>
      <text:p text:style-name="Preformatted_20_Text">## Description: </text:p>
      <text:p text:style-name="Preformatted_20_Text">## </text:p>
      <text:p text:style-name="Preformatted_20_Text">## Dependencies: </text:p>
      <text:p text:style-name="Preformatted_20_Text">## <text:s/></text:p>
      <text:p text:style-name="Preformatted_20_Text">## Revision: </text:p>
      <text:p text:style-name="Preformatted_20_Text">## Revision 0.01 - File Created </text:p>
      <text:p text:style-name="Preformatted_20_Text">## Additional Comments:</text:p>
      <text:p text:style-name="Preformatted_20_Text">## </text:p>
      <text:p text:style-name="Preformatted_20_Text">##################################################################################</text:p>
      <text:p text:style-name="Preformatted_20_Text"/>
      <text:p text:style-name="Preformatted_20_Text"># ================================================================================</text:p>
      <text:p text:style-name="Preformatted_20_Text"># pre-function to init env</text:p>
      <text:p text:style-name="Preformatted_20_Text">clear(); </text:p>
      <text:p text:style-name="Preformatted_20_Text"><text:s/></text:p>
      <text:p text:style-name="Preformatted_20_Text"># ================================================================================</text:p>
      <text:p text:style-name="Preformatted_20_Text"># data calculate and solve</text:p>
      <text:p text:style-name="Preformatted_20_Text"># --------------------------------------------------------------------------------</text:p>
      <text:p text:style-name="Preformatted_20_Text"># note minutia</text:p>
      <text:p text:style-name="Preformatted_20_Text"/>
      <text:p text:style-name="Preformatted_20_Text"/>
      <text:p text:style-name="Preformatted_20_Text"># ================================================================================</text:p>
      <text:p text:style-name="Preformatted_20_Text"># result display</text:p>
      <text:p text:style-name="Preformatted_20_Text"/>
      <text:p text:style-name="Preformatted_20_Text"># ================================================================================</text:p>
      <text:p text:style-name="Preformatted_20_Text"># assert if get right </text:p>
      <text:p text:style-name="Preformatted_20_Text"/>
      <text:p text:style-name="Preformatted_20_Text">```</text:p>
      <text:p text:style-name="Preformatted_20_Text">---</text:p>
      <text:p text:style-name="Preformatted_20_Text"/>
      <text:p text:style-name="Preformatted_20_Text">## 2 <text:s/>PC-Qt设计规范</text:p>
      <text:p text:style-name="Preformatted_20_Text">### 2.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 | | QT工程所在目录 | </text:p>
      <text:p text:style-name="Preformatted_20_Text">| | | debug | 调试程序</text:p>
      <text:p text:style-name="Preformatted_20_Text">| | | release | 发布程序</text:p>
      <text:p text:style-name="Preformatted_20_Text">| | | software | 第三方软件</text:p>
      <text:p text:style-name="Preformatted_20_Text">| | | src | 除主界面外所有的源代码 | </text:p>
      <text:p text:style-name="Preformatted_20_Text">| | xxx.datas | | 测试优化所记录的数据 | </text:p>
      <text:p text:style-name="Preformatted_20_Text">| | xxx.rules | | 设计原理及实现方法的记录 | </text:p>
      <text:p text:style-name="Preformatted_20_Text">| | xxx.execs | | 设计可执行文件 | </text:p>
      <text:p text:style-name="Preformatted_20_Text"/>
      <text:p text:style-name="Preformatted_20_Text">### 2.2 <text:s/>主要语言规范-CPP</text:p>
      <text:p text:style-name="Preformatted_20_Text">* cpp文件</text:p>
      <text:p text:style-name="Preformatted_20_Text">```cpp </text:p>
      <text:p text:style-name="Preformatted_20_Text">//////////////////////////////////////////////////////////////////////////////////</text:p>
      <text:p text:style-name="Preformatted_20_Text">// Company: Fpga Publish</text:p>
      <text:p text:style-name="Preformatted_20_Text">// Engineer: F</text:p>
      <text:p text:style-name="Preformatted_20_Text">//</text:p>
      <text:p text:style-name="Preformatted_20_Text">// Create Date: 2023 12:05:15</text:p>
      <text:p text:style-name="Preformatted_20_Text">// Design Name:</text:p>
      <text:p text:style-name="Preformatted_20_Text">// Module Name: main.cpp</text:p>
      <text:p text:style-name="Preformatted_20_Text">// Project Name:</text:p>
      <text:p text:style-name="Preformatted_20_Text">// Target Devices:</text:p>
      <text:p text:style-name="Preformatted_20_Text">// Tool Versions:</text:p>
      <text:p text:style-name="Preformatted_20_Text">// Description:</text:p>
      <text:p text:style-name="Preformatted_20_Text">//</text:p>
      <text:p text:style-name="Preformatted_20_Text">// Dependencies:</text:p>
      <text:p text:style-name="Preformatted_20_Text">//</text:p>
      <text:p text:style-name="Preformatted_20_Text">// Revision: 0.01</text:p>
      <text:p text:style-name="Preformatted_20_Text">// Revision 0.01 - File Created</text:p>
      <text:p text:style-name="Preformatted_20_Text">// Additional Comments:</text:p>
      <text:p text:style-name="Preformatted_20_Text">// <text:s text:c="9"/>1. path = D:/demo rather than D:/demo/</text:p>
      <text:p text:style-name="Preformatted_20_Text">//////////////////////////////////////////////////////////////////////////////////</text:p>
      <text:p text:style-name="Preformatted_20_Text"/>
      <text:p text:style-name="Preformatted_20_Text">// =======================================================</text:p>
      <text:p text:style-name="Preformatted_20_Text">// head file</text:p>
      <text:p text:style-name="Preformatted_20_Text"/>
      <text:p text:style-name="Preformatted_20_Text">void main()</text:p>
      <text:p text:style-name="Preformatted_20_Text">{</text:p>
      <text:p text:style-name="Preformatted_20_Text"><text:s text:c="4"/>// --------------------------------------------------</text:p>
      <text:p text:style-name="Preformatted_20_Text"><text:s text:c="4"/>// note minutia</text:p>
      <text:p text:style-name="Preformatted_20_Text">}</text:p>
      <text:p text:style-name="Preformatted_20_Text">// ========================================================</text:p>
      <text:p text:style-name="Preformatted_20_Text">// note section</text:p>
      <text:p text:style-name="Preformatted_20_Text"/>
      <text:p text:style-name="Preformatted_20_Text">```</text:p>
      <text:p text:style-name="Preformatted_20_Text">* h文件</text:p>
      <text:p text:style-name="Preformatted_20_Text">```cpp</text:p>
      <text:p text:style-name="Preformatted_20_Text">// =======================================================</text:p>
      <text:p text:style-name="Preformatted_20_Text">// head file</text:p>
      <text:p text:style-name="Preformatted_20_Text">class mainwindown : public QMainWindow </text:p>
      <text:p text:style-name="Preformatted_20_Text">{</text:p>
      <text:p text:style-name="Preformatted_20_Text"><text:s text:c="4"/>// ----------------------------------------------------</text:p>
      <text:p text:style-name="Preformatted_20_Text"><text:s text:c="4"/>// </text:p>
      <text:p text:style-name="Preformatted_20_Text">}</text:p>
      <text:p text:style-name="Preformatted_20_Text"/>
      <text:p text:style-name="Preformatted_20_Text">```</text:p>
      <text:p text:style-name="Preformatted_20_Text"/>
      <text:p text:style-name="Preformatted_20_Text">---</text:p>
      <text:p text:style-name="Preformatted_20_Text"/>
      <text:p text:style-name="Preformatted_20_Text">## 3 <text:s/>PS-ARM设计规范</text:p>
      <text:p text:style-name="Preformatted_20_Text">### 3.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 | | ARM工程所在目录 | </text:p>
      <text:p text:style-name="Preformatted_20_Text">| | | Debug | 调试程序操作目录 | </text:p>
      <text:p text:style-name="Preformatted_20_Text">| | | src | 所有的用户源代码 | </text:p>
      <text:p text:style-name="Preformatted_20_Text">| | xxx.datas | | 测试优化所记录的数据 | </text:p>
      <text:p text:style-name="Preformatted_20_Text">| | xxx.rules | | 设计原理及实现方法的记录 | </text:p>
      <text:p text:style-name="Preformatted_20_Text">| | xxx.packs | | 提取的可调用的封装函数 |</text:p>
      <text:p text:style-name="Preformatted_20_Text">| | xxx.boots | | 可下载的发布文件 | <text:s/></text:p>
      <text:p text:style-name="Preformatted_20_Text"/>
      <text:p text:style-name="Preformatted_20_Text">### 3.2 <text:s/>主要语言规范-C</text:p>
      <text:p text:style-name="Preformatted_20_Text">* c文件</text:p>
      <text:p text:style-name="Preformatted_20_Text">```c </text:p>
      <text:p text:style-name="Preformatted_20_Text">//////////////////////////////////////////////////////////////////////////////////</text:p>
      <text:p text:style-name="Preformatted_20_Text">// Company: Fpga Publish</text:p>
      <text:p text:style-name="Preformatted_20_Text">// Engineer: F </text:p>
      <text:p text:style-name="Preformatted_20_Text">// </text:p>
      <text:p text:style-name="Preformatted_20_Text">// Create Date: 2023/07/03 22:53:48</text:p>
      <text:p text:style-name="Preformatted_20_Text">// Design Name: </text:p>
      <text:p text:style-name="Preformatted_20_Text">// Module Name: net_subs</text:p>
      <text:p text:style-name="Preformatted_20_Text">// Project Name: </text:p>
      <text:p text:style-name="Preformatted_20_Text">// Target Devices: ZYNQ7010 &amp; XAUG</text:p>
      <text:p text:style-name="Preformatted_20_Text">// Tool Versions: vitis 2022.2 || vitis 2021.1</text:p>
      <text:p text:style-name="Preformatted_20_Text">// Description: </text:p>
      <text:p text:style-name="Preformatted_20_Text">// </text:p>
      <text:p text:style-name="Preformatted_20_Text">// Dependencies: </text:p>
      <text:p text:style-name="Preformatted_20_Text">// </text:p>
      <text:p text:style-name="Preformatted_20_Text">// Revision: 0.01 </text:p>
      <text:p text:style-name="Preformatted_20_Text">// Revision 0.01 - File Created</text:p>
      <text:p text:style-name="Preformatted_20_Text">// Additional Comments:</text:p>
      <text:p text:style-name="Preformatted_20_Text">// </text:p>
      <text:p text:style-name="Preformatted_20_Text">//////////////////////////////////////////////////////////////////////////////////</text:p>
      <text:p text:style-name="Preformatted_20_Text"/>
      <text:p text:style-name="Preformatted_20_Text">// =======================================================</text:p>
      <text:p text:style-name="Preformatted_20_Text">// head file</text:p>
      <text:p text:style-name="Preformatted_20_Text"/>
      <text:p text:style-name="Preformatted_20_Text">void main()</text:p>
      <text:p text:style-name="Preformatted_20_Text">{</text:p>
      <text:p text:style-name="Preformatted_20_Text"><text:s text:c="4"/>// --------------------------------------------------</text:p>
      <text:p text:style-name="Preformatted_20_Text"><text:s text:c="4"/>// note minutia</text:p>
      <text:p text:style-name="Preformatted_20_Text"><text:s text:c="4"/></text:p>
      <text:p text:style-name="Preformatted_20_Text">}</text:p>
      <text:p text:style-name="Preformatted_20_Text">// ========================================================</text:p>
      <text:p text:style-name="Preformatted_20_Text">// note section</text:p>
      <text:p text:style-name="Preformatted_20_Text"/>
      <text:p text:style-name="Preformatted_20_Text">```</text:p>
      <text:p text:style-name="Preformatted_20_Text">* h文件</text:p>
      <text:p text:style-name="Preformatted_20_Text">```c </text:p>
      <text:p text:style-name="Preformatted_20_Text">// ======================================================</text:p>
      <text:p text:style-name="Preformatted_20_Text">// head file </text:p>
      <text:p text:style-name="Preformatted_20_Text"/>
      <text:p text:style-name="Preformatted_20_Text"/>
      <text:p text:style-name="Preformatted_20_Text">// ======================================================</text:p>
      <text:p text:style-name="Preformatted_20_Text">// function</text:p>
      <text:p text:style-name="Preformatted_20_Text"/>
      <text:p text:style-name="Preformatted_20_Text">// ----------------------------------------------</text:p>
      <text:p text:style-name="Preformatted_20_Text">// function 1</text:p>
      <text:p text:style-name="Preformatted_20_Text"/>
      <text:p text:style-name="Preformatted_20_Text"/>
      <text:p text:style-name="Preformatted_20_Text">```</text:p>
      <text:p text:style-name="Preformatted_20_Text"/>
      <text:p text:style-name="Preformatted_20_Text"/>
      <text:p text:style-name="Preformatted_20_Text">---</text:p>
      <text:p text:style-name="Preformatted_20_Text"/>
      <text:p text:style-name="Preformatted_20_Text">## 4 <text:s/>PL-FPGA设计规范</text:p>
      <text:p text:style-name="Preformatted_20_Text">### 4.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srcs | | vivado包括仿真和设计的所有源文件 | </text:p>
      <text:p text:style-name="Preformatted_20_Text">| | xxx.datas | | 测试优化所记录的数据 | </text:p>
      <text:p text:style-name="Preformatted_20_Text">| | xxx.rules | | 设计原理及实现方法的记录 | </text:p>
      <text:p text:style-name="Preformatted_20_Text">| | xxx.packs | | 当前工程封装好的IP |</text:p>
      <text:p text:style-name="Preformatted_20_Text">| | xxx.boots | | 可下载的硬件配置文件 | <text:s/></text:p>
      <text:p text:style-name="Preformatted_20_Text">| | xxx.cores | | 当前工程调用的IP | </text:p>
      <text:p text:style-name="Preformatted_20_Text"/>
      <text:p text:style-name="Preformatted_20_Text">### 4.2 <text:s/>主要语言规范-V</text:p>
      <text:p text:style-name="Preformatted_20_Text">```v </text:p>
      <text:p text:style-name="Preformatted_20_Text">//////////////////////////////////////////////////////////////////////////////////</text:p>
      <text:p text:style-name="Preformatted_20_Text">// Company: </text:p>
      <text:p text:style-name="Preformatted_20_Text">// Engineer: </text:p>
      <text:p text:style-name="Preformatted_20_Text">// </text:p>
      <text:p text:style-name="Preformatted_20_Text">// Create Date: 2023/02/12 16:47:15</text:p>
      <text:p text:style-name="Preformatted_20_Text">// Design Name: </text:p>
      <text:p text:style-name="Preformatted_20_Text">// Module Name: sccb_prtc</text:p>
      <text:p text:style-name="Preformatted_20_Text">// Project Name: </text:p>
      <text:p text:style-name="Preformatted_20_Text">// Target Devices: </text:p>
      <text:p text:style-name="Preformatted_20_Text">// Tool Versions: </text:p>
      <text:p text:style-name="Preformatted_20_Text">// Description: </text:p>
      <text:p text:style-name="Preformatted_20_Text">// </text:p>
      <text:p text:style-name="Preformatted_20_Text">// Dependencies: </text:p>
      <text:p text:style-name="Preformatted_20_Text">// </text:p>
      <text:p text:style-name="Preformatted_20_Text">// Revision:</text:p>
      <text:p text:style-name="Preformatted_20_Text">// Revision 0.01 - File Created</text:p>
      <text:p text:style-name="Preformatted_20_Text">// Additional Comments:</text:p>
      <text:p text:style-name="Preformatted_20_Text">// </text:p>
      <text:p text:style-name="Preformatted_20_Text">//////////////////////////////////////////////////////////////////////////////////</text:p>
      <text:p text:style-name="Preformatted_20_Text">// ========================================================</text:p>
      <text:p text:style-name="Preformatted_20_Text">// localparam to converation and calculate</text:p>
      <text:p text:style-name="Preformatted_20_Text"/>
      <text:p text:style-name="Preformatted_20_Text">// -------------------------------------------------------</text:p>
      <text:p text:style-name="Preformatted_20_Text">// param class</text:p>
      <text:p text:style-name="Preformatted_20_Text"/>
      <text:p text:style-name="Preformatted_20_Text">```</text:p>
      <text:p text:style-name="Preformatted_20_Text"/>
      <text:p text:style-name="Preformatted_20_Text"/>
      <text:p text:style-name="Preformatted_20_Text">---</text:p>
      <text:p text:style-name="Preformatted_20_Text"/>
      <text:p text:style-name="Preformatted_20_Text">## 5 <text:s/>变量统一命名</text:p>
      <text:p text:style-name="Preformatted_20_Text">### 5.1 <text:s/>常量</text:p>
      <text:p text:style-name="Preformatted_20_Text">* 全部大写，表明不随程序运行发生变化</text:p>
      <text:p text:style-name="Preformatted_20_Text">* 包括了常数、宏定义、常数函数</text:p>
      <text:p text:style-name="Preformatted_20_Text">* 不控制长度，尽可能使用全称</text:p>
      <text:p text:style-name="Preformatted_20_Text"/>
      <text:p text:style-name="Preformatted_20_Text">### 5.2 <text:s/>变量</text:p>
      <text:p text:style-name="Preformatted_20_Text">* 全部小写，表明可以发生变化</text:p>
      <text:p text:style-name="Preformatted_20_Text">* 包括各种数据、类、信号、槽、模块、程序、结构体、函数</text:p>
      <text:p text:style-name="Preformatted_20_Text">* 控制长度，需要和同含义的变量保持等长，方便批量复制连接</text:p>
      <text:p text:style-name="Preformatted_20_Text">* 常见的构型如下</text:p>
      <text:p text:style-name="Preformatted_20_Text"><text:s text:c="4"/>* r_shk_thres_mdata</text:p>
      <text:p text:style-name="Preformatted_20_Text"><text:s text:c="8"/>* r_: 前缀，表明属性，常有w-线、v-值、u-例化，可以省略</text:p>
      <text:p text:style-name="Preformatted_20_Text"><text:s text:c="8"/>* shk：总线，所属的大类，可省略 </text:p>
      <text:p text:style-name="Preformatted_20_Text"><text:s text:c="8"/>* thres： 名称，变量的主题名称，不可省略</text:p>
      <text:p text:style-name="Preformatted_20_Text"><text:s text:c="8"/>* mdata： 别称，变量在大类中所属的别称</text:p>
      <text:p text:style-name="Preformatted_20_Text"><text:s text:c="4"/>* 上述四个除了名称可以拓展，其他全部限定使用\w字符</text:p>
      <text:p text:style-name="Preformatted_20_Text">* 变量的严格程度随所属的层次而逐步提高</text:p>
      <text:p text:style-name="Preformatted_20_Text"><text:s text:c="4"/>* 如果是只作用于本次操作，可以使用i、j这样的单字母</text:p>
      <text:p text:style-name="Preformatted_20_Text"><text:s text:c="4"/>* 如果需要传递到其他的模块</text:p>
      <text:p text:style-name="Preformatted_20_Text"><text:s text:c="4"/>* 则必须表明类名</text:p>
      <text:p text:style-name="Preformatted_20_Text"><text:s text:c="4"/>* 如果需要批量传输到其他的类</text:p>
      <text:p text:style-name="Preformatted_20_Text"><text:s text:c="4"/>* 则必须全部具备</text:p>
      <text:p text:style-name="Preformatted_20_Text">* 以上的编程语言都需要人为判断变量的作用范围</text:p>
      <text:p text:style-name="Preformatted_20_Text"><text:s text:c="4"/>* 脚本语言和TCL基本上都只在本文件作用</text:p>
      <text:p text:style-name="Preformatted_20_Text"><text:s text:c="4"/>* 参数通过脚本调用时传递</text:p>
      <text:p text:style-name="Preformatted_20_Text"><text:s text:c="4"/>* 所以不需要类名和别称</text:p>
      <text:p text:style-name="Preformatted_20_Text"><text:s text:c="4"/>* 不过属性有时还是需要添加的</text:p>
      <text:p text:style-name="Preformatted_20_Text">&gt; 速记：信号来自A路B车的前照灯</text:p>
      <text:p text:style-name="Preformatted_20_Text">&gt; 名称：s_a_b_fontlight </text:p>
      <text:p text:style-name="Preformatted_20_Text">&gt; 层次：某类东西从某个通道的某个物体的某个部分发出，即：类型-大类-具体-部分</text:p>
      <text:p text:style-name="Preformatted_20_Text"><text:s text:c="8"/></text:p>
      <text:p text:style-name="Preformatted_20_Text">### 5.3 其他结构</text:p>
      <text:p text:style-name="Preformatted_20_Text">* 一些有开发平台确定的结构</text:p>
      <text:p text:style-name="Preformatted_20_Text"><text:s text:c="4"/>* 例如QT自动生成的窗口</text:p>
      <text:p text:style-name="Preformatted_20_Text"><text:s text:c="4"/>* ARM生成的UDP框架</text:p>
      <text:p text:style-name="Preformatted_20_Text"><text:s text:c="4"/>* 这些代码不受规范约束</text:p>
      <text:p text:style-name="Preformatted_20_Text"><text:s text:c="4"/>* 直接在上面添加即可</text:p>
      <text:p text:style-name="Preformatted_20_Text"><text:s text:c="4"/></text:p>
      <text:p text:style-name="Preformatted_20_Text">### 5.4 规定的前缀含义</text:p>
      <text:p text:style-name="Preformatted_20_Text">| 前缀 | 说明 |</text:p>
      <text:p text:style-name="Preformatted_20_Text">| --- | --- | </text:p>
      <text:p text:style-name="Preformatted_20_Text">| u_ <text:s/>| 层次单元，用于描述当前的设计层次 |</text:p>
      <text:p text:style-name="Preformatted_20_Text">| v_ <text:s/>| 变量，所有可被修改的量，用于控制 | </text:p>
      <text:p text:style-name="Preformatted_20_Text">| n_ <text:s/>| 数量，可以用于计算的量 | </text:p>
      <text:p text:style-name="Preformatted_20_Text">| c_ <text:s/>| 类或者结构体这类集合型的变量 | </text:p>
      <text:p text:style-name="Preformatted_20_Text">| r_ <text:s/>| 寄存器变量，多用于地址或者RTL级描述 | </text:p>
      <text:p text:style-name="Preformatted_20_Text">| w_ <text:s/>| 连接变量，多指代传递量 | </text:p>
      <text:p text:style-name="Preformatted_20_Text">| io_ | 输入量，多用于接口 | </text:p>
      <text:p text:style-name="Preformatted_20_Text">| m_ <text:s/>| 主机标志，多用于总线和具备强关联的变量 | </text:p>
      <text:p text:style-name="Preformatted_20_Text">| s_ <text:s/>| 从机标志，与主机量匹配使用 | </text:p>
    </office:text>
  </office:body>
</office:document-content>
</file>

<file path=Object 2/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egoe UI" svg:font-family="'Segoe UI'"/>
    <style:font-face style:name="微软雅黑" svg:font-family="微软雅黑" style:font-family-generic="system" style:font-pitch="variable"/>
    <style:font-face style:name="新宋体" svg:font-family="新宋体"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egoe U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font-name-asian="Segoe UI"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sian="Segoe UI" style:font-family-asian="'Segoe UI'"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Segoe UI" style:font-family-asian="'Segoe UI'"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name-asian="Segoe UI" style:font-family-asian="'Segoe UI'"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798cm"/>
    </style:style>
    <style:style style:name="版本信息.B" style:family="table-column">
      <style:table-column-properties style:column-width="8.535cm"/>
    </style:style>
    <style:style style:name="版本信息.C" style:family="table-column">
      <style:table-column-properties style:column-width="5.66cm"/>
    </style:style>
    <style:style style:name="版本信息.A1" style:family="table-cell">
      <style:table-cell-properties fo:background-color="#00a933" fo:padding="0.097cm" fo:border-left="0.5pt solid #000000" fo:border-right="none" fo:border-top="0.5pt solid #000000" fo:border-bottom="0.5pt solid #000000">
        <style:background-image/>
      </style:table-cell-properties>
    </style:style>
    <style:style style:name="版本信息.C1" style:family="table-cell">
      <style:table-cell-properties fo:background-color="#00a933" fo:padding="0.097cm" fo:border="0.5pt solid #000000">
        <style:background-image/>
      </style:table-cell-properties>
    </style:style>
    <style:style style:name="版本信息.A2" style:family="table-cell">
      <style:table-cell-properties fo:padding="0.097cm" fo:border-left="0.5pt solid #000000" fo:border-right="none" fo:border-top="none" fo:border-bottom="0.5pt solid #000000"/>
    </style:style>
    <style:style style:name="版本信息.B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版本信息.A3" style:family="table-cell">
      <style:table-cell-properties fo:padding="0.097cm" fo:border-left="0.5pt solid #000000" fo:border-right="none" fo:border-top="none" fo:border-bottom="0.5pt solid #000000"/>
    </style:style>
    <style:style style:name="版本信息.B3" style:family="table-cell">
      <style:table-cell-properties fo:padding="0.097cm" fo:border-left="0.5pt solid #000000" fo:border-right="none" fo:border-top="none" fo:border-bottom="0.5pt solid #000000"/>
    </style:style>
    <style:style style:name="版本信息.C3" style:family="table-cell">
      <style:table-cell-properties fo:padding="0.097cm" fo:border-left="0.5pt solid #000000" fo:border-right="0.5pt solid #000000" fo:border-top="none" fo:border-bottom="0.5pt solid #000000"/>
    </style:style>
    <style:style style:name="版本信息.A4" style:family="table-cell">
      <style:table-cell-properties fo:padding="0.097cm" fo:border-left="0.5pt solid #000000" fo:border-right="none" fo:border-top="none" fo:border-bottom="0.5pt solid #000000"/>
    </style:style>
    <style:style style:name="版本信息.B4" style:family="table-cell">
      <style:table-cell-properties fo:padding="0.097cm" fo:border-left="0.5pt solid #000000" fo:border-right="none" fo:border-top="none" fo:border-bottom="0.5pt solid #000000"/>
    </style:style>
    <style:style style:name="版本信息.C4" style:family="table-cell">
      <style:table-cell-properties fo:padding="0.097cm" fo:border-left="0.5pt solid #000000" fo:border-right="0.5pt solid #000000" fo:border-top="none" fo:border-bottom="0.5pt solid #000000"/>
    </style:style>
    <style:style style:name="修订历史" style:family="table">
      <style:table-properties style:width="16.993cm" table:align="left"/>
    </style:style>
    <style:style style:name="修订历史.A" style:family="table-column">
      <style:table-column-properties style:column-width="2.798cm"/>
    </style:style>
    <style:style style:name="修订历史.B" style:family="table-column">
      <style:table-column-properties style:column-width="9.297cm"/>
    </style:style>
    <style:style style:name="修订历史.C" style:family="table-column">
      <style:table-column-properties style:column-width="4.898cm"/>
    </style:style>
    <style:style style:name="修订历史.A1" style:family="table-cell">
      <style:table-cell-properties fo:background-color="#00a933" fo:padding="0.097cm" fo:border-left="0.5pt solid #000000" fo:border-right="none" fo:border-top="0.5pt solid #000000" fo:border-bottom="none">
        <style:background-image/>
      </style:table-cell-properties>
    </style:style>
    <style:style style:name="修订历史.C1" style:family="table-cell">
      <style:table-cell-properties fo:background-color="#00a933" fo:padding="0.097cm" fo:border-left="0.5pt solid #000000" fo:border-right="0.5pt solid #000000" fo:border-top="0.5pt solid #000000" fo:border-bottom="none">
        <style:background-image/>
      </style:table-cell-properties>
    </style:style>
    <style:style style:name="修订历史.A2" style:family="table-cell">
      <style:table-cell-properties fo:background-color="#ffffff" fo:padding="0.097cm" fo:border-left="0.5pt solid #000000" fo:border-right="none" fo:border-top="none" fo:border-bottom="0.5pt solid #000000">
        <style:background-image/>
      </style:table-cell-properties>
    </style:style>
    <style:style style:name="修订历史.C2" style:family="table-cell">
      <style:table-cell-properties fo:background-color="#ffffff" fo:padding="0.097cm" fo:border-left="0.5pt solid #000000" fo:border-right="0.5pt solid #000000" fo:border-top="none" fo:border-bottom="0.5pt solid #000000">
        <style:background-image/>
      </style:table-cell-properties>
    </style:style>
    <style:style style:name="系统设计规范" style:family="table">
      <style:table-properties style:width="16.993cm" table:align="left"/>
    </style:style>
    <style:style style:name="系统设计规范.A" style:family="table-column">
      <style:table-column-properties style:column-width="1.66cm"/>
    </style:style>
    <style:style style:name="系统设计规范.B" style:family="table-column">
      <style:table-column-properties style:column-width="4.138cm"/>
    </style:style>
    <style:style style:name="系统设计规范.C" style:family="table-column">
      <style:table-column-properties style:column-width="4.036cm"/>
    </style:style>
    <style:style style:name="系统设计规范.D" style:family="table-column">
      <style:table-column-properties style:column-width="4.034cm"/>
    </style:style>
    <style:style style:name="系统设计规范.E" style:family="table-column">
      <style:table-column-properties style:column-width="3.126cm"/>
    </style:style>
    <style:style style:name="系统设计规范.A1" style:family="table-cell">
      <style:table-cell-properties fo:background-color="#00a933" fo:padding="0.097cm" fo:border-left="0.5pt solid #000000" fo:border-right="none" fo:border-top="0.5pt solid #000000" fo:border-bottom="0.5pt solid #000000">
        <style:background-image/>
      </style:table-cell-properties>
    </style:style>
    <style:style style:name="系统设计规范.E1" style:family="table-cell">
      <style:table-cell-properties fo:background-color="#00a933" fo:padding="0.097cm" fo:border="0.5pt solid #000000">
        <style:background-image/>
      </style:table-cell-properties>
    </style:style>
    <style:style style:name="系统设计规范.A2" style:family="table-cell">
      <style:table-cell-properties fo:padding="0.097cm" fo:border-left="0.5pt solid #000000" fo:border-right="none" fo:border-top="none" fo:border-bottom="0.5pt solid #000000"/>
    </style:style>
    <style:style style:name="系统设计规范.B2" style:family="table-cell">
      <style:table-cell-properties fo:padding="0.097cm" fo:border-left="0.5pt solid #000000" fo:border-right="none" fo:border-top="none" fo:border-bottom="0.5pt solid #000000"/>
    </style:style>
    <style:style style:name="系统设计规范.C2" style:family="table-cell">
      <style:table-cell-properties fo:padding="0.097cm" fo:border-left="0.5pt solid #000000" fo:border-right="none" fo:border-top="none" fo:border-bottom="0.5pt solid #000000"/>
    </style:style>
    <style:style style:name="系统设计规范.D2" style:family="table-cell">
      <style:table-cell-properties fo:padding="0.097cm" fo:border-left="0.5pt solid #000000" fo:border-right="none" fo:border-top="none" fo:border-bottom="0.5pt solid #000000"/>
    </style:style>
    <style:style style:name="系统设计规范.E2" style:family="table-cell">
      <style:table-cell-properties fo:padding="0.097cm" fo:border-left="0.5pt solid #000000" fo:border-right="0.5pt solid #000000" fo:border-top="none" fo:border-bottom="0.5pt solid #000000"/>
    </style:style>
    <style:style style:name="系统设计规范.A3" style:family="table-cell">
      <style:table-cell-properties fo:padding="0.097cm" fo:border-left="0.5pt solid #000000" fo:border-right="none" fo:border-top="none" fo:border-bottom="0.5pt solid #000000"/>
    </style:style>
    <style:style style:name="系统设计规范.B3" style:family="table-cell">
      <style:table-cell-properties fo:padding="0.097cm" fo:border-left="0.5pt solid #000000" fo:border-right="none" fo:border-top="none" fo:border-bottom="0.5pt solid #000000"/>
    </style:style>
    <style:style style:name="系统设计规范.C3" style:family="table-cell">
      <style:table-cell-properties fo:padding="0.097cm" fo:border-left="0.5pt solid #000000" fo:border-right="none" fo:border-top="none" fo:border-bottom="0.5pt solid #000000"/>
    </style:style>
    <style:style style:name="系统设计规范.D3" style:family="table-cell">
      <style:table-cell-properties fo:padding="0.097cm" fo:border-left="0.5pt solid #000000" fo:border-right="none" fo:border-top="none" fo:border-bottom="0.5pt solid #000000"/>
    </style:style>
    <style:style style:name="系统设计规范.E3" style:family="table-cell">
      <style:table-cell-properties fo:padding="0.097cm" fo:border-left="0.5pt solid #000000" fo:border-right="0.5pt solid #000000" fo:border-top="none" fo:border-bottom="0.5pt solid #000000"/>
    </style:style>
    <style:style style:name="系统设计规范.A4" style:family="table-cell">
      <style:table-cell-properties fo:padding="0.097cm" fo:border-left="0.5pt solid #000000" fo:border-right="none" fo:border-top="none" fo:border-bottom="0.5pt solid #000000"/>
    </style:style>
    <style:style style:name="系统设计规范.B4" style:family="table-cell">
      <style:table-cell-properties fo:padding="0.097cm" fo:border-left="0.5pt solid #000000" fo:border-right="none" fo:border-top="none" fo:border-bottom="0.5pt solid #000000"/>
    </style:style>
    <style:style style:name="系统设计规范.C4" style:family="table-cell">
      <style:table-cell-properties fo:padding="0.097cm" fo:border-left="0.5pt solid #000000" fo:border-right="none" fo:border-top="none" fo:border-bottom="0.5pt solid #000000"/>
    </style:style>
    <style:style style:name="系统设计规范.D4" style:family="table-cell">
      <style:table-cell-properties fo:padding="0.097cm" fo:border-left="0.5pt solid #000000" fo:border-right="none" fo:border-top="none" fo:border-bottom="0.5pt solid #000000"/>
    </style:style>
    <style:style style:name="系统设计规范.E4" style:family="table-cell">
      <style:table-cell-properties fo:padding="0.097cm" fo:border-left="0.5pt solid #000000" fo:border-right="0.5pt solid #000000" fo:border-top="none" fo:border-bottom="0.5pt solid #000000"/>
    </style:style>
    <style:style style:name="算法设计规范" style:family="table">
      <style:table-properties style:width="16.993cm" table:align="left"/>
    </style:style>
    <style:style style:name="算法设计规范.A" style:family="table-column">
      <style:table-column-properties style:column-width="1.66cm"/>
    </style:style>
    <style:style style:name="算法设计规范.B" style:family="table-column">
      <style:table-column-properties style:column-width="4.138cm"/>
    </style:style>
    <style:style style:name="算法设计规范.C" style:family="table-column">
      <style:table-column-properties style:column-width="4.036cm"/>
    </style:style>
    <style:style style:name="算法设计规范.D" style:family="table-column">
      <style:table-column-properties style:column-width="4.034cm"/>
    </style:style>
    <style:style style:name="算法设计规范.E" style:family="table-column">
      <style:table-column-properties style:column-width="3.126cm"/>
    </style:style>
    <style:style style:name="算法设计规范.A1" style:family="table-cell">
      <style:table-cell-properties fo:background-color="#00a933" fo:padding="0.097cm" fo:border-left="0.5pt solid #000000" fo:border-right="none" fo:border-top="0.5pt solid #000000" fo:border-bottom="none">
        <style:background-image/>
      </style:table-cell-properties>
    </style:style>
    <style:style style:name="算法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算法设计规范.A2" style:family="table-cell">
      <style:table-cell-properties fo:padding="0.097cm" fo:border-left="0.5pt solid #000000" fo:border-right="none" fo:border-top="none" fo:border-bottom="0.5pt solid #000000"/>
    </style:style>
    <style:style style:name="算法设计规范.B2" style:family="table-cell">
      <style:table-cell-properties fo:padding="0.097cm" fo:border-left="0.5pt solid #000000" fo:border-right="none" fo:border-top="none" fo:border-bottom="0.5pt solid #000000"/>
    </style:style>
    <style:style style:name="算法设计规范.C2" style:family="table-cell">
      <style:table-cell-properties fo:padding="0.097cm" fo:border-left="0.5pt solid #000000" fo:border-right="none" fo:border-top="none" fo:border-bottom="0.5pt solid #000000"/>
    </style:style>
    <style:style style:name="算法设计规范.D2" style:family="table-cell">
      <style:table-cell-properties fo:padding="0.097cm" fo:border-left="0.5pt solid #000000" fo:border-right="none" fo:border-top="none" fo:border-bottom="0.5pt solid #000000"/>
    </style:style>
    <style:style style:name="算法设计规范.E2" style:family="table-cell">
      <style:table-cell-properties fo:padding="0.097cm" fo:border-left="0.5pt solid #000000" fo:border-right="0.5pt solid #000000" fo:border-top="none" fo:border-bottom="0.5pt solid #000000"/>
    </style:style>
    <style:style style:name="软件设计规范" style:family="table">
      <style:table-properties style:width="16.993cm" table:align="left"/>
    </style:style>
    <style:style style:name="软件设计规范.A" style:family="table-column">
      <style:table-column-properties style:column-width="1.66cm"/>
    </style:style>
    <style:style style:name="软件设计规范.B" style:family="table-column">
      <style:table-column-properties style:column-width="4.138cm"/>
    </style:style>
    <style:style style:name="软件设计规范.C" style:family="table-column">
      <style:table-column-properties style:column-width="4.036cm"/>
    </style:style>
    <style:style style:name="软件设计规范.D" style:family="table-column">
      <style:table-column-properties style:column-width="4.034cm"/>
    </style:style>
    <style:style style:name="软件设计规范.E" style:family="table-column">
      <style:table-column-properties style:column-width="3.126cm"/>
    </style:style>
    <style:style style:name="软件设计规范.A1" style:family="table-cell">
      <style:table-cell-properties fo:background-color="#00a933" fo:padding="0.097cm" fo:border-left="0.5pt solid #000000" fo:border-right="none" fo:border-top="0.5pt solid #000000" fo:border-bottom="none">
        <style:background-image/>
      </style:table-cell-properties>
    </style:style>
    <style:style style:name="软件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软件设计规范.A2" style:family="table-cell">
      <style:table-cell-properties fo:padding="0.097cm" fo:border-left="0.5pt solid #000000" fo:border-right="none" fo:border-top="none" fo:border-bottom="none"/>
    </style:style>
    <style:style style:name="软件设计规范.B2" style:family="table-cell">
      <style:table-cell-properties fo:padding="0.097cm" fo:border-left="0.5pt solid #000000" fo:border-right="none" fo:border-top="none" fo:border-bottom="none"/>
    </style:style>
    <style:style style:name="软件设计规范.C2" style:family="table-cell">
      <style:table-cell-properties fo:padding="0.097cm" fo:border-left="0.5pt solid #000000" fo:border-right="none" fo:border-top="none" fo:border-bottom="none"/>
    </style:style>
    <style:style style:name="软件设计规范.D2" style:family="table-cell">
      <style:table-cell-properties fo:padding="0.097cm" fo:border-left="0.5pt solid #000000" fo:border-right="none" fo:border-top="none" fo:border-bottom="none"/>
    </style:style>
    <style:style style:name="软件设计规范.E2" style:family="table-cell">
      <style:table-cell-properties fo:padding="0.097cm" fo:border-left="0.5pt solid #000000" fo:border-right="0.5pt solid #000000" fo:border-top="none" fo:border-bottom="none"/>
    </style:style>
    <style:style style:name="嵌软设计规范" style:family="table">
      <style:table-properties style:width="16.993cm" table:align="left"/>
    </style:style>
    <style:style style:name="嵌软设计规范.A" style:family="table-column">
      <style:table-column-properties style:column-width="1.66cm"/>
    </style:style>
    <style:style style:name="嵌软设计规范.B" style:family="table-column">
      <style:table-column-properties style:column-width="4.138cm"/>
    </style:style>
    <style:style style:name="嵌软设计规范.C" style:family="table-column">
      <style:table-column-properties style:column-width="4.036cm"/>
    </style:style>
    <style:style style:name="嵌软设计规范.D" style:family="table-column">
      <style:table-column-properties style:column-width="4.034cm"/>
    </style:style>
    <style:style style:name="嵌软设计规范.E" style:family="table-column">
      <style:table-column-properties style:column-width="3.126cm"/>
    </style:style>
    <style:style style:name="嵌软设计规范.A1" style:family="table-cell">
      <style:table-cell-properties fo:background-color="#00a933" fo:padding="0.097cm" fo:border-left="0.5pt solid #000000" fo:border-right="none" fo:border-top="0.5pt solid #000000" fo:border-bottom="none">
        <style:background-image/>
      </style:table-cell-properties>
    </style:style>
    <style:style style:name="嵌软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嵌软设计规范.A2" style:family="table-cell">
      <style:table-cell-properties fo:padding="0.097cm" fo:border-left="0.5pt solid #000000" fo:border-right="none" fo:border-top="none" fo:border-bottom="none"/>
    </style:style>
    <style:style style:name="嵌软设计规范.B2" style:family="table-cell">
      <style:table-cell-properties fo:padding="0.097cm" fo:border-left="0.5pt solid #000000" fo:border-right="none" fo:border-top="none" fo:border-bottom="none"/>
    </style:style>
    <style:style style:name="嵌软设计规范.C2" style:family="table-cell">
      <style:table-cell-properties fo:padding="0.097cm" fo:border-left="0.5pt solid #000000" fo:border-right="none" fo:border-top="none" fo:border-bottom="none"/>
    </style:style>
    <style:style style:name="嵌软设计规范.D2" style:family="table-cell">
      <style:table-cell-properties fo:padding="0.097cm" fo:border-left="0.5pt solid #000000" fo:border-right="none" fo:border-top="none" fo:border-bottom="none"/>
    </style:style>
    <style:style style:name="嵌软设计规范.E2" style:family="table-cell">
      <style:table-cell-properties fo:padding="0.097cm" fo:border-left="0.5pt solid #000000" fo:border-right="0.5pt solid #000000" fo:border-top="none" fo:border-bottom="none"/>
    </style:style>
    <style:style style:name="FPGA设计规范" style:family="table">
      <style:table-properties style:width="16.993cm" table:align="left"/>
    </style:style>
    <style:style style:name="FPGA设计规范.A" style:family="table-column">
      <style:table-column-properties style:column-width="1.66cm"/>
    </style:style>
    <style:style style:name="FPGA设计规范.B" style:family="table-column">
      <style:table-column-properties style:column-width="4.138cm"/>
    </style:style>
    <style:style style:name="FPGA设计规范.C" style:family="table-column">
      <style:table-column-properties style:column-width="4.036cm"/>
    </style:style>
    <style:style style:name="FPGA设计规范.D" style:family="table-column">
      <style:table-column-properties style:column-width="4.034cm"/>
    </style:style>
    <style:style style:name="FPGA设计规范.E" style:family="table-column">
      <style:table-column-properties style:column-width="3.126cm"/>
    </style:style>
    <style:style style:name="FPGA设计规范.A1" style:family="table-cell">
      <style:table-cell-properties fo:background-color="#00a933" fo:padding="0.097cm" fo:border-left="0.5pt solid #000000" fo:border-right="none" fo:border-top="0.5pt solid #000000" fo:border-bottom="none">
        <style:background-image/>
      </style:table-cell-properties>
    </style:style>
    <style:style style:name="FPGA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FPGA设计规范.A2" style:family="table-cell">
      <style:table-cell-properties fo:padding="0.097cm" fo:border-left="0.5pt solid #000000" fo:border-right="none" fo:border-top="none" fo:border-bottom="none"/>
    </style:style>
    <style:style style:name="FPGA设计规范.B2" style:family="table-cell">
      <style:table-cell-properties fo:padding="0.097cm" fo:border-left="0.5pt solid #000000" fo:border-right="none" fo:border-top="none" fo:border-bottom="none"/>
    </style:style>
    <style:style style:name="FPGA设计规范.C2" style:family="table-cell">
      <style:table-cell-properties fo:padding="0.097cm" fo:border-left="0.5pt solid #000000" fo:border-right="none" fo:border-top="none" fo:border-bottom="none"/>
    </style:style>
    <style:style style:name="FPGA设计规范.D2" style:family="table-cell">
      <style:table-cell-properties fo:padding="0.097cm" fo:border-left="0.5pt solid #000000" fo:border-right="none" fo:border-top="none" fo:border-bottom="none"/>
    </style:style>
    <style:style style:name="FPGA设计规范.E2" style:family="table-cell">
      <style:table-cell-properties fo:padding="0.097cm" fo:border-left="0.5pt solid #000000" fo:border-right="0.5pt solid #000000" fo:border-top="none" fo:border-bottom="none"/>
    </style:style>
    <style:style style:name="项目节点" style:family="table">
      <style:table-properties table:align="margins"/>
    </style:style>
    <style:style style:name="项目节点.A" style:family="table-column">
      <style:table-column-properties style:rel-column-width="16383*"/>
    </style:style>
    <style:style style:name="项目节点.D" style:family="table-column">
      <style:table-column-properties style:rel-column-width="16386*"/>
    </style:style>
    <style:style style:name="项目节点.A1" style:family="table-cell">
      <style:table-cell-properties fo:background-color="#00a933" fo:padding="0.097cm" fo:border-left="0.5pt solid #000000" fo:border-right="none" fo:border-top="0.5pt solid #000000" fo:border-bottom="0.5pt solid #000000">
        <style:background-image/>
      </style:table-cell-properties>
    </style:style>
    <style:style style:name="项目节点.D1" style:family="table-cell">
      <style:table-cell-properties fo:background-color="#00a933" fo:padding="0.097cm" fo:border="0.5pt solid #000000">
        <style:background-image/>
      </style:table-cell-properties>
    </style:style>
    <style:style style:name="项目节点.A2" style:family="table-cell">
      <style:table-cell-properties fo:padding="0.097cm" fo:border-left="0.5pt solid #000000" fo:border-right="none" fo:border-top="none" fo:border-bottom="0.5pt solid #000000"/>
    </style:style>
    <style:style style:name="项目节点.B2" style:family="table-cell">
      <style:table-cell-properties fo:padding="0.097cm" fo:border-left="0.5pt solid #000000" fo:border-right="none" fo:border-top="none" fo:border-bottom="0.5pt solid #000000"/>
    </style:style>
    <style:style style:name="项目节点.C2" style:family="table-cell">
      <style:table-cell-properties fo:padding="0.097cm" fo:border-left="0.5pt solid #000000" fo:border-right="none" fo:border-top="none" fo:border-bottom="0.5pt solid #000000"/>
    </style:style>
    <style:style style:name="项目节点.D2" style:family="table-cell">
      <style:table-cell-properties fo:padding="0.097cm" fo:border-left="0.5pt solid #000000" fo:border-right="0.5pt solid #000000" fo:border-top="none" fo:border-bottom="0.5pt solid #000000"/>
    </style:style>
    <style:style style:name="项目节点.A3" style:family="table-cell">
      <style:table-cell-properties fo:padding="0.097cm" fo:border-left="0.5pt solid #000000" fo:border-right="none" fo:border-top="none" fo:border-bottom="0.5pt solid #000000"/>
    </style:style>
    <style:style style:name="项目节点.B3" style:family="table-cell">
      <style:table-cell-properties fo:padding="0.097cm" fo:border-left="0.5pt solid #000000" fo:border-right="none" fo:border-top="none" fo:border-bottom="0.5pt solid #000000"/>
    </style:style>
    <style:style style:name="项目节点.C3" style:family="table-cell">
      <style:table-cell-properties fo:padding="0.097cm" fo:border-left="0.5pt solid #000000" fo:border-right="none" fo:border-top="none" fo:border-bottom="0.5pt solid #000000"/>
    </style:style>
    <style:style style:name="项目节点.D3" style:family="table-cell">
      <style:table-cell-properties fo:padding="0.097cm" fo:border-left="0.5pt solid #000000" fo:border-right="0.5pt solid #000000" fo:border-top="none" fo:border-bottom="0.5pt solid #000000"/>
    </style:style>
    <style:style style:name="项目节点.A4" style:family="table-cell">
      <style:table-cell-properties fo:padding="0.097cm" fo:border-left="0.5pt solid #000000" fo:border-right="none" fo:border-top="none" fo:border-bottom="0.5pt solid #000000"/>
    </style:style>
    <style:style style:name="项目节点.B4" style:family="table-cell">
      <style:table-cell-properties fo:padding="0.097cm" fo:border-left="0.5pt solid #000000" fo:border-right="none" fo:border-top="none" fo:border-bottom="0.5pt solid #000000"/>
    </style:style>
    <style:style style:name="项目节点.C4" style:family="table-cell">
      <style:table-cell-properties fo:padding="0.097cm" fo:border-left="0.5pt solid #000000" fo:border-right="none" fo:border-top="none" fo:border-bottom="0.5pt solid #000000"/>
    </style:style>
    <style:style style:name="项目节点.D4" style:family="table-cell">
      <style:table-cell-properties fo:padding="0.097cm" fo:border-left="0.5pt solid #000000" fo:border-right="0.5pt solid #000000" fo:border-top="none" fo:border-bottom="0.5pt solid #000000"/>
    </style:style>
    <style:style style:name="项目节点.A5" style:family="table-cell">
      <style:table-cell-properties fo:padding="0.097cm" fo:border-left="0.5pt solid #000000" fo:border-right="none" fo:border-top="none" fo:border-bottom="0.5pt solid #000000"/>
    </style:style>
    <style:style style:name="项目节点.B5" style:family="table-cell">
      <style:table-cell-properties fo:padding="0.097cm" fo:border-left="0.5pt solid #000000" fo:border-right="none" fo:border-top="none" fo:border-bottom="0.5pt solid #000000"/>
    </style:style>
    <style:style style:name="项目节点.C5" style:family="table-cell">
      <style:table-cell-properties fo:padding="0.097cm" fo:border-left="0.5pt solid #000000" fo:border-right="none" fo:border-top="none" fo:border-bottom="0.5pt solid #000000"/>
    </style:style>
    <style:style style:name="项目节点.D5" style:family="table-cell">
      <style:table-cell-properties fo:padding="0.097cm" fo:border-left="0.5pt solid #000000" fo:border-right="0.5pt solid #000000" fo:border-top="none" fo:border-bottom="0.5pt solid #000000"/>
    </style:style>
    <style:style style:name="项目节点.A6" style:family="table-cell">
      <style:table-cell-properties fo:padding="0.097cm" fo:border-left="0.5pt solid #000000" fo:border-right="none" fo:border-top="none" fo:border-bottom="0.5pt solid #000000"/>
    </style:style>
    <style:style style:name="项目节点.B6" style:family="table-cell">
      <style:table-cell-properties fo:padding="0.097cm" fo:border-left="0.5pt solid #000000" fo:border-right="none" fo:border-top="none" fo:border-bottom="0.5pt solid #000000"/>
    </style:style>
    <style:style style:name="项目节点.C6" style:family="table-cell">
      <style:table-cell-properties fo:padding="0.097cm" fo:border-left="0.5pt solid #000000" fo:border-right="none" fo:border-top="none" fo:border-bottom="0.5pt solid #000000"/>
    </style:style>
    <style:style style:name="项目节点.D6" style:family="table-cell">
      <style:table-cell-properties fo:padding="0.097cm" fo:border-left="0.5pt solid #000000" fo:border-right="0.5pt solid #000000" fo:border-top="none" fo:border-bottom="0.5pt solid #000000"/>
    </style:style>
    <style:style style:name="项目节点.A7" style:family="table-cell">
      <style:table-cell-properties fo:padding="0.097cm" fo:border-left="0.5pt solid #000000" fo:border-right="none" fo:border-top="none" fo:border-bottom="0.5pt solid #000000"/>
    </style:style>
    <style:style style:name="项目节点.B7" style:family="table-cell">
      <style:table-cell-properties fo:padding="0.097cm" fo:border-left="0.5pt solid #000000" fo:border-right="none" fo:border-top="none" fo:border-bottom="0.5pt solid #000000"/>
    </style:style>
    <style:style style:name="项目节点.C7" style:family="table-cell">
      <style:table-cell-properties fo:padding="0.097cm" fo:border-left="0.5pt solid #000000" fo:border-right="none" fo:border-top="none" fo:border-bottom="0.5pt solid #000000"/>
    </style:style>
    <style:style style:name="项目节点.D7" style:family="table-cell">
      <style:table-cell-properties fo:padding="0.097cm" fo:border-left="0.5pt solid #000000" fo:border-right="0.5pt solid #000000" fo:border-top="none" fo:border-bottom="0.5pt solid #000000"/>
    </style:style>
    <style:style style:name="算法执行流程" style:family="table">
      <style:table-properties style:width="16.993cm" table:align="left"/>
    </style:style>
    <style:style style:name="算法执行流程.A" style:family="table-column">
      <style:table-column-properties style:column-width="3.297cm"/>
    </style:style>
    <style:style style:name="算法执行流程.B" style:family="table-column">
      <style:table-column-properties style:column-width="11.097cm"/>
    </style:style>
    <style:style style:name="算法执行流程.C" style:family="table-column">
      <style:table-column-properties style:column-width="2.6cm"/>
    </style:style>
    <style:style style:name="算法执行流程.A1" style:family="table-cell">
      <style:table-cell-properties fo:background-color="#00a933" fo:padding="0.097cm" fo:border-left="0.5pt solid #000000" fo:border-right="none" fo:border-top="0.5pt solid #000000" fo:border-bottom="0.5pt solid #000000">
        <style:background-image/>
      </style:table-cell-properties>
    </style:style>
    <style:style style:name="算法执行流程.C1" style:family="table-cell">
      <style:table-cell-properties fo:background-color="#00a933" fo:padding="0.097cm" fo:border="0.5pt solid #000000">
        <style:background-image/>
      </style:table-cell-properties>
    </style:style>
    <style:style style:name="算法执行流程.A2" style:family="table-cell">
      <style:table-cell-properties fo:padding="0.097cm" fo:border-left="0.5pt solid #000000" fo:border-right="none" fo:border-top="none" fo:border-bottom="0.5pt solid #000000"/>
    </style:style>
    <style:style style:name="算法执行流程.B2" style:family="table-cell">
      <style:table-cell-properties fo:padding="0.097cm" fo:border-left="0.5pt solid #000000" fo:border-right="none" fo:border-top="none" fo:border-bottom="0.5pt solid #000000"/>
    </style:style>
    <style:style style:name="算法执行流程.C2" style:family="table-cell">
      <style:table-cell-properties fo:padding="0.097cm" fo:border-left="0.5pt solid #000000" fo:border-right="0.5pt solid #000000" fo:border-top="none" fo:border-bottom="0.5pt solid #000000"/>
    </style:style>
    <style:style style:name="算法执行流程.A3" style:family="table-cell">
      <style:table-cell-properties fo:padding="0.097cm" fo:border-left="0.5pt solid #000000" fo:border-right="none" fo:border-top="none" fo:border-bottom="0.5pt solid #000000"/>
    </style:style>
    <style:style style:name="算法执行流程.B3" style:family="table-cell">
      <style:table-cell-properties fo:padding="0.097cm" fo:border-left="0.5pt solid #000000" fo:border-right="none" fo:border-top="none" fo:border-bottom="0.5pt solid #000000"/>
    </style:style>
    <style:style style:name="算法执行流程.C3" style:family="table-cell">
      <style:table-cell-properties fo:padding="0.097cm" fo:border-left="0.5pt solid #000000" fo:border-right="0.5pt solid #000000" fo:border-top="none" fo:border-bottom="0.5pt solid #000000"/>
    </style:style>
    <style:style style:name="上位机执行流程" style:family="table">
      <style:table-properties style:width="16.993cm" table:align="left"/>
    </style:style>
    <style:style style:name="上位机执行流程.A" style:family="table-column">
      <style:table-column-properties style:column-width="3.297cm"/>
    </style:style>
    <style:style style:name="上位机执行流程.B" style:family="table-column">
      <style:table-column-properties style:column-width="11.097cm"/>
    </style:style>
    <style:style style:name="上位机执行流程.C" style:family="table-column">
      <style:table-column-properties style:column-width="2.6cm"/>
    </style:style>
    <style:style style:name="上位机执行流程.A1" style:family="table-cell">
      <style:table-cell-properties fo:background-color="#00a933" fo:padding="0.097cm" fo:border-left="0.5pt solid #000000" fo:border-right="none" fo:border-top="0.5pt solid #000000" fo:border-bottom="none">
        <style:background-image/>
      </style:table-cell-properties>
    </style:style>
    <style:style style:name="上位机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上位机执行流程.A2" style:family="table-cell">
      <style:table-cell-properties fo:padding="0.097cm" fo:border-left="0.5pt solid #000000" fo:border-right="none" fo:border-top="none" fo:border-bottom="none"/>
    </style:style>
    <style:style style:name="上位机执行流程.B2" style:family="table-cell">
      <style:table-cell-properties fo:padding="0.097cm" fo:border-left="0.5pt solid #000000" fo:border-right="none" fo:border-top="none" fo:border-bottom="none"/>
    </style:style>
    <style:style style:name="上位机执行流程.C2" style:family="table-cell">
      <style:table-cell-properties fo:padding="0.097cm" fo:border-left="0.5pt solid #000000" fo:border-right="0.5pt solid #000000" fo:border-top="none" fo:border-bottom="none"/>
    </style:style>
    <style:style style:name="上位机执行流程.A3" style:family="table-cell">
      <style:table-cell-properties fo:padding="0.097cm" fo:border-left="0.5pt solid #000000" fo:border-right="none" fo:border-top="none" fo:border-bottom="0.5pt solid #000000"/>
    </style:style>
    <style:style style:name="上位机执行流程.B3" style:family="table-cell">
      <style:table-cell-properties fo:padding="0.097cm" fo:border-left="0.5pt solid #000000" fo:border-right="none" fo:border-top="none" fo:border-bottom="0.5pt solid #000000"/>
    </style:style>
    <style:style style:name="上位机执行流程.C3" style:family="table-cell">
      <style:table-cell-properties fo:padding="0.097cm" fo:border-left="0.5pt solid #000000" fo:border-right="0.5pt solid #000000" fo:border-top="none" fo:border-bottom="0.5pt solid #000000"/>
    </style:style>
    <style:style style:name="ARM执行流程" style:family="table">
      <style:table-properties style:width="16.993cm" table:align="left"/>
    </style:style>
    <style:style style:name="ARM执行流程.A" style:family="table-column">
      <style:table-column-properties style:column-width="3.297cm"/>
    </style:style>
    <style:style style:name="ARM执行流程.B" style:family="table-column">
      <style:table-column-properties style:column-width="11.097cm"/>
    </style:style>
    <style:style style:name="ARM执行流程.C" style:family="table-column">
      <style:table-column-properties style:column-width="2.6cm"/>
    </style:style>
    <style:style style:name="ARM执行流程.A1" style:family="table-cell">
      <style:table-cell-properties fo:background-color="#00a933" fo:padding="0.097cm" fo:border-left="0.5pt solid #000000" fo:border-right="none" fo:border-top="0.5pt solid #000000" fo:border-bottom="none">
        <style:background-image/>
      </style:table-cell-properties>
    </style:style>
    <style:style style:name="ARM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ARM执行流程.A2" style:family="table-cell">
      <style:table-cell-properties fo:padding="0.097cm" fo:border-left="0.5pt solid #000000" fo:border-right="none" fo:border-top="none" fo:border-bottom="none"/>
    </style:style>
    <style:style style:name="ARM执行流程.B2" style:family="table-cell">
      <style:table-cell-properties fo:padding="0.097cm" fo:border-left="0.5pt solid #000000" fo:border-right="none" fo:border-top="none" fo:border-bottom="none"/>
    </style:style>
    <style:style style:name="ARM执行流程.C2" style:family="table-cell">
      <style:table-cell-properties fo:padding="0.097cm" fo:border-left="0.5pt solid #000000" fo:border-right="0.5pt solid #000000" fo:border-top="none" fo:border-bottom="none"/>
    </style:style>
    <style:style style:name="ARM执行流程.A3" style:family="table-cell">
      <style:table-cell-properties fo:padding="0.097cm" fo:border-left="0.5pt solid #000000" fo:border-right="none" fo:border-top="none" fo:border-bottom="none"/>
    </style:style>
    <style:style style:name="ARM执行流程.B3" style:family="table-cell">
      <style:table-cell-properties fo:padding="0.097cm" fo:border-left="0.5pt solid #000000" fo:border-right="none" fo:border-top="none" fo:border-bottom="none"/>
    </style:style>
    <style:style style:name="ARM执行流程.C3" style:family="table-cell">
      <style:table-cell-properties fo:padding="0.097cm" fo:border-left="0.5pt solid #000000" fo:border-right="0.5pt solid #000000" fo:border-top="none" fo:border-bottom="none"/>
    </style:style>
    <style:style style:name="FPGA执行流程" style:family="table">
      <style:table-properties style:width="16.993cm" table:align="left"/>
    </style:style>
    <style:style style:name="FPGA执行流程.A" style:family="table-column">
      <style:table-column-properties style:column-width="3.297cm"/>
    </style:style>
    <style:style style:name="FPGA执行流程.B" style:family="table-column">
      <style:table-column-properties style:column-width="11.097cm"/>
    </style:style>
    <style:style style:name="FPGA执行流程.C" style:family="table-column">
      <style:table-column-properties style:column-width="2.6cm"/>
    </style:style>
    <style:style style:name="FPGA执行流程.A1" style:family="table-cell">
      <style:table-cell-properties fo:background-color="#00a933" fo:padding="0.097cm" fo:border-left="0.5pt solid #000000" fo:border-right="none" fo:border-top="0.5pt solid #000000" fo:border-bottom="none">
        <style:background-image/>
      </style:table-cell-properties>
    </style:style>
    <style:style style:name="FPGA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FPGA执行流程.A2" style:family="table-cell">
      <style:table-cell-properties fo:padding="0.097cm" fo:border-left="0.5pt solid #000000" fo:border-right="none" fo:border-top="none" fo:border-bottom="none"/>
    </style:style>
    <style:style style:name="FPGA执行流程.B2" style:family="table-cell">
      <style:table-cell-properties fo:padding="0.097cm" fo:border-left="0.5pt solid #000000" fo:border-right="none" fo:border-top="none" fo:border-bottom="none"/>
    </style:style>
    <style:style style:name="FPGA执行流程.C2" style:family="table-cell">
      <style:table-cell-properties fo:padding="0.097cm" fo:border-left="0.5pt solid #000000" fo:border-right="0.5pt solid #000000" fo:border-top="none" fo:border-bottom="none"/>
    </style:style>
    <style:style style:name="FPGA执行流程.A3" style:family="table-cell">
      <style:table-cell-properties fo:padding="0.097cm" fo:border-left="0.5pt solid #000000" fo:border-right="none" fo:border-top="none" fo:border-bottom="none"/>
    </style:style>
    <style:style style:name="FPGA执行流程.B3" style:family="table-cell">
      <style:table-cell-properties fo:padding="0.097cm" fo:border-left="0.5pt solid #000000" fo:border-right="none" fo:border-top="none" fo:border-bottom="none"/>
    </style:style>
    <style:style style:name="FPGA执行流程.C3" style:family="table-cell">
      <style:table-cell-properties fo:padding="0.097cm" fo:border-left="0.5pt solid #000000" fo:border-right="0.5pt solid #000000" fo:border-top="none" fo:border-bottom="none"/>
    </style:style>
    <style:style style:name="FPGA执行流程.A4" style:family="table-cell">
      <style:table-cell-properties fo:padding="0.097cm" fo:border-left="0.5pt solid #000000" fo:border-right="none" fo:border-top="none" fo:border-bottom="none"/>
    </style:style>
    <style:style style:name="FPGA执行流程.B4" style:family="table-cell">
      <style:table-cell-properties fo:padding="0.097cm" fo:border-left="0.5pt solid #000000" fo:border-right="none" fo:border-top="none" fo:border-bottom="none"/>
    </style:style>
    <style:style style:name="FPGA执行流程.C4" style:family="table-cell">
      <style:table-cell-properties fo:padding="0.097cm" fo:border-left="0.5pt solid #000000" fo:border-right="0.5pt solid #000000" fo:border-top="none" fo:border-bottom="none"/>
    </style:style>
    <style:style style:name="FPGA执行流程.A5" style:family="table-cell">
      <style:table-cell-properties fo:padding="0.097cm" fo:border-left="0.5pt solid #000000" fo:border-right="none" fo:border-top="none" fo:border-bottom="none"/>
    </style:style>
    <style:style style:name="FPGA执行流程.B5" style:family="table-cell">
      <style:table-cell-properties fo:padding="0.097cm" fo:border-left="0.5pt solid #000000" fo:border-right="none" fo:border-top="none" fo:border-bottom="none"/>
    </style:style>
    <style:style style:name="FPGA执行流程.C5" style:family="table-cell">
      <style:table-cell-properties fo:padding="0.097cm" fo:border-left="0.5pt solid #000000" fo:border-right="0.5pt solid #000000" fo:border-top="none" fo:border-bottom="none"/>
    </style:style>
    <style:style style:name="FPGA执行流程.A6" style:family="table-cell">
      <style:table-cell-properties fo:padding="0.097cm" fo:border-left="0.5pt solid #000000" fo:border-right="none" fo:border-top="none" fo:border-bottom="none"/>
    </style:style>
    <style:style style:name="FPGA执行流程.B6" style:family="table-cell">
      <style:table-cell-properties fo:padding="0.097cm" fo:border-left="0.5pt solid #000000" fo:border-right="none" fo:border-top="none" fo:border-bottom="none"/>
    </style:style>
    <style:style style:name="FPGA执行流程.C6" style:family="table-cell">
      <style:table-cell-properties fo:padding="0.097cm" fo:border-left="0.5pt solid #000000" fo:border-right="0.5pt solid #000000" fo:border-top="none" fo:border-bottom="none"/>
    </style:style>
    <style:style style:name="FPGA执行流程.A7" style:family="table-cell">
      <style:table-cell-properties fo:padding="0.097cm" fo:border-left="0.5pt solid #000000" fo:border-right="none" fo:border-top="none" fo:border-bottom="none"/>
    </style:style>
    <style:style style:name="FPGA执行流程.B7" style:family="table-cell">
      <style:table-cell-properties fo:padding="0.097cm" fo:border-left="0.5pt solid #000000" fo:border-right="none" fo:border-top="none" fo:border-bottom="none"/>
    </style:style>
    <style:style style:name="FPGA执行流程.C7" style:family="table-cell">
      <style:table-cell-properties fo:padding="0.097cm" fo:border-left="0.5pt solid #000000" fo:border-right="0.5pt solid #000000" fo:border-top="none" fo:border-bottom="none"/>
    </style:style>
    <style:style style:name="自动化执行流程" style:family="table">
      <style:table-properties style:width="16.993cm" table:align="left"/>
    </style:style>
    <style:style style:name="自动化执行流程.A" style:family="table-column">
      <style:table-column-properties style:column-width="3.297cm"/>
    </style:style>
    <style:style style:name="自动化执行流程.B" style:family="table-column">
      <style:table-column-properties style:column-width="11.097cm"/>
    </style:style>
    <style:style style:name="自动化执行流程.C" style:family="table-column">
      <style:table-column-properties style:column-width="2.6cm"/>
    </style:style>
    <style:style style:name="自动化执行流程.A1" style:family="table-cell">
      <style:table-cell-properties fo:background-color="#00a933" fo:padding="0.097cm" fo:border-left="0.5pt solid #000000" fo:border-right="none" fo:border-top="0.5pt solid #000000" fo:border-bottom="none">
        <style:background-image/>
      </style:table-cell-properties>
    </style:style>
    <style:style style:name="自动化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自动化执行流程.A2" style:family="table-cell">
      <style:table-cell-properties fo:background-color="#ffffff" fo:padding="0.097cm" fo:border-left="0.5pt solid #000000" fo:border-right="none" fo:border-top="none" fo:border-bottom="none">
        <style:background-image/>
      </style:table-cell-properties>
    </style:style>
    <style:style style:name="自动化执行流程.C2" style:family="table-cell">
      <style:table-cell-properties fo:background-color="#ffffff" fo:padding="0.097cm" fo:border-left="0.5pt solid #000000" fo:border-right="0.5pt solid #000000" fo:border-top="none" fo:border-bottom="none">
        <style:background-image/>
      </style:table-cell-properties>
    </style:style>
    <style:style style:name="自动化执行流程.3" style:family="table-row">
      <style:table-row-properties style:min-row-height="0.873cm"/>
    </style:style>
    <style:style style:name="应用成果" style:family="table">
      <style:table-properties style:width="16.993cm" table:align="left"/>
    </style:style>
    <style:style style:name="应用成果.A" style:family="table-column">
      <style:table-column-properties style:column-width="3.297cm"/>
    </style:style>
    <style:style style:name="应用成果.B" style:family="table-column">
      <style:table-column-properties style:column-width="10.31cm"/>
    </style:style>
    <style:style style:name="应用成果.C" style:family="table-column">
      <style:table-column-properties style:column-width="3.387cm"/>
    </style:style>
    <style:style style:name="应用成果.A1" style:family="table-cell">
      <style:table-cell-properties fo:background-color="#00a933" fo:padding="0.097cm" fo:border-left="0.5pt solid #000000" fo:border-right="none" fo:border-top="0.5pt solid #000000" fo:border-bottom="none">
        <style:background-image/>
      </style:table-cell-properties>
    </style:style>
    <style:style style:name="应用成果.C1" style:family="table-cell">
      <style:table-cell-properties fo:background-color="#00a933" fo:padding="0.097cm" fo:border-left="0.5pt solid #000000" fo:border-right="0.5pt solid #000000" fo:border-top="0.5pt solid #000000" fo:border-bottom="none">
        <style:background-image/>
      </style:table-cell-properties>
    </style:style>
    <style:style style:name="应用成果.A2" style:family="table-cell">
      <style:table-cell-properties fo:background-color="#ffffff" fo:padding="0.097cm" fo:border-left="0.5pt solid #000000" fo:border-right="none" fo:border-top="none" fo:border-bottom="none">
        <style:background-image/>
      </style:table-cell-properties>
    </style:style>
    <style:style style:name="应用成果.C2" style:family="table-cell">
      <style:table-cell-properties fo:background-color="#ffffff" fo:padding="0.097cm" fo:border-left="0.5pt solid #000000" fo:border-right="0.5pt solid #000000" fo:border-top="none" fo:border-bottom="none">
        <style:background-image/>
      </style:table-cell-properties>
    </style:style>
    <style:style style:name="知识成果" style:family="table">
      <style:table-properties style:width="16.993cm" table:align="left"/>
    </style:style>
    <style:style style:name="知识成果.A" style:family="table-column">
      <style:table-column-properties style:column-width="3.297cm"/>
    </style:style>
    <style:style style:name="知识成果.B" style:family="table-column">
      <style:table-column-properties style:column-width="10.31cm"/>
    </style:style>
    <style:style style:name="知识成果.C" style:family="table-column">
      <style:table-column-properties style:column-width="3.387cm"/>
    </style:style>
    <style:style style:name="知识成果.A1" style:family="table-cell">
      <style:table-cell-properties fo:background-color="#00a933" fo:padding="0.097cm" fo:border-left="0.5pt solid #000000" fo:border-right="none" fo:border-top="0.5pt solid #000000" fo:border-bottom="none">
        <style:background-image/>
      </style:table-cell-properties>
    </style:style>
    <style:style style:name="知识成果.C1" style:family="table-cell">
      <style:table-cell-properties fo:background-color="#00a933" fo:padding="0.097cm" fo:border-left="0.5pt solid #000000" fo:border-right="0.5pt solid #000000" fo:border-top="0.5pt solid #000000" fo:border-bottom="none">
        <style:background-image/>
      </style:table-cell-properties>
    </style:style>
    <style:style style:name="知识成果.A2" style:family="table-cell">
      <style:table-cell-properties fo:background-color="#ffffff" fo:padding="0.097cm" fo:border-left="0.5pt solid #000000" fo:border-right="none" fo:border-top="none" fo:border-bottom="none">
        <style:background-image/>
      </style:table-cell-properties>
    </style:style>
    <style:style style:name="知识成果.C2" style:family="table-cell">
      <style:table-cell-properties fo:background-color="#ffffff" fo:padding="0.097cm" fo:border-left="0.5pt solid #000000" fo:border-right="0.5pt solid #000000" fo:border-top="none" fo:border-bottom="none">
        <style:background-image/>
      </style:table-cell-properties>
    </style:style>
    <style:style style:name="思维拓展" style:family="table">
      <style:table-properties style:width="16.993cm" table:align="left"/>
    </style:style>
    <style:style style:name="思维拓展.A" style:family="table-column">
      <style:table-column-properties style:column-width="3.297cm"/>
    </style:style>
    <style:style style:name="思维拓展.B" style:family="table-column">
      <style:table-column-properties style:column-width="10.31cm"/>
    </style:style>
    <style:style style:name="思维拓展.C" style:family="table-column">
      <style:table-column-properties style:column-width="3.387cm"/>
    </style:style>
    <style:style style:name="思维拓展.A1" style:family="table-cell">
      <style:table-cell-properties fo:background-color="#00a933" fo:padding="0.097cm" fo:border-left="0.5pt solid #000000" fo:border-right="none" fo:border-top="0.5pt solid #000000" fo:border-bottom="none">
        <style:background-image/>
      </style:table-cell-properties>
    </style:style>
    <style:style style:name="思维拓展.C1" style:family="table-cell">
      <style:table-cell-properties fo:background-color="#00a933" fo:padding="0.097cm" fo:border-left="0.5pt solid #000000" fo:border-right="0.5pt solid #000000" fo:border-top="0.5pt solid #000000" fo:border-bottom="none">
        <style:background-image/>
      </style:table-cell-properties>
    </style:style>
    <style:style style:name="思维拓展.A2" style:family="table-cell">
      <style:table-cell-properties fo:background-color="#ffffff" fo:padding="0.097cm" fo:border-left="0.5pt solid #000000" fo:border-right="none" fo:border-top="none" fo:border-bottom="none">
        <style:background-image/>
      </style:table-cell-properties>
    </style:style>
    <style:style style:name="思维拓展.C2" style:family="table-cell">
      <style:table-cell-properties fo:background-color="#ffffff" fo:padding="0.097cm" fo:border-left="0.5pt solid #000000" fo:border-right="0.5pt solid #000000" fo:border-top="none" fo:border-bottom="none">
        <style:background-image/>
      </style:table-cell-properties>
    </style:style>
    <style:style style:name="P1" style:family="paragraph" style:parent-style-name="Standard">
      <style:text-properties officeooo:paragraph-rsid="0014717c"/>
    </style:style>
    <style:style style:name="P2" style:family="paragraph" style:parent-style-name="Table_20_Contents">
      <style:text-properties officeooo:paragraph-rsid="0014717c"/>
    </style:style>
    <style:style style:name="P3" style:family="paragraph" style:parent-style-name="Text_20_body">
      <style:text-properties officeooo:paragraph-rsid="0014717c"/>
    </style:style>
    <style:style style:name="P4" style:family="paragraph" style:parent-style-name="Standard">
      <style:text-properties officeooo:paragraph-rsid="0010953e"/>
    </style:style>
    <style:style style:name="P5" style:family="paragraph" style:parent-style-name="Table_20_Contents">
      <style:text-properties officeooo:paragraph-rsid="0010953e"/>
    </style:style>
    <style:style style:name="P6" style:family="paragraph" style:parent-style-name="Text_20_body">
      <style:text-properties officeooo:paragraph-rsid="0010953e"/>
    </style:style>
    <style:style style:name="P7" style:family="paragraph" style:parent-style-name="Standard">
      <style:text-properties officeooo:paragraph-rsid="00135fe2"/>
    </style:style>
    <style:style style:name="P8" style:family="paragraph" style:parent-style-name="Table_20_Contents">
      <style:text-properties officeooo:paragraph-rsid="00135fe2"/>
    </style:style>
    <style:style style:name="P9" style:family="paragraph" style:parent-style-name="Text_20_body">
      <style:text-properties officeooo:paragraph-rsid="00135fe2"/>
    </style:style>
    <style:style style:name="P10" style:family="paragraph" style:parent-style-name="Table_20_Contents">
      <style:text-properties officeooo:rsid="002282b0" officeooo:paragraph-rsid="0010953e"/>
    </style:style>
    <style:style style:name="P11" style:family="paragraph" style:parent-style-name="Table_20_Contents">
      <style:text-properties officeooo:rsid="0010953e" officeooo:paragraph-rsid="0010953e"/>
    </style:style>
    <style:style style:name="P12" style:family="paragraph" style:parent-style-name="Table_20_Contents">
      <style:text-properties officeooo:rsid="0014ffe9" officeooo:paragraph-rsid="0014ffe9"/>
    </style:style>
    <style:style style:name="P13" style:family="paragraph" style:parent-style-name="Table_20_Contents">
      <style:text-properties officeooo:paragraph-rsid="00267cd5"/>
    </style:style>
    <style:style style:name="P14" style:family="paragraph" style:parent-style-name="Text_20_body">
      <style:text-properties officeooo:paragraph-rsid="00267cd5"/>
    </style:style>
    <style:style style:name="P15" style:family="paragraph" style:parent-style-name="Standard">
      <style:text-properties officeooo:paragraph-rsid="001e976e"/>
    </style:style>
    <style:style style:name="P16" style:family="paragraph" style:parent-style-name="Table_20_Contents">
      <style:text-properties officeooo:paragraph-rsid="001e976e"/>
    </style:style>
    <style:style style:name="P17" style:family="paragraph" style:parent-style-name="Text_20_body">
      <style:text-properties officeooo:paragraph-rsid="001e976e"/>
    </style:style>
    <style:style style:name="P18" style:family="paragraph" style:parent-style-name="Standard">
      <style:text-properties officeooo:paragraph-rsid="00171c97"/>
    </style:style>
    <style:style style:name="P19" style:family="paragraph" style:parent-style-name="Table_20_Contents">
      <style:text-properties officeooo:paragraph-rsid="00171c97"/>
    </style:style>
    <style:style style:name="P20" style:family="paragraph" style:parent-style-name="Text_20_body">
      <style:text-properties officeooo:paragraph-rsid="00171c97"/>
    </style:style>
    <style:style style:name="P21" style:family="paragraph" style:parent-style-name="Standard">
      <style:text-properties officeooo:paragraph-rsid="001e8553"/>
    </style:style>
    <style:style style:name="P22" style:family="paragraph" style:parent-style-name="Table_20_Contents">
      <style:text-properties officeooo:paragraph-rsid="001e8553"/>
    </style:style>
    <style:style style:name="P23" style:family="paragraph" style:parent-style-name="Text_20_body">
      <style:text-properties officeooo:paragraph-rsid="001e8553"/>
    </style:style>
    <style:style style:name="P24" style:family="paragraph" style:parent-style-name="Standard">
      <style:text-properties officeooo:paragraph-rsid="00207d2f"/>
    </style:style>
    <style:style style:name="P25" style:family="paragraph" style:parent-style-name="Table_20_Contents">
      <style:text-properties officeooo:paragraph-rsid="00207d2f"/>
    </style:style>
    <style:style style:name="P26" style:family="paragraph" style:parent-style-name="Text_20_body">
      <style:text-properties officeooo:paragraph-rsid="00207d2f"/>
    </style:style>
    <style:style style:name="P27" style:family="paragraph" style:parent-style-name="Standard">
      <style:text-properties officeooo:paragraph-rsid="00221f7f"/>
    </style:style>
    <style:style style:name="P28" style:family="paragraph" style:parent-style-name="Table_20_Contents">
      <style:text-properties officeooo:paragraph-rsid="00221f7f"/>
    </style:style>
    <style:style style:name="P29" style:family="paragraph" style:parent-style-name="Text_20_body">
      <style:text-properties officeooo:paragraph-rsid="00221f7f"/>
    </style:style>
    <style:style style:name="P30" style:family="paragraph" style:parent-style-name="Table_20_Contents">
      <style:text-properties officeooo:rsid="00267cd5" officeooo:paragraph-rsid="00267cd5"/>
    </style:style>
    <style:style style:name="P31" style:family="paragraph" style:parent-style-name="Table_20_Contents">
      <style:text-properties officeooo:rsid="002d172e" officeooo:paragraph-rsid="002d172e"/>
    </style:style>
    <style:style style:name="P32" style:family="paragraph" style:parent-style-name="Table_20_Contents">
      <style:text-properties officeooo:rsid="002d172e"/>
    </style:style>
    <style:style style:name="P33" style:family="paragraph" style:parent-style-name="Table_20_Contents">
      <style:text-properties officeooo:rsid="002df7f0" officeooo:paragraph-rsid="002df7f0"/>
    </style:style>
    <style:style style:name="P34" style:family="paragraph" style:parent-style-name="Table_20_Contents">
      <style:text-properties officeooo:rsid="002e9376" officeooo:paragraph-rsid="002e9376"/>
    </style:style>
    <style:style style:name="P35" style:family="paragraph" style:parent-style-name="Table_20_Contents">
      <style:text-properties officeooo:rsid="002ed5a0" officeooo:paragraph-rsid="002ed5a0"/>
    </style:style>
    <style:style style:name="P36" style:family="paragraph" style:parent-style-name="Heading_20_1">
      <style:paragraph-properties fo:break-before="page"/>
      <style:text-properties officeooo:paragraph-rsid="00267cd5"/>
    </style:style>
    <style:style style:name="P37" style:family="paragraph" style:parent-style-name="Heading_20_1">
      <style:paragraph-properties fo:break-before="page"/>
    </style:style>
    <style:style style:name="P38" style:family="paragraph" style:parent-style-name="Heading_20_2">
      <style:text-properties officeooo:paragraph-rsid="0014717c"/>
    </style:style>
    <style:style style:name="P39" style:family="paragraph" style:parent-style-name="Heading_20_2">
      <style:text-properties officeooo:paragraph-rsid="001e976e"/>
    </style:style>
    <style:style style:name="T1" style:family="text">
      <style:text-properties officeooo:rsid="0010953e"/>
    </style:style>
    <style:style style:name="T2"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3"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4" style:family="text">
      <style:text-properties officeooo:rsid="00171c97"/>
    </style:style>
    <style:style style:name="T5" style:family="text">
      <style:text-properties officeooo:rsid="001e3ba0"/>
    </style:style>
    <style:style style:name="T6" style:family="text">
      <style:text-properties officeooo:rsid="001e8553"/>
    </style:style>
    <style:style style:name="fr1" style:family="graphic" style:parent-style-name="OLE">
      <style:graphic-properties style:vertical-pos="from-top" style:vertical-rel="paragraph" style:horizontal-pos="from-left" style:horizontal-rel="paragraph" draw:ole-draw-aspect="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慧眼设计手册</text:p>
      <text:h text:style-name="Heading_20_1" text:outline-level="1">1 <text:s/>文档信息</text:h>
      <text:h text:style-name="Heading_20_2" text:outline-level="2">1.1 <text:s/>版本信息</text:h>
      <text:p text:style-name="P6"/>
      <table:table table:name="版本信息" table:style-name="版本信息">
        <table:table-column table:style-name="版本信息.A"/>
        <table:table-column table:style-name="版本信息.B"/>
        <table:table-column table:style-name="版本信息.C"/>
        <table:table-row table:style-name="TableLine2718384346208">
          <table:table-cell table:style-name="版本信息.A1" office:value-type="string">
            <text:p text:style-name="P5">版本号</text:p>
          </table:table-cell>
          <table:table-cell table:style-name="版本信息.A1" office:value-type="string">
            <text:p text:style-name="P5">描述</text:p>
          </table:table-cell>
          <table:table-cell table:style-name="版本信息.C1" office:value-type="string">
            <text:p text:style-name="P5">链接</text:p>
          </table:table-cell>
        </table:table-row>
        <table:table-row table:style-name="TableLine2718384330368">
          <table:table-cell table:style-name="版本信息.A4" office:value-type="string">
            <text:p text:style-name="P10">V1.<text:span text:style-name="T1">1</text:span></text:p>
          </table:table-cell>
          <table:table-cell table:style-name="版本信息.B4" office:value-type="string">
            <text:p text:style-name="P10">初始版本</text:p>
          </table:table-cell>
          <table:table-cell table:style-name="版本信息.C4" office:value-type="string">
            <text:p text:style-name="P5"><draw:frame draw:style-name="fr1" draw:name="历史版本v1_1" text:anchor-type="char" svg:x="0.706cm" svg:y="0.259cm" svg:width="0.633cm" svg:height="0.633cm" draw:z-index="0"><draw:object xlink:href="./Object 1" xlink:type="simple" xlink:show="embed" xlink:actuate="onLoad"/><draw:image xlink:href="./ObjectReplacements/Object 1" xlink:type="simple" xlink:show="embed" xlink:actuate="onLoad"/></draw:frame></text:p>
            <text:p text:style-name="P5"/>
          </table:table-cell>
        </table:table-row>
        <table:table-row table:style-name="TableLine2718384343904">
          <table:table-cell table:style-name="版本信息.A4" office:value-type="string">
            <text:p text:style-name="P5">V<text:span text:style-name="T1">1.2</text:span></text:p>
          </table:table-cell>
          <table:table-cell table:style-name="版本信息.B4" office:value-type="string">
            <text:p text:style-name="P11">优化设计手册的结构，增强指导性</text:p>
          </table:table-cell>
          <table:table-cell table:style-name="版本信息.C4" office:value-type="string">
            <text:p text:style-name="P5">本文档</text:p>
          </table:table-cell>
        </table:table-row>
        <table:table-row table:style-name="TableLine2718384346496">
          <table:table-cell table:style-name="版本信息.A4" office:value-type="string">
            <text:p text:style-name="P5"/>
          </table:table-cell>
          <table:table-cell table:style-name="版本信息.B4" office:value-type="string">
            <text:p text:style-name="P5"/>
          </table:table-cell>
          <table:table-cell table:style-name="版本信息.C4" office:value-type="string">
            <text:p text:style-name="P5"/>
          </table:table-cell>
        </table:table-row>
      </table:table>
      <text:p text:style-name="P4"/>
      <text:h text:style-name="Heading_20_2" text:outline-level="2">1.2 <text:s/>重要特征</text:h>
      <text:p text:style-name="Text_20_body">* 文档与项目相匹配的结构，且为可复用框架</text:p>
      <text:p text:style-name="Text_20_body"/>
      <text:p text:style-name="Text_20_body"/>
      <text:h text:style-name="Heading_20_2" text:outline-level="2">1.3 <text:s/>修订历史</text:h>
      <text:p text:style-name="P14"/>
      <table:table table:name="修订历史" table:style-name="修订历史">
        <table:table-column table:style-name="修订历史.A"/>
        <table:table-column table:style-name="修订历史.B"/>
        <table:table-column table:style-name="修订历史.C"/>
        <table:table-row table:style-name="TableLine2718384346784">
          <table:table-cell table:style-name="修订历史.A1" office:value-type="string">
            <text:p text:style-name="P13">时间</text:p>
          </table:table-cell>
          <table:table-cell table:style-name="修订历史.A1" office:value-type="string">
            <text:p text:style-name="P13">描述</text:p>
          </table:table-cell>
          <table:table-cell table:style-name="修订历史.C1" office:value-type="string">
            <text:p text:style-name="P13">原因</text:p>
          </table:table-cell>
        </table:table-row>
        <table:table-row table:style-name="TableLine2718384334688">
          <table:table-cell table:style-name="修订历史.A2" office:value-type="string">
            <text:p text:style-name="P30">2023_0729</text:p>
          </table:table-cell>
          <table:table-cell table:style-name="修订历史.A2" office:value-type="string">
            <text:p text:style-name="P30">完成初版编写，除结项报告外其他内容均实现</text:p>
          </table:table-cell>
          <table:table-cell table:style-name="修订历史.C2" office:value-type="string">
            <text:p text:style-name="P13"/>
          </table:table-cell>
        </table:table-row>
      </table:table>
      <text:h text:style-name="P36" text:outline-level="1">2 <text:s/>设计规范</text:h>
      <text:h text:style-name="Heading_20_2" text:outline-level="2">2.1 <text:s/>规范简要</text:h>
      <text:p text:style-name="Text_20_body"><text:tab/>为了突出项目规范的重要性，特地将规范建立的来源进行了简化，生成了一份规范简要，放在项目的readme链接中，以便快速熟悉整个项目的各个部分的代码风格。如下可以快速预览该规范：</text:p>
      <text:p text:style-name="Text_20_body"><draw:frame draw:style-name="fr1" draw:name="设计规范V1_1" text:anchor-type="char" svg:x="2.076cm" svg:y="-0.025cm" svg:width="0.847cm" svg:height="0.847cm" draw:z-index="1"><draw:object xlink:href="./Object 2" xlink:type="simple" xlink:show="embed" xlink:actuate="onLoad"/><draw:image xlink:href="./ObjectReplacements/Object 2" xlink:type="simple" xlink:show="embed" xlink:actuate="onLoad"/></draw:frame></text:p>
      <text:p text:style-name="Text_20_body"/>
      <text:h text:style-name="P38" text:outline-level="2">2.2 <text:s/>系统设计规范</text:h>
      <table:table table:name="系统设计规范" table:style-name="系统设计规范">
        <table:table-column table:style-name="系统设计规范.A"/>
        <table:table-column table:style-name="系统设计规范.B"/>
        <table:table-column table:style-name="系统设计规范.C"/>
        <table:table-column table:style-name="系统设计规范.D"/>
        <table:table-column table:style-name="系统设计规范.E"/>
        <table:table-row table:style-name="TableLine2718384338432">
          <table:table-cell table:style-name="系统设计规范.A1" office:value-type="string">
            <text:p text:style-name="Table_20_Contents">规范名</text:p>
          </table:table-cell>
          <table:table-cell table:style-name="系统设计规范.A1" office:value-type="string">
            <text:p text:style-name="Table_20_Contents">规范内容</text:p>
          </table:table-cell>
          <table:table-cell table:style-name="系统设计规范.A1" office:value-type="string">
            <text:p text:style-name="P8">规范优势</text:p>
          </table:table-cell>
          <table:table-cell table:style-name="系统设计规范.A1" office:value-type="string">
            <text:p text:style-name="P8">规范劣势</text:p>
          </table:table-cell>
          <table:table-cell table:style-name="系统设计规范.E1" office:value-type="string">
            <text:p text:style-name="Table_20_Contents">是否执行</text:p>
          </table:table-cell>
        </table:table-row>
        <table:table-row table:style-name="TableLine2718384344480">
          <table:table-cell table:style-name="系统设计规范.A4" office:value-type="string">
            <text:p text:style-name="Table_20_Contents">文档集中</text:p>
          </table:table-cell>
          <table:table-cell table:style-name="系统设计规范.B4" office:value-type="string">
            <text:p text:style-name="Table_20_Contents">所有原理、特征、过程、结果、总结、计划集中于一个文档</text:p>
          </table:table-cell>
          <table:table-cell table:style-name="系统设计规范.C4" office:value-type="string">
            <text:p text:style-name="P8">集中的文档有利于增强项目的关联性，降低重复性的工作</text:p>
          </table:table-cell>
          <table:table-cell table:style-name="系统设计规范.D4" office:value-type="string">
            <text:p text:style-name="Table_20_Contents">单文档的维护难度极高，且限制了分布式设计的灵活</text:p>
          </table:table-cell>
          <table:table-cell table:style-name="系统设计规范.E4" office:value-type="string">
            <text:p text:style-name="Table_20_Contents">是</text:p>
          </table:table-cell>
        </table:table-row>
        <table:table-row table:style-name="TableLine2718384331520">
          <table:table-cell table:style-name="系统设计规范.A4" office:value-type="string">
            <text:p text:style-name="Table_20_Contents">框架集中</text:p>
          </table:table-cell>
          <table:table-cell table:style-name="系统设计规范.B4" office:value-type="string">
            <text:p text:style-name="Table_20_Contents">所有设计的框架、示意图、结构图全部集中到一个文档</text:p>
          </table:table-cell>
          <table:table-cell table:style-name="系统设计规范.C4" office:value-type="string">
            <text:p text:style-name="Table_20_Contents">可以相互索引，提供高层次的设计，不用担心设计冲突</text:p>
          </table:table-cell>
          <table:table-cell table:style-name="系统设计规范.D4" office:value-type="string">
            <text:p text:style-name="Table_20_Contents">设计的可迁移性较差，阅读需要建立对应的目录</text:p>
          </table:table-cell>
          <table:table-cell table:style-name="系统设计规范.E4" office:value-type="string">
            <text:p text:style-name="Table_20_Contents">是</text:p>
          </table:table-cell>
        </table:table-row>
        <table:table-row table:style-name="TableLine2718384332096">
          <table:table-cell table:style-name="系统设计规范.A4" office:value-type="string">
            <text:p text:style-name="Table_20_Contents">计划集中</text:p>
          </table:table-cell>
          <table:table-cell table:style-name="系统设计规范.B4" office:value-type="string">
            <text:p text:style-name="Table_20_Contents">所有的设计计划、实现的过程、分析的方法都需要集中到一个流程图</text:p>
          </table:table-cell>
          <table:table-cell table:style-name="系统设计规范.C4" office:value-type="string">
            <text:p text:style-name="Table_20_Contents">可以快速地基于顶层向各个子层进行辐射，不用担心计划分散且没有目标</text:p>
          </table:table-cell>
          <table:table-cell table:style-name="系统设计规范.D4" office:value-type="string">
            <text:p text:style-name="Table_20_Contents">需要进行实时地维护，计划层次划分需要清晰</text:p>
          </table:table-cell>
          <table:table-cell table:style-name="系统设计规范.E4" office:value-type="string">
            <text:p text:style-name="Table_20_Contents">是</text:p>
          </table:table-cell>
        </table:table-row>
      </table:table>
      <text:p text:style-name="Text_20_body"/>
      <text:p text:style-name="P3"/>
      <text:h text:style-name="Heading_20_2" text:outline-level="2">2.3 <text:s/><text:span text:style-name="T2">算法</text:span>设计规范</text:h>
      <text:p text:style-name="P9"/>
      <table:table table:name="算法设计规范" table:style-name="算法设计规范">
        <table:table-column table:style-name="算法设计规范.A"/>
        <table:table-column table:style-name="算法设计规范.B"/>
        <table:table-column table:style-name="算法设计规范.C"/>
        <table:table-column table:style-name="算法设计规范.D"/>
        <table:table-column table:style-name="算法设计规范.E"/>
        <table:table-row table:style-name="TableLine2718384334976">
          <table:table-cell table:style-name="算法设计规范.A1" office:value-type="string">
            <text:p text:style-name="P8">规范名</text:p>
          </table:table-cell>
          <table:table-cell table:style-name="算法设计规范.A1" office:value-type="string">
            <text:p text:style-name="P8">规范内容</text:p>
          </table:table-cell>
          <table:table-cell table:style-name="算法设计规范.A1" office:value-type="string">
            <text:p text:style-name="P8">规范优势</text:p>
          </table:table-cell>
          <table:table-cell table:style-name="算法设计规范.A1" office:value-type="string">
            <text:p text:style-name="P8">规范劣势</text:p>
          </table:table-cell>
          <table:table-cell table:style-name="算法设计规范.E1" office:value-type="string">
            <text:p text:style-name="P8">是否执行</text:p>
          </table:table-cell>
        </table:table-row>
        <table:table-row table:style-name="TableLine2718384336704">
          <table:table-cell table:style-name="算法设计规范.A2" office:value-type="string">
            <text:p text:style-name="P8">明确原理</text:p>
          </table:table-cell>
          <table:table-cell table:style-name="算法设计规范.B2" office:value-type="string">
            <text:p text:style-name="P8">所有地算法都需要包含一份算法图解</text:p>
          </table:table-cell>
          <table:table-cell table:style-name="算法设计规范.C2" office:value-type="string">
            <text:p text:style-name="P8">可以清晰地获取算法地实现过程</text:p>
          </table:table-cell>
          <table:table-cell table:style-name="算法设计规范.D2" office:value-type="string">
            <text:p text:style-name="P8">需要深入理解算法地实现方法</text:p>
          </table:table-cell>
          <table:table-cell table:style-name="算法设计规范.E2" office:value-type="string">
            <text:p text:style-name="P8">是</text:p>
          </table:table-cell>
        </table:table-row>
      </table:table>
      <text:p text:style-name="P7"/>
      <text:p text:style-name="P7"/>
      <text:p text:style-name="P7"/>
      <text:p text:style-name="P7"/>
      <text:p text:style-name="P7"/>
      <text:p text:style-name="P7"/>
      <text:h text:style-name="P38" text:outline-level="2">2.4 <text:s/><text:span text:style-name="T2">软件</text:span>设计规范</text:h>
      <table:table table:name="软件设计规范" table:style-name="软件设计规范">
        <table:table-column table:style-name="软件设计规范.A"/>
        <table:table-column table:style-name="软件设计规范.B"/>
        <table:table-column table:style-name="软件设计规范.C"/>
        <table:table-column table:style-name="软件设计规范.D"/>
        <table:table-column table:style-name="软件设计规范.E"/>
        <table:table-row table:style-name="TableLine2718384359456">
          <table:table-cell table:style-name="软件设计规范.A1" office:value-type="string">
            <text:p text:style-name="P2">规范名</text:p>
          </table:table-cell>
          <table:table-cell table:style-name="软件设计规范.A1" office:value-type="string">
            <text:p text:style-name="P2">规范内容</text:p>
          </table:table-cell>
          <table:table-cell table:style-name="软件设计规范.A1" office:value-type="string">
            <text:p text:style-name="P2">规范优势</text:p>
          </table:table-cell>
          <table:table-cell table:style-name="软件设计规范.A1" office:value-type="string">
            <text:p text:style-name="P2">规范劣势</text:p>
          </table:table-cell>
          <table:table-cell table:style-name="软件设计规范.E1" office:value-type="string">
            <text:p text:style-name="P2">是否执行</text:p>
          </table:table-cell>
        </table:table-row>
        <table:table-row table:style-name="TableLine2718384357152">
          <table:table-cell table:style-name="软件设计规范.A2" office:value-type="string">
            <text:p text:style-name="P2">明确功能区</text:p>
          </table:table-cell>
          <table:table-cell table:style-name="软件设计规范.B2" office:value-type="string">
            <text:p text:style-name="P2">每个桌面软件都需要明确每个窗口的功能区，并纳入到设计的框架里面</text:p>
          </table:table-cell>
          <table:table-cell table:style-name="软件设计规范.C2" office:value-type="string">
            <text:p text:style-name="P2">明确的功能区可以为后续的功能拓展提供稳定的添加区域，维持代码的稳定</text:p>
          </table:table-cell>
          <table:table-cell table:style-name="软件设计规范.D2" office:value-type="string">
            <text:p text:style-name="P2">降低灵活性</text:p>
          </table:table-cell>
          <table:table-cell table:style-name="软件设计规范.E2" office:value-type="string">
            <text:p text:style-name="P2">是</text:p>
          </table:table-cell>
        </table:table-row>
      </table:table>
      <text:p text:style-name="P1"/>
      <text:p text:style-name="P1"/>
      <text:h text:style-name="Heading_20_2" text:outline-level="2">2.5 <text:s/>嵌软设计规范</text:h>
      <text:p text:style-name="P3"/>
      <table:table table:name="嵌软设计规范" table:style-name="嵌软设计规范">
        <table:table-column table:style-name="嵌软设计规范.A"/>
        <table:table-column table:style-name="嵌软设计规范.B"/>
        <table:table-column table:style-name="嵌软设计规范.C"/>
        <table:table-column table:style-name="嵌软设计规范.D"/>
        <table:table-column table:style-name="嵌软设计规范.E"/>
        <table:table-row table:style-name="TableLine2718384347936">
          <table:table-cell table:style-name="嵌软设计规范.A1" office:value-type="string">
            <text:p text:style-name="P2">规范名</text:p>
          </table:table-cell>
          <table:table-cell table:style-name="嵌软设计规范.A1" office:value-type="string">
            <text:p text:style-name="P2">规范内容</text:p>
          </table:table-cell>
          <table:table-cell table:style-name="嵌软设计规范.A1" office:value-type="string">
            <text:p text:style-name="P2">规范优势</text:p>
          </table:table-cell>
          <table:table-cell table:style-name="嵌软设计规范.A1" office:value-type="string">
            <text:p text:style-name="P2">规范劣势</text:p>
          </table:table-cell>
          <table:table-cell table:style-name="嵌软设计规范.E1" office:value-type="string">
            <text:p text:style-name="P2">是否执行</text:p>
          </table:table-cell>
        </table:table-row>
        <table:table-row table:style-name="TableLine2718384364064">
          <table:table-cell table:style-name="嵌软设计规范.A2" office:value-type="string">
            <text:p text:style-name="P2">明确进程</text:p>
          </table:table-cell>
          <table:table-cell table:style-name="嵌软设计规范.B2" office:value-type="string">
            <text:p text:style-name="P2">程序运行的大循环中，每个进程的功能是明确的，并纳入框架说明</text:p>
          </table:table-cell>
          <table:table-cell table:style-name="嵌软设计规范.C2" office:value-type="string">
            <text:p text:style-name="P2">保持软件运行的时间可控，不会由于后续的添加而出现稳定性问题</text:p>
          </table:table-cell>
          <table:table-cell table:style-name="嵌软设计规范.D2" office:value-type="string">
            <text:p text:style-name="P2">需要建立完善的进程通信标准</text:p>
          </table:table-cell>
          <table:table-cell table:style-name="嵌软设计规范.E2" office:value-type="string">
            <text:p text:style-name="P2">是</text:p>
          </table:table-cell>
        </table:table-row>
      </table:table>
      <text:p text:style-name="P1"/>
      <text:p text:style-name="P1"/>
      <text:h text:style-name="Heading_20_2" text:outline-level="2">2.6 <text:s/>FPGA设计规范</text:h>
      <text:p text:style-name="P3"/>
      <table:table table:name="FPGA设计规范" table:style-name="FPGA设计规范">
        <table:table-column table:style-name="FPGA设计规范.A"/>
        <table:table-column table:style-name="FPGA设计规范.B"/>
        <table:table-column table:style-name="FPGA设计规范.C"/>
        <table:table-column table:style-name="FPGA设计规范.D"/>
        <table:table-column table:style-name="FPGA设计规范.E"/>
        <table:table-row table:style-name="TableLine2718384355712">
          <table:table-cell table:style-name="FPGA设计规范.A1" office:value-type="string">
            <text:p text:style-name="P2">规范名</text:p>
          </table:table-cell>
          <table:table-cell table:style-name="FPGA设计规范.A1" office:value-type="string">
            <text:p text:style-name="P2">规范内容</text:p>
          </table:table-cell>
          <table:table-cell table:style-name="FPGA设计规范.A1" office:value-type="string">
            <text:p text:style-name="P2">规范优势</text:p>
          </table:table-cell>
          <table:table-cell table:style-name="FPGA设计规范.A1" office:value-type="string">
            <text:p text:style-name="P2">规范劣势</text:p>
          </table:table-cell>
          <table:table-cell table:style-name="FPGA设计规范.E1" office:value-type="string">
            <text:p text:style-name="P2">是否执行</text:p>
          </table:table-cell>
        </table:table-row>
        <table:table-row table:style-name="TableLine2718384358592">
          <table:table-cell table:style-name="FPGA设计规范.A2" office:value-type="string">
            <text:p text:style-name="P2">明确层次</text:p>
          </table:table-cell>
          <table:table-cell table:style-name="FPGA设计规范.B2" office:value-type="string">
            <text:p text:style-name="P2">将各个功能划分到对应的层次并纳入到框架监测中</text:p>
          </table:table-cell>
          <table:table-cell table:style-name="FPGA设计规范.C2" office:value-type="string">
            <text:p text:style-name="P2">层次化的设计方便后期的系统封装</text:p>
          </table:table-cell>
          <table:table-cell table:style-name="FPGA设计规范.D2" office:value-type="string">
            <text:p text:style-name="P2">需要自上而下的全局设计能力，容易混乱</text:p>
          </table:table-cell>
          <table:table-cell table:style-name="FPGA设计规范.E2" office:value-type="string">
            <text:p text:style-name="P2">是</text:p>
          </table:table-cell>
        </table:table-row>
      </table:table>
      <text:p text:style-name="P1"/>
      <text:p text:style-name="P1"/>
      <text:p text:style-name="P1"/>
      <text:h text:style-name="P37" text:outline-level="1">3 <text:s/>项目立意</text:h>
      <text:h text:style-name="Heading_20_2" text:outline-level="2">3.1 <text:s/>项目目标</text:h>
      <text:p text:style-name="Text_20_body"><text:tab/>本项目的目标是基于ZYNQ及其他FPGA开发板，搭建一个集视频采集、处理、传输、显示为一体的综合开发平台。包含了整个控制链路，每个节点都需要不断地摸索确定，以确保最终能稳定地运行应用算法。</text:p>
      <text:h text:style-name="Heading_20_2" text:outline-level="2">3.2 <text:s/>项目节点</text:h>
      <table:table table:name="项目节点" table:style-name="项目节点">
        <table:table-column table:style-name="项目节点.A" table:number-columns-repeated="3"/>
        <table:table-column table:style-name="项目节点.D"/>
        <table:table-row table:style-name="TableLine2718384359168">
          <table:table-cell table:style-name="项目节点.A1" office:value-type="string">
            <text:p text:style-name="Table_20_Contents">时间</text:p>
          </table:table-cell>
          <table:table-cell table:style-name="项目节点.A1" office:value-type="string">
            <text:p text:style-name="Table_20_Contents">计划</text:p>
          </table:table-cell>
          <table:table-cell table:style-name="项目节点.A1" office:value-type="string">
            <text:p text:style-name="Table_20_Contents">实现</text:p>
          </table:table-cell>
          <table:table-cell table:style-name="项目节点.D1" office:value-type="string">
            <text:p text:style-name="Table_20_Contents">完成度</text:p>
          </table:table-cell>
        </table:table-row>
        <table:table-row table:style-name="TableLine2718384348800">
          <table:table-cell table:style-name="项目节点.A3" office:value-type="string">
            <text:p text:style-name="P12">2023-06</text:p>
          </table:table-cell>
          <table:table-cell table:style-name="项目节点.C3" office:value-type="string">
            <text:p text:style-name="Table_20_Contents">搭建框架</text:p>
          </table:table-cell>
          <table:table-cell table:style-name="项目节点.C3" office:value-type="string">
            <text:p text:style-name="Table_20_Contents">完成主框架</text:p>
          </table:table-cell>
          <table:table-cell table:style-name="项目节点.D3" office:value-type="string">
            <text:p text:style-name="Table_20_Contents">完成</text:p>
          </table:table-cell>
        </table:table-row>
        <table:table-row table:style-name="TableLine2718384352832">
          <table:table-cell table:style-name="项目节点.A3" office:value-type="string">
            <text:p text:style-name="P12">2023-07</text:p>
          </table:table-cell>
          <table:table-cell table:style-name="项目节点.C3" office:value-type="string">
            <text:p text:style-name="Table_20_Contents">构建初级平台</text:p>
          </table:table-cell>
          <table:table-cell table:style-name="项目节点.C3" office:value-type="string">
            <text:p text:style-name="Table_20_Contents">完成初级平台的搭建</text:p>
          </table:table-cell>
          <table:table-cell table:style-name="项目节点.D3" office:value-type="string">
            <text:p text:style-name="Table_20_Contents">完成</text:p>
          </table:table-cell>
        </table:table-row>
        <table:table-row table:style-name="TableLine2718384348512">
          <table:table-cell table:style-name="项目节点.A4" office:value-type="string">
            <text:p text:style-name="P31">2023-08</text:p>
          </table:table-cell>
          <table:table-cell table:style-name="项目节点.C4" office:value-type="string">
            <text:p text:style-name="P32">搭建算法平台</text:p>
          </table:table-cell>
          <table:table-cell table:style-name="项目节点.C4" office:value-type="string">
            <text:p text:style-name="Table_20_Contents">算法开发平台的搭建</text:p>
          </table:table-cell>
          <table:table-cell table:style-name="项目节点.D4" office:value-type="string">
            <text:p text:style-name="Table_20_Contents">完成</text:p>
          </table:table-cell>
        </table:table-row>
        <table:table-row table:style-name="TableLine2718384364352">
          <table:table-cell table:style-name="项目节点.A5" office:value-type="string">
            <text:p text:style-name="P31">2023-08</text:p>
          </table:table-cell>
          <table:table-cell table:style-name="项目节点.C5" office:value-type="string">
            <text:p text:style-name="P32">搭建系统仿真平台</text:p>
          </table:table-cell>
          <table:table-cell table:style-name="项目节点.C5" office:value-type="string">
            <text:p text:style-name="Table_20_Contents">在ubuntu上搭建系统仿真平台</text:p>
          </table:table-cell>
          <table:table-cell table:style-name="项目节点.D5" office:value-type="string">
            <text:p text:style-name="Table_20_Contents">完成</text:p>
          </table:table-cell>
        </table:table-row>
        <table:table-row table:style-name="TableLine2718384347360">
          <table:table-cell table:style-name="项目节点.A6" office:value-type="string">
            <text:p text:style-name="P33">2023-09-01</text:p>
          </table:table-cell>
          <table:table-cell table:style-name="项目节点.C6" office:value-type="string">
            <text:p text:style-name="P33">完成指令配置功能</text:p>
          </table:table-cell>
          <table:table-cell table:style-name="项目节点.C6" office:value-type="string">
            <text:p text:style-name="Table_20_Contents">完成指令配置功能开发</text:p>
          </table:table-cell>
          <table:table-cell table:style-name="项目节点.D6" office:value-type="string">
            <text:p text:style-name="P34">完成</text:p>
          </table:table-cell>
        </table:table-row>
        <table:table-row table:style-name="TableLine2718384352544">
          <table:table-cell table:style-name="项目节点.A7" office:value-type="string">
            <text:p text:style-name="P35">2023-09-10</text:p>
          </table:table-cell>
          <table:table-cell table:style-name="项目节点.C7" office:value-type="string">
            <text:p text:style-name="P35">完成图像采集</text:p>
          </table:table-cell>
          <table:table-cell table:style-name="项目节点.C7" office:value-type="string">
            <text:p text:style-name="Table_20_Contents">基于摄像头采集数据</text:p>
          </table:table-cell>
          <table:table-cell table:style-name="项目节点.D7" office:value-type="string">
            <text:p text:style-name="P34"/>
          </table:table-cell>
        </table:table-row>
      </table:table>
      <text:p text:style-name="Text_20_body"/>
      <text:h text:style-name="Heading_20_2" text:outline-level="2">3.3 <text:s/>项目发布</text:h>
      <text:p text:style-name="Text_20_body"><text:tab/>全部源码以仓库形式分享至GITHUB，FPGAPUBLISH，按照开发工具，划分为WIN和UBUNTU两大分支，结合博客和视频进行系统性的分享。确保整个设计的过程全程可见，提高项目的开源特性。</text:p>
      <text:p text:style-name="Text_20_body"/>
      <text:p text:style-name="Text_20_body"/>
      <text:h text:style-name="P37" text:outline-level="1">4 <text:s/>项目执行</text:h>
      <text:p text:style-name="Text_20_body"><text:tab/>所有的项目执行都应该在框架搭建完成的基础上，至于框架详见本项目的框架说明书.<text:span text:style-name="T4">drawio;本节的详细执行内容，则详见本项目的计划说明书。本节负责规范项目的执行步骤，以实现标准化的产品输出。</text:span></text:p>
      <text:h text:style-name="Heading_20_2" text:outline-level="2">4.1 <text:s/>PA端执行</text:h>
      <text:p text:style-name="Text_20_body"><text:tab/>算法端需要按照实际的需求进行设计，设计层次为模块级，主要的实现方法就是根据教程进行算法的移植及学习。由于算法不是常接触的部分，不具备构建复杂算法的能力。需要先从模块级的算法一个个理解，等各种基础的算法获取完毕，才能考虑算法的兼容级联。这个先在OCTAVE获得验证，然后再向嵌入式平台推广。中间还需要加入算法的仿真。如果有需要，可以使用HLS实现一些基础算法的转化。</text:p>
      <table:table table:name="算法执行流程" table:style-name="算法执行流程">
        <table:table-column table:style-name="算法执行流程.A"/>
        <table:table-column table:style-name="算法执行流程.B"/>
        <table:table-column table:style-name="算法执行流程.C"/>
        <table:table-row table:style-name="TableLine2718384380768">
          <table:table-cell table:style-name="算法执行流程.A1" office:value-type="string">
            <text:p text:style-name="Table_20_Contents">执行流程</text:p>
          </table:table-cell>
          <table:table-cell table:style-name="算法执行流程.A1" office:value-type="string">
            <text:p text:style-name="Table_20_Contents">执行描述</text:p>
          </table:table-cell>
          <table:table-cell table:style-name="算法执行流程.C1" office:value-type="string">
            <text:p text:style-name="Table_20_Contents">是否启用</text:p>
          </table:table-cell>
        </table:table-row>
        <table:table-row table:style-name="TableLine2718384369824">
          <table:table-cell table:style-name="算法执行流程.A3" office:value-type="string">
            <text:p text:style-name="Table_20_Contents">OCTAVE运行</text:p>
          </table:table-cell>
          <table:table-cell table:style-name="算法执行流程.B2" office:value-type="string">
            <text:p text:style-name="Table_20_Contents">在计算机上验证算法的原理，并验算结果</text:p>
          </table:table-cell>
          <table:table-cell table:style-name="算法执行流程.C2" office:value-type="string">
            <text:p text:style-name="Table_20_Contents">是</text:p>
          </table:table-cell>
        </table:table-row>
        <table:table-row table:style-name="TableLine2718384381056">
          <table:table-cell table:style-name="算法执行流程.A3" office:value-type="string">
            <text:p text:style-name="Table_20_Contents">modelsim仿真</text:p>
          </table:table-cell>
          <table:table-cell table:style-name="算法执行流程.B3" office:value-type="string">
            <text:p text:style-name="Table_20_Contents">基于SV语言进行算法仿真，实现硬件迁移</text:p>
          </table:table-cell>
          <table:table-cell table:style-name="算法执行流程.C3" office:value-type="string">
            <text:p text:style-name="Table_20_Contents">是</text:p>
          </table:table-cell>
        </table:table-row>
      </table:table>
      <text:p text:style-name="Text_20_body"/>
      <text:h text:style-name="Heading_20_2" text:outline-level="2">4.2 <text:s/>PC端执行</text:h>
      <text:p text:style-name="Text_20_body"><text:tab/>PC端主要包括上位机的设计及延展，如WIN上位机和LINUX上位机。两个平台的维护需要更多的资源同步。界面设计按照一个简易的框架搭建。由于时间有限，暂时不考虑其他的设计平台。使用QT搭建各种嵌入式的设计框架，依托数据流进行控制，实现PC端响应嵌入式硬件的需求。</text:p>
      <text:p text:style-name="P20"/>
      <table:table table:name="上位机执行流程" table:style-name="上位机执行流程">
        <table:table-column table:style-name="上位机执行流程.A"/>
        <table:table-column table:style-name="上位机执行流程.B"/>
        <table:table-column table:style-name="上位机执行流程.C"/>
        <table:table-row table:style-name="TableLine2718384372704">
          <table:table-cell table:style-name="上位机执行流程.A1" office:value-type="string">
            <text:p text:style-name="P19">执行流程</text:p>
          </table:table-cell>
          <table:table-cell table:style-name="上位机执行流程.A1" office:value-type="string">
            <text:p text:style-name="P19">执行描述</text:p>
          </table:table-cell>
          <table:table-cell table:style-name="上位机执行流程.C1" office:value-type="string">
            <text:p text:style-name="P19">是否启用</text:p>
          </table:table-cell>
        </table:table-row>
        <table:table-row table:style-name="TableLine2718384375008">
          <table:table-cell table:style-name="上位机执行流程.A2" office:value-type="string">
            <text:p text:style-name="P19">确定设计界面</text:p>
          </table:table-cell>
          <table:table-cell table:style-name="上位机执行流程.B2" office:value-type="string">
            <text:p text:style-name="P19">界面是上位机的基础单元，需求通过界面进行反应</text:p>
          </table:table-cell>
          <table:table-cell table:style-name="上位机执行流程.C2" office:value-type="string">
            <text:p text:style-name="P19">是</text:p>
          </table:table-cell>
        </table:table-row>
        <table:table-row table:style-name="TableLine2718384382496">
          <table:table-cell table:style-name="上位机执行流程.A3" office:value-type="string">
            <text:p text:style-name="P19">实现逻辑驱动</text:p>
          </table:table-cell>
          <table:table-cell table:style-name="上位机执行流程.B3" office:value-type="string">
            <text:p text:style-name="P19">完成界面设计后，驱动逻辑，使之可以调用相关的资源</text:p>
          </table:table-cell>
          <table:table-cell table:style-name="上位机执行流程.C3" office:value-type="string">
            <text:p text:style-name="P19">是</text:p>
          </table:table-cell>
        </table:table-row>
      </table:table>
      <text:p text:style-name="P18"/>
      <text:h text:style-name="Heading_20_2" text:outline-level="2">4.3 <text:s/>PS端执行</text:h>
      <text:p text:style-name="Text_20_body"><text:tab/>PS端的算法主要是一个裸机的C语言程序，由于设备损坏，暂时无法驱动LINUX系统，后续可以考虑使用ZYNQ<text:span text:style-name="T4">7010实现一个嵌入式LINUX的搭建，现在的计划依旧是使用裸机完成数据的转存及交互。裸机程序只需要按照C的执行循环即可实现多个功能的重复实现。</text:span></text:p>
      <text:p text:style-name="P20"/>
      <table:table table:name="ARM执行流程" table:style-name="ARM执行流程">
        <table:table-column table:style-name="ARM执行流程.A"/>
        <table:table-column table:style-name="ARM执行流程.B"/>
        <table:table-column table:style-name="ARM执行流程.C"/>
        <table:table-row table:style-name="TableLine2718384372992">
          <table:table-cell table:style-name="ARM执行流程.A1" office:value-type="string">
            <text:p text:style-name="P19">执行流程</text:p>
          </table:table-cell>
          <table:table-cell table:style-name="ARM执行流程.A1" office:value-type="string">
            <text:p text:style-name="P19">执行描述</text:p>
          </table:table-cell>
          <table:table-cell table:style-name="ARM执行流程.C1" office:value-type="string">
            <text:p text:style-name="P19">是否启用</text:p>
          </table:table-cell>
        </table:table-row>
        <table:table-row table:style-name="TableLine2718384379040">
          <table:table-cell table:style-name="ARM执行流程.A2" office:value-type="string">
            <text:p text:style-name="P19">申请主循环周期</text:p>
          </table:table-cell>
          <table:table-cell table:style-name="ARM执行流程.B2" office:value-type="string">
            <text:p text:style-name="P19">在裸机程序中，申请一个短周期的执行区间</text:p>
          </table:table-cell>
          <table:table-cell table:style-name="ARM执行流程.C2" office:value-type="string">
            <text:p text:style-name="P19">是</text:p>
          </table:table-cell>
        </table:table-row>
        <table:table-row table:style-name="TableLine2718384382784">
          <table:table-cell table:style-name="ARM执行流程.A3" office:value-type="string">
            <text:p text:style-name="P19">实现子循环功能</text:p>
          </table:table-cell>
          <table:table-cell table:style-name="ARM执行流程.B3" office:value-type="string">
            <text:p text:style-name="P19">通过执行区间的反复运行实现子功能的逻辑</text:p>
          </table:table-cell>
          <table:table-cell table:style-name="ARM执行流程.C3" office:value-type="string">
            <text:p text:style-name="P19">是</text:p>
          </table:table-cell>
        </table:table-row>
      </table:table>
      <text:p text:style-name="P18"/>
      <text:h text:style-name="Heading_20_2" text:outline-level="2">4.4 <text:s/>PL端执行</text:h>
      <text:p text:style-name="Text_20_body"><text:tab/>PL端是目前最熟悉的部分依赖工作经验，可以得到一定的加成。但是，由于PL端的设计要求也很高，不然达不到训练的效果，所以这个部分的执行流程也是最复杂的。这个流程需要进行不断地完善，以满足不断提高地设计需求。对于PL设计而言，面积、速度、功耗是底层三要素，上到下和下到上是两个基本方法。层次化和模块化是基本的要求。</text:p>
      <text:p text:style-name="P20"/>
      <table:table table:name="FPGA执行流程" table:style-name="FPGA执行流程">
        <table:table-column table:style-name="FPGA执行流程.A"/>
        <table:table-column table:style-name="FPGA执行流程.B"/>
        <table:table-column table:style-name="FPGA执行流程.C"/>
        <table:table-row table:style-name="TableLine2718384376160">
          <table:table-cell table:style-name="FPGA执行流程.A1" office:value-type="string">
            <text:p text:style-name="P19">执行流程</text:p>
          </table:table-cell>
          <table:table-cell table:style-name="FPGA执行流程.A1" office:value-type="string">
            <text:p text:style-name="P19">执行描述</text:p>
          </table:table-cell>
          <table:table-cell table:style-name="FPGA执行流程.C1" office:value-type="string">
            <text:p text:style-name="P19">是否启用</text:p>
          </table:table-cell>
        </table:table-row>
        <table:table-row table:style-name="TableLine2718384371840">
          <table:table-cell table:style-name="FPGA执行流程.A2" office:value-type="string">
            <text:p text:style-name="P19">编写逻辑代码</text:p>
          </table:table-cell>
          <table:table-cell table:style-name="FPGA执行流程.B2" office:value-type="string">
            <text:p text:style-name="P19">实现对应的逻辑功能</text:p>
          </table:table-cell>
          <table:table-cell table:style-name="FPGA执行流程.C2" office:value-type="string">
            <text:p text:style-name="P19">是</text:p>
          </table:table-cell>
        </table:table-row>
        <table:table-row table:style-name="TableLine2718384382208">
          <table:table-cell table:style-name="FPGA执行流程.A3" office:value-type="string">
            <text:p text:style-name="P19">实现逻辑仿真</text:p>
          </table:table-cell>
          <table:table-cell table:style-name="FPGA执行流程.B3" office:value-type="string">
            <text:p text:style-name="P19">对实现的逻辑功能进行预期验证</text:p>
          </table:table-cell>
          <table:table-cell table:style-name="FPGA执行流程.C3" office:value-type="string">
            <text:p text:style-name="P19">是</text:p>
          </table:table-cell>
        </table:table-row>
        <table:table-row table:style-name="TableLine2718384376736">
          <table:table-cell table:style-name="FPGA执行流程.A4" office:value-type="string">
            <text:p text:style-name="P19">端口兼容验证</text:p>
          </table:table-cell>
          <table:table-cell table:style-name="FPGA执行流程.B4" office:value-type="string">
            <text:p text:style-name="P19">对端口进行兼容性处理，使之满足系统调用需求</text:p>
          </table:table-cell>
          <table:table-cell table:style-name="FPGA执行流程.C4" office:value-type="string">
            <text:p text:style-name="P19">是</text:p>
          </table:table-cell>
        </table:table-row>
        <table:table-row table:style-name="TableLine2718384367520">
          <table:table-cell table:style-name="FPGA执行流程.A5" office:value-type="string">
            <text:p text:style-name="P19">实现系统仿真</text:p>
          </table:table-cell>
          <table:table-cell table:style-name="FPGA执行流程.B5" office:value-type="string">
            <text:p text:style-name="P19">对端口进行系统冲击仿真</text:p>
          </table:table-cell>
          <table:table-cell table:style-name="FPGA执行流程.C5" office:value-type="string">
            <text:p text:style-name="P19">是</text:p>
          </table:table-cell>
        </table:table-row>
        <table:table-row table:style-name="TableLine2718384368384">
          <table:table-cell table:style-name="FPGA执行流程.A6" office:value-type="string">
            <text:p text:style-name="P19">在线调试验证</text:p>
          </table:table-cell>
          <table:table-cell table:style-name="FPGA执行流程.B6" office:value-type="string">
            <text:p text:style-name="P19">完成逻辑的在线信号在线调试确认</text:p>
          </table:table-cell>
          <table:table-cell table:style-name="FPGA执行流程.C6" office:value-type="string">
            <text:p text:style-name="P19">是</text:p>
          </table:table-cell>
        </table:table-row>
        <table:table-row table:style-name="TableLine2718384395456">
          <table:table-cell table:style-name="FPGA执行流程.A7" office:value-type="string">
            <text:p text:style-name="P19">集成到子系统</text:p>
          </table:table-cell>
          <table:table-cell table:style-name="FPGA执行流程.B7" office:value-type="string">
            <text:p text:style-name="P19">将实现的核作为某个子系统的一部分进行集成</text:p>
          </table:table-cell>
          <table:table-cell table:style-name="FPGA执行流程.C7" office:value-type="string">
            <text:p text:style-name="P19">是</text:p>
          </table:table-cell>
        </table:table-row>
      </table:table>
      <text:p text:style-name="P18"/>
      <text:h text:style-name="Heading_20_2" text:outline-level="2">4.5 <text:s/>脚本自动化执行</text:h>
      <text:p text:style-name="Text_20_body"><text:tab/>大规模的设计和多次的设计往往需要依赖脚本对整个执行流程的简化。这一点在一个人的时候可以得到比较好的实现。目前已经搭建了一个个人的脚本自动化平台，主要依赖BAT<text:span text:style-name="T5">+TCL或者SH+TCL，不同的操作系统都可以实现对应的功能。需要注意的是，对于脚本的开发需要注意一个原则，即先重复再开发。如果所有的流程都尝试脚本化，那将会消耗大量的时间。只需要针对重复次数达到10次的操作进行脚本化，才能均衡脚本化和设计之间的关系。一般而言，规范往往需要进行多次实施，也就更加需要自动化的控制。</text:span></text:p>
      <text:p text:style-name="P23"/>
      <table:table table:name="自动化执行流程" table:style-name="自动化执行流程">
        <table:table-column table:style-name="自动化执行流程.A"/>
        <table:table-column table:style-name="自动化执行流程.B"/>
        <table:table-column table:style-name="自动化执行流程.C"/>
        <table:table-row table:style-name="TableLine2718384395168">
          <table:table-cell table:style-name="自动化执行流程.A1" office:value-type="string">
            <text:p text:style-name="P22">执行流程</text:p>
          </table:table-cell>
          <table:table-cell table:style-name="自动化执行流程.A1" office:value-type="string">
            <text:p text:style-name="P22">执行描述</text:p>
          </table:table-cell>
          <table:table-cell table:style-name="自动化执行流程.C1" office:value-type="string">
            <text:p text:style-name="P22">是否启用</text:p>
          </table:table-cell>
        </table:table-row>
        <table:table-row table:style-name="TableLine2718384396032">
          <table:table-cell table:style-name="自动化执行流程.A2" office:value-type="string">
            <text:p text:style-name="P22">确定自动化需求</text:p>
          </table:table-cell>
          <table:table-cell table:style-name="自动化执行流程.A2" office:value-type="string">
            <text:p text:style-name="P22">重复次数超<text:span text:style-name="T6">10次的操作进行自动化标记</text:span></text:p>
          </table:table-cell>
          <table:table-cell table:style-name="自动化执行流程.C2" office:value-type="string">
            <text:p text:style-name="P22">是</text:p>
          </table:table-cell>
        </table:table-row>
        <table:table-row table:style-name="自动化执行流程.3">
          <table:table-cell table:style-name="自动化执行流程.A2" office:value-type="string">
            <text:p text:style-name="P22">脚本实现简化</text:p>
          </table:table-cell>
          <table:table-cell table:style-name="自动化执行流程.A2" office:value-type="string">
            <text:p text:style-name="P22">将操作进行脚本化缩短，以提高设计的效率</text:p>
          </table:table-cell>
          <table:table-cell table:style-name="自动化执行流程.C2" office:value-type="string">
            <text:p text:style-name="P22">是</text:p>
          </table:table-cell>
        </table:table-row>
      </table:table>
      <text:p text:style-name="P21"/>
      <text:p text:style-name="P21"/>
      <text:p text:style-name="P21"/>
      <text:p text:style-name="P21"/>
      <text:h text:style-name="P37" text:outline-level="1">5 <text:s/>项目成果</text:h>
      <text:h text:style-name="P39" text:outline-level="2">5.1 <text:s/><text:span text:style-name="T2">应用成果</text:span></text:h>
      <text:p text:style-name="Text_20_body"><text:tab/>应用成果是指代可以进行应用的软件或者类似的产品。本项目的应用成果应该都发布于GITHUB，同时使用博客进行推广。</text:p>
      <text:p text:style-name="P17"/>
      <table:table table:name="应用成果" table:style-name="应用成果">
        <table:table-column table:style-name="应用成果.A"/>
        <table:table-column table:style-name="应用成果.B"/>
        <table:table-column table:style-name="应用成果.C"/>
        <table:table-row table:style-name="TableLine2718384394016">
          <table:table-cell table:style-name="应用成果.A1" office:value-type="string">
            <text:p text:style-name="P16">成果</text:p>
          </table:table-cell>
          <table:table-cell table:style-name="应用成果.A1" office:value-type="string">
            <text:p text:style-name="P16">描述</text:p>
          </table:table-cell>
          <table:table-cell table:style-name="应用成果.C1" office:value-type="string">
            <text:p text:style-name="P16">是否有链接</text:p>
          </table:table-cell>
        </table:table-row>
        <table:table-row table:style-name="TableLine2718384384512">
          <table:table-cell table:style-name="应用成果.A2" office:value-type="string">
            <text:p text:style-name="P16">上位机</text:p>
          </table:table-cell>
          <table:table-cell table:style-name="应用成果.A2" office:value-type="string">
            <text:p text:style-name="P16">可以控制嵌入式数据的上位机，逐渐完善</text:p>
          </table:table-cell>
          <table:table-cell table:style-name="应用成果.C2" office:value-type="string">
            <text:p text:style-name="P16">是</text:p>
          </table:table-cell>
        </table:table-row>
      </table:table>
      <text:p text:style-name="P15"/>
      <text:h text:style-name="Heading_20_2" text:outline-level="2">5.2 <text:s/>知识拓展</text:h>
      <text:p text:style-name="Text_20_body"><text:tab/>整个项目涉及的知识广泛，都会总结到计划说明书的实现情况部分。本文档对产生的核心成果进行列举，以便快速访问。</text:p>
      <text:p text:style-name="P26"/>
      <table:table table:name="知识成果" table:style-name="知识成果">
        <table:table-column table:style-name="知识成果.A"/>
        <table:table-column table:style-name="知识成果.B"/>
        <table:table-column table:style-name="知识成果.C"/>
        <table:table-row table:style-name="TableLine2718384396320">
          <table:table-cell table:style-name="知识成果.A1" office:value-type="string">
            <text:p text:style-name="P25">成果</text:p>
          </table:table-cell>
          <table:table-cell table:style-name="知识成果.A1" office:value-type="string">
            <text:p text:style-name="P25">描述</text:p>
          </table:table-cell>
          <table:table-cell table:style-name="知识成果.C1" office:value-type="string">
            <text:p text:style-name="P25">是否有链接</text:p>
          </table:table-cell>
        </table:table-row>
        <table:table-row table:style-name="TableLine2718384393440">
          <table:table-cell table:style-name="知识成果.A2" office:value-type="string">
            <text:p text:style-name="P25"/>
          </table:table-cell>
          <table:table-cell table:style-name="知识成果.A2" office:value-type="string">
            <text:p text:style-name="P25"/>
          </table:table-cell>
          <table:table-cell table:style-name="知识成果.C2" office:value-type="string">
            <text:p text:style-name="P25"/>
          </table:table-cell>
        </table:table-row>
      </table:table>
      <text:p text:style-name="P24"/>
      <text:p text:style-name="P24"/>
      <text:h text:style-name="Heading_20_2" text:outline-level="2">5.3 <text:s/><text:span text:style-name="T2">思维</text:span>拓展</text:h>
      <text:p text:style-name="Text_20_body"><text:tab/>设计中会接触到很多的设计方法，这些设计方法经过检验，会形成一些稳固的组合，通过将这些组合约束为可以执行的条目，就形成了可以执行的规范。这些规范的拓展可以有效增加设计的效率。而这些规范往往具备相似的特性，通过总结这些特性，可以提高思维的灵活性，进而得到更快的思维方式。</text:p>
      <text:p text:style-name="P29"/>
      <table:table table:name="思维拓展" table:style-name="思维拓展">
        <table:table-column table:style-name="思维拓展.A"/>
        <table:table-column table:style-name="思维拓展.B"/>
        <table:table-column table:style-name="思维拓展.C"/>
        <table:table-row table:style-name="TableLine2718384400064">
          <table:table-cell table:style-name="思维拓展.A1" office:value-type="string">
            <text:p text:style-name="P28">成果</text:p>
          </table:table-cell>
          <table:table-cell table:style-name="思维拓展.A1" office:value-type="string">
            <text:p text:style-name="P28">描述</text:p>
          </table:table-cell>
          <table:table-cell table:style-name="思维拓展.C1" office:value-type="string">
            <text:p text:style-name="P28">是否有链接</text:p>
          </table:table-cell>
        </table:table-row>
        <table:table-row table:style-name="TableLine2718384394880">
          <table:table-cell table:style-name="思维拓展.A2" office:value-type="string">
            <text:p text:style-name="P28">反重复思维</text:p>
          </table:table-cell>
          <table:table-cell table:style-name="思维拓展.A2" office:value-type="string">
            <text:p text:style-name="P28">对重复操作敏感，寻求降低重复操作时间</text:p>
          </table:table-cell>
          <table:table-cell table:style-name="思维拓展.C2" office:value-type="string">
            <text:p text:style-name="P28"/>
          </table:table-cell>
        </table:table-row>
      </table:table>
      <text:p text:style-name="P27"/>
      <text:p text:style-name="P27"/>
      <text:p text:style-name="P27"/>
      <text:h text:style-name="P37" text:outline-level="1">6 <text:s/><text:span text:style-name="T3">结项</text:span>总结</text:h>
      <text:p text:style-name="Text_20_body"/>
      <text:p text:style-name="Text_20_body"/>
      <text:p text:style-name="Text_20_body"/>
    </office:tex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